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1" svg:font-family="Calibri1"/>
    <style:font-face style:name="Calibri2" svg:font-family="Calibri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7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ce3" style:family="table-cell" style:parent-style-name="Excel_32_Built-in_32_Normal" style:data-style-name="N37">
      <style:table-cell-properties style:vertical-align="automatic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" style:family="table-cell" style:parent-style-name="Excel_32_Built-in_32_Normal" style:data-style-name="N37">
      <style:table-cell-properties style:vertical-align="automatic" fo:wrap-option="wrap" fo:background-color="#99CCFF"/>
      <style:text-properties style:font-name="Calibri1" style:font-name-asian="Calibri1" style:font-name-complex="Calibri1"/>
    </style:style>
    <style:style style:name="ce5" style:family="table-cell" style:parent-style-name="Excel_32_Built-in_32_Normal" style:data-style-name="N37">
      <style:table-cell-properties style:vertical-align="top" fo:wrap-option="wrap" fo:background-color="#99CCFF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6" style:family="table-cell" style:parent-style-name="Excel_32_Built-in_32_Normal" style:data-style-name="N37">
      <style:table-cell-properties style:vertical-align="top" fo:wrap-option="wrap" fo:background-color="transparent"/>
      <style:text-properties style:font-name="Calibri1" style:font-name-asian="Calibri1" style:font-name-complex="Calibri1"/>
    </style:style>
    <style:style style:name="ce7" style:family="table-cell" style:parent-style-name="Excel_32_Built-in_32_Normal" style:data-style-name="N37">
      <style:table-cell-properties style:vertical-align="automatic" fo:wrap-option="wrap" fo:background-color="transparent"/>
      <style:text-properties style:font-name="Calibri1" style:font-name-asian="Calibri1" style:font-name-complex="Calibri1"/>
    </style:style>
    <style:style style:name="ce8" style:family="table-cell" style:parent-style-name="Procentowy" style:data-style-name="N36">
      <style:table-cell-properties style:vertical-align="automatic" fo:background-color="transparent"/>
    </style:style>
    <style:style style:name="ce9" style:family="table-cell" style:parent-style-name="Excel_32_Built-in_32_Normal" style:data-style-name="N36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ce10" style:family="table-cell" style:parent-style-name="Excel_32_Built-in_32_Normal" style:data-style-name="N36">
      <style:table-cell-properties style:vertical-align="automatic" fo:background-color="#CFE7F5"/>
      <style:text-properties style:font-name="Calibri1" style:font-name-asian="Calibri1" style:font-name-complex="Calibri1"/>
    </style:style>
    <style:style style:name="ce11" style:family="table-cell" style:parent-style-name="Default" style:data-style-name="N36"/>
    <style:style style:name="ce12" style:family="table-cell" style:parent-style-name="Default" style:data-style-name="N36">
      <style:table-cell-properties fo:background-color="#CFE7F5"/>
    </style:style>
    <style:style style:name="ce13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14" style:family="table-cell" style:parent-style-name="Procentowy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15" style:family="table-cell" style:parent-style-name="Procentowy" style:data-style-name="N36">
      <style:table-cell-properties style:vertical-align="automatic" fo:background-color="#CFE7F5" style:repeat-content="false"/>
      <style:paragraph-properties fo:text-align="end" fo:margin-right="0cm"/>
    </style:style>
    <style:style style:name="ce16" style:family="table-cell" style:parent-style-name="Default" style:data-style-name="N14"/>
    <style:style style:name="ce17" style:family="table-cell" style:parent-style-name="Excel_32_Built-in_32_Normal" style:data-style-name="N38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ce18" style:family="table-cell" style:parent-style-name="Default" style:data-style-name="N36">
      <style:table-cell-properties fo:background-color="#DCE6F1"/>
    </style:style>
    <style:style style:name="ce19" style:family="table-cell" style:parent-style-name="Excel_32_Built-in_32_Normal" style:data-style-name="N37">
      <style:table-cell-properties style:vertical-align="automatic" fo:wrap-option="wrap" fo:background-color="#99CCFF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20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0">
      <style:text-properties style:font-name="Calibri2" style:font-name-asian="Calibri2" style:font-name-complex="Calibri2"/>
    </style:style>
    <style:style style:name="ce23" style:family="table-cell" style:parent-style-name="Excel_32_Built-in_32_Normal" style:data-style-name="N37">
      <style:table-cell-properties style:vertical-align="automatic" fo:wrap-option="wrap" fo:background-color="#83CAFF"/>
      <style:text-properties style:font-name="Calibri1" style:font-name-asian="Calibri1" style:font-name-complex="Calibri1"/>
    </style:style>
    <style:style style:name="ce24" style:family="table-cell" style:parent-style-name="Excel_32_Built-in_32_Normal" style:data-style-name="N37">
      <style:table-cell-properties style:vertical-align="automatic" fo:background-color="transparent"/>
      <style:text-properties style:font-name="Calibri2" style:font-name-asian="Calibri2" style:font-name-complex="Calibri2"/>
    </style:style>
    <style:style style:name="ce25" style:family="table-cell" style:parent-style-name="Excel_32_Built-in_32_Normal" style:data-style-name="N36">
      <style:table-cell-properties style:vertical-align="automatic" fo:background-color="transparent"/>
      <style:text-properties style:font-name="Calibri2" style:font-name-asian="Calibri2" style:font-name-complex="Calibri2"/>
    </style:style>
    <style:style style:name="ce26" style:family="table-cell" style:parent-style-name="Excel_32_Built-in_32_Normal" style:data-style-name="N36">
      <style:table-cell-properties style:vertical-align="automatic" fo:background-color="#CFE7F5"/>
      <style:text-properties style:font-name="Calibri2" style:font-name-asian="Calibri2" style:font-name-complex="Calibri2"/>
    </style:style>
    <style:style style:name="ce27" style:family="table-cell" style:parent-style-name="Default" style:data-style-name="N36">
      <style:text-properties style:font-name="Calibri2" style:font-name-asian="Calibri2" style:font-name-complex="Calibri2"/>
    </style:style>
    <style:style style:name="ce28" style:family="table-cell" style:parent-style-name="Default" style:data-style-name="N36">
      <style:table-cell-properties fo:background-color="#CFE7F5"/>
      <style:text-properties style:font-name="Calibri2" style:font-name-asian="Calibri2" style:font-name-complex="Calibri2"/>
    </style:style>
    <style:style style:name="ce29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0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1" style:font-name-asian="Calibri1" style:font-name-complex="Calibri1"/>
    </style:style>
    <style:style style:name="ce31" style:family="table-cell" style:parent-style-name="Excel_32_Built-in_32_Normal" style:data-style-name="N36">
      <style:table-cell-properties style:vertical-align="automatic" fo:background-color="#CFE7F5" style:repeat-content="false"/>
      <style:paragraph-properties fo:text-align="end" fo:margin-right="0cm"/>
      <style:text-properties style:font-name="Calibri1" style:font-name-asian="Calibri1" style:font-name-complex="Calibri1"/>
    </style:style>
    <style:style style:name="ce32" style:family="table-cell" style:parent-style-name="Excel_32_Built-in_32_Normal" style:data-style-name="N37">
      <style:table-cell-properties style:vertical-align="automatic" fo:background-color="transparent"/>
      <style:text-properties fo:color="#FF0000" style:font-name="Calibri1" style:font-name-asian="Calibri1" style:font-name-complex="Calibri1"/>
    </style:style>
    <style:style style:name="ce33" style:family="table-cell" style:parent-style-name="Procentowy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1" style:font-name-asian="Calibri1" style:font-name-complex="Calibri1"/>
    </style:style>
    <style:style style:name="ce34" style:family="table-cell" style:parent-style-name="Procentowy" style:data-style-name="N36">
      <style:table-cell-properties style:vertical-align="automatic" fo:background-color="#CFE7F5" style:repeat-content="false"/>
      <style:paragraph-properties fo:text-align="end" fo:margin-right="0cm"/>
      <style:text-properties style:font-name="Calibri1" style:font-name-asian="Calibri1" style:font-name-complex="Calibri1"/>
    </style:style>
    <style:style style:name="ce35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36" style:family="table-cell" style:parent-style-name="Default" style:data-style-name="N36">
      <style:table-cell-properties style:vertical-align="automatic" fo:background-color="#CFE7F5" style:repeat-content="false"/>
      <style:paragraph-properties fo:text-align="end" fo:margin-right="0cm"/>
    </style:style>
    <style:style style:name="ce37" style:family="table-cell" style:parent-style-name="Excel_32_Built-in_32_Normal" style:data-style-name="N36">
      <style:table-cell-properties style:vertical-align="automatic" fo:wrap-option="wrap" fo:background-color="#99CCFF"/>
      <style:text-properties style:font-name="Calibri1" style:font-name-asian="Calibri1" style:font-name-complex="Calibri1"/>
    </style:style>
    <style:style style:name="ce38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39" style:family="table-cell" style:parent-style-name="Default" style:data-style-name="N36">
      <style:table-cell-properties fo:background-color="#DCE6F1"/>
    </style:style>
    <style:style style:name="ce40" style:family="table-cell" style:parent-style-name="Excel_32_Built-in_32_Normal" style:data-style-name="N36">
      <style:table-cell-properties style:vertical-align="automatic" fo:background-color="#C5D9F1"/>
      <style:text-properties style:font-name="Calibri1" style:font-name-asian="Calibri1" style:font-name-complex="Calibri1"/>
    </style:style>
    <style:style style:name="ce41" style:family="table-cell" style:parent-style-name="Excel_32_Built-in_32_Normal" style:data-style-name="N36">
      <style:table-cell-properties style:vertical-align="automatic" fo:background-color="#DCE6F1"/>
      <style:text-properties style:font-name="Calibri1" style:font-name-asian="Calibri1" style:font-name-complex="Calibri1"/>
    </style:style>
    <style:style style:name="ce42" style:family="table-cell" style:parent-style-name="Excel_32_Built-in_32_Normal" style:data-style-name="N36">
      <style:table-cell-properties style:vertical-align="automatic" fo:wrap-option="wrap" fo:background-color="#DCE6F1"/>
      <style:text-properties style:font-name="Calibri1" style:font-name-asian="Calibri1" style:font-name-complex="Calibri1"/>
    </style:style>
    <style:style style:name="ce43" style:family="table-cell" style:parent-style-name="Default" style:data-style-name="N14">
      <style:text-properties style:font-name="Calibri2" style:font-name-asian="Calibri2" style:font-name-complex="Calibri2"/>
    </style:style>
    <style:style style:name="ce44" style:family="table-cell" style:parent-style-name="Default" style:data-style-name="N14">
      <style:table-cell-properties fo:background-color="#DCE6F1"/>
    </style:style>
    <style:style style:name="ce45" style:family="table-cell" style:parent-style-name="Default" style:data-style-name="N36">
      <style:table-cell-properties fo:background-color="#DCE6F1"/>
    </style:style>
    <style:style style:name="ce46" style:family="table-cell" style:parent-style-name="Excel_32_Built-in_32_Normal" style:data-style-name="N36">
      <style:table-cell-properties style:vertical-align="automatic" fo:background-color="#DCE6F1"/>
      <style:text-properties style:font-name="Calibri1" style:font-name-asian="Calibri1" style:font-name-complex="Calibri1"/>
    </style:style>
    <style:style style:name="ce47" style:family="table-cell" style:parent-style-name="Excel_32_Built-in_32_Normal" style:data-style-name="N37">
      <style:table-cell-properties style:vertical-align="automatic" fo:background-color="transparent"/>
      <style:text-properties fo:color="#000000" style:font-name="Calibri1" style:font-name-asian="Calibri1" style:font-name-complex="Calibri1"/>
    </style:style>
    <style:style style:name="co1" style:family="table-column">
      <style:table-column-properties fo:break-before="auto" style:column-width="14.3933333333333cm"/>
    </style:style>
    <style:style style:name="co2" style:family="table-column">
      <style:table-column-properties fo:break-before="auto" style:column-width="4.86833333333333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4.47145833333333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7.14375cm"/>
    </style:style>
    <style:style style:name="co7" style:family="table-column">
      <style:table-column-properties fo:break-before="auto" style:column-width="4.33916666666667cm"/>
    </style:style>
    <style:style style:name="co8" style:family="table-column">
      <style:table-column-properties fo:break-before="auto" style:column-width="4.52437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12.4883333333333cm"/>
    </style:style>
    <style:style style:name="co12" style:family="table-column">
      <style:table-column-properties fo:break-before="auto" style:column-width="4.365625cm"/>
    </style:style>
    <style:style style:name="co13" style:family="table-column">
      <style:table-column-properties fo:break-before="auto" style:column-width="4.97416666666667cm"/>
    </style:style>
    <style:style style:name="co14" style:family="table-column">
      <style:table-column-properties fo:break-before="auto" style:column-width="11.668125cm"/>
    </style:style>
    <style:style style:name="co15" style:family="table-column">
      <style:table-column-properties fo:break-before="auto" style:column-width="4.18041666666667cm"/>
    </style:style>
    <style:style style:name="co16" style:family="table-column">
      <style:table-column-properties fo:break-before="auto" style:column-width="4.31270833333333cm"/>
    </style:style>
    <style:style style:name="co17" style:family="table-column">
      <style:table-column-properties fo:break-before="auto" style:column-width="11.8797916666667cm"/>
    </style:style>
    <style:style style:name="co18" style:family="table-column">
      <style:table-column-properties fo:break-before="auto" style:column-width="4.73604166666667cm"/>
    </style:style>
    <style:style style:name="co19" style:family="table-column">
      <style:table-column-properties fo:break-before="auto" style:column-width="4.25979166666667cm"/>
    </style:style>
    <style:style style:name="co20" style:family="table-column">
      <style:table-column-properties fo:break-before="auto" style:column-width="4.60375cm"/>
    </style:style>
    <style:style style:name="co21" style:family="table-column">
      <style:table-column-properties fo:break-before="auto" style:column-width="9.78958333333333cm"/>
    </style:style>
    <style:style style:name="co22" style:family="table-column">
      <style:table-column-properties fo:break-before="auto" style:column-width="4.65666666666667cm"/>
    </style:style>
    <style:style style:name="co23" style:family="table-column">
      <style:table-column-properties fo:break-before="auto" style:column-width="16.7216666666667cm"/>
    </style:style>
    <style:style style:name="co24" style:family="table-column">
      <style:table-column-properties fo:break-before="auto" style:column-width="5.21229166666667cm"/>
    </style:style>
    <style:style style:name="co25" style:family="table-column">
      <style:table-column-properties fo:break-before="auto" style:column-width="17.2772916666667cm"/>
    </style:style>
    <style:style style:name="co26" style:family="table-column">
      <style:table-column-properties fo:break-before="auto" style:column-width="4.7625cm"/>
    </style:style>
    <style:style style:name="co27" style:family="table-column">
      <style:table-column-properties fo:break-before="auto" style:column-width="4.15395833333333cm"/>
    </style:style>
    <style:style style:name="co28" style:family="table-column">
      <style:table-column-properties fo:break-before="auto" style:column-width="3.99520833333333cm"/>
    </style:style>
    <style:style style:name="co29" style:family="table-column">
      <style:table-column-properties fo:break-before="auto" style:column-width="15.2664583333333cm"/>
    </style:style>
    <style:style style:name="co30" style:family="table-column">
      <style:table-column-properties fo:break-before="auto" style:column-width="4.57729166666667cm"/>
    </style:style>
    <style:style style:name="co31" style:family="table-column">
      <style:table-column-properties fo:break-before="auto" style:column-width="13.17625cm"/>
    </style:style>
    <style:style style:name="co32" style:family="table-column">
      <style:table-column-properties fo:break-before="auto" style:column-width="4.78895833333333cm"/>
    </style:style>
    <style:style style:name="co33" style:family="table-column">
      <style:table-column-properties fo:break-before="auto" style:column-width="10.5304166666667cm"/>
    </style:style>
    <style:style style:name="co34" style:family="table-column">
      <style:table-column-properties fo:break-before="auto" style:column-width="4.445cm"/>
    </style:style>
    <style:style style:name="co35" style:family="table-column">
      <style:table-column-properties fo:break-before="auto" style:column-width="4.89479166666667cm"/>
    </style:style>
    <style:style style:name="co36" style:family="table-column">
      <style:table-column-properties fo:break-before="auto" style:column-width="5.02708333333333cm"/>
    </style:style>
    <style:style style:name="co37" style:family="table-column">
      <style:table-column-properties fo:break-before="auto" style:column-width="4.10104166666667cm"/>
    </style:style>
    <style:style style:name="co38" style:family="table-column">
      <style:table-column-properties fo:break-before="auto" style:column-width="14.12875cm"/>
    </style:style>
    <style:style style:name="co39" style:family="table-column">
      <style:table-column-properties fo:break-before="auto" style:column-width="4.41854166666667cm"/>
    </style:style>
    <style:style style:name="co40" style:family="table-column">
      <style:table-column-properties fo:break-before="auto" style:column-width="4.206875cm"/>
    </style:style>
    <style:style style:name="co41" style:family="table-column">
      <style:table-column-properties fo:break-before="auto" style:column-width="5.10645833333333cm"/>
    </style:style>
    <style:style style:name="co42" style:family="table-column">
      <style:table-column-properties fo:break-before="auto" style:column-width="1.79916666666667cm"/>
    </style:style>
    <style:style style:name="co43" style:family="table-column">
      <style:table-column-properties fo:break-before="auto" style:column-width="2.32833333333333cm"/>
    </style:style>
    <style:style style:name="co44" style:family="table-column">
      <style:table-column-properties fo:break-before="auto" style:column-width="12.4089583333333cm"/>
    </style:style>
    <style:style style:name="co45" style:family="table-column">
      <style:table-column-properties fo:break-before="auto" style:column-width="4.55083333333333cm"/>
    </style:style>
    <style:style style:name="co46" style:family="table-column">
      <style:table-column-properties fo:break-before="auto" style:column-width="4.94770833333333cm"/>
    </style:style>
    <style:style style:name="co47" style:family="table-column">
      <style:table-column-properties fo:break-before="auto" style:column-width="12.5941666666667cm"/>
    </style:style>
    <style:style style:name="co48" style:family="table-column">
      <style:table-column-properties fo:break-before="auto" style:column-width="14.3139583333333cm"/>
    </style:style>
    <style:style style:name="co49" style:family="table-column">
      <style:table-column-properties fo:break-before="auto" style:column-width="5.05354166666667cm"/>
    </style:style>
    <style:style style:name="co50" style:family="table-column">
      <style:table-column-properties fo:break-before="auto" style:column-width="4.683125cm"/>
    </style:style>
    <style:style style:name="co51" style:family="table-column">
      <style:table-column-properties fo:break-before="auto" style:column-width="5.29166666666667cm"/>
    </style:style>
    <style:style style:name="co52" style:family="table-column">
      <style:table-column-properties fo:break-before="auto" style:column-width="10.9008333333333cm"/>
    </style:style>
    <style:style style:name="co53" style:family="table-column">
      <style:table-column-properties fo:break-before="auto" style:column-width="4.49791666666667cm"/>
    </style:style>
    <style:style style:name="co54" style:family="table-column">
      <style:table-column-properties fo:break-before="auto" style:column-width="13.335cm"/>
    </style:style>
    <style:style style:name="co55" style:family="table-column">
      <style:table-column-properties fo:break-before="auto" style:column-width="5.609166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35.5pt" style:use-optimal-row-height="false" fo:break-before="auto"/>
    </style:style>
    <style:style style:name="ro3" style:family="table-row">
      <style:table-row-properties style:row-height="14.15pt" style:use-optimal-row-height="true" fo:break-before="auto"/>
    </style:style>
    <style:style style:name="ro4" style:family="table-row">
      <style:table-row-properties style:row-height="29pt" style:use-optimal-row-height="false" fo:break-before="auto"/>
    </style:style>
    <style:style style:name="ro5" style:family="table-row">
      <style:table-row-properties style:row-height="0.5pt" style:use-optimal-row-height="false" fo:break-before="auto"/>
    </style:style>
    <style:style style:name="ro6" style:family="table-row">
      <style:table-row-properties style:row-height="28pt" style:use-optimal-row-height="false" fo:break-before="auto"/>
    </style:style>
    <style:style style:name="ro7" style:family="table-row">
      <style:table-row-properties style:row-height="35pt" style:use-optimal-row-height="false" fo:break-before="auto"/>
    </style:style>
    <style:style style:name="ro8" style:family="table-row">
      <style:table-row-properties style:row-height="31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30pt" style:use-optimal-row-height="fals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29.5pt" style:use-optimal-row-height="false" fo:break-before="auto"/>
    </style:style>
    <style:style style:name="ro13" style:family="table-row">
      <style:table-row-properties style:row-height="14.5pt" style:use-optimal-row-height="true" fo:break-before="auto"/>
    </style:style>
    <style:style style:name="ro14" style:family="table-row">
      <style:table-row-properties style:row-height="30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Warszaw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4" table:default-cell-style-name="ce2"/>
        <table:table-column table:style-name="co9" table:number-columns-repeated="1012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06.12.2018</text:p>
          </table:table-cell>
          <table:table-cell table:number-columns-repeated="9" table:style-name="ce2"/>
          <table:table-cell table:style-name="ce3"/>
          <table:table-cell table:number-columns-repeated="1637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 table:visibility="collapse">
          <table:table-cell table:number-columns-repeated="1024" table:style-name="ce2"/>
          <table:table-cell table:number-columns-repeated="15360"/>
        </table:table-row>
        <table:table-row table:style-name="ro2">
          <table:table-cell table:style-name="ce4"/>
          <table:table-cell office:value-type="string" table:style-name="ce5">
            <text:p>grudzień 2016 : maj 2017</text:p>
          </table:table-cell>
          <table:table-cell office:value-type="string" table:style-name="ce5">
            <text:p>czerwiec 2017 : listopad 2017</text:p>
          </table:table-cell>
          <table:table-cell office:value-type="string" table:style-name="ce5">
            <text:p>grudzień 2017 : maj 2018</text:p>
          </table:table-cell>
          <table:table-cell office:value-type="string" table:style-name="ce5">
            <text:p>czerwiec 2018 : listopad 2018</text:p>
          </table:table-cell>
          <table:table-cell table:style-name="ce6"/>
          <table:table-cell table:style-name="ce7"/>
          <table:table-cell table:style-name="ce8"/>
          <table:table-cell table:number-columns-repeated="16376" table:style-name="ce7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0.12187845529999999" table:style-name="ce9">
            <text:p>12,2%</text:p>
          </table:table-cell>
          <table:table-cell office:value-type="percentage" office:value="0.1083663788" table:style-name="ce9">
            <text:p>10,8%</text:p>
          </table:table-cell>
          <table:table-cell office:value-type="percentage" office:value="0.122323844" table:style-name="ce9">
            <text:p>12,2%</text:p>
          </table:table-cell>
          <table:table-cell office:value-type="percentage" office:value="9.9779328E-2" table:style-name="ce10">
            <text:p>10,0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8.5864130499999997E-2" table:style-name="ce9">
            <text:p>8,6%</text:p>
          </table:table-cell>
          <table:table-cell office:value-type="percentage" office:value="9.93228429E-2" table:style-name="ce9">
            <text:p>9,9%</text:p>
          </table:table-cell>
          <table:table-cell office:value-type="percentage" office:value="9.7139148100000003E-2" table:style-name="ce9">
            <text:p>9,7%</text:p>
          </table:table-cell>
          <table:table-cell office:value-type="percentage" office:value="8.8578763699999993E-2" table:style-name="ce10">
            <text:p>8,9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8.8258960900000002E-2" table:style-name="ce9">
            <text:p>8,8%</text:p>
          </table:table-cell>
          <table:table-cell office:value-type="percentage" office:value="0.1087410801" table:style-name="ce9">
            <text:p>10,9%</text:p>
          </table:table-cell>
          <table:table-cell office:value-type="percentage" office:value="9.4124807899999996E-2" table:style-name="ce9">
            <text:p>9,4%</text:p>
          </table:table-cell>
          <table:table-cell office:value-type="percentage" office:value="8.5363175299999997E-2" table:style-name="ce10">
            <text:p>8,5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0.1125559555" table:style-name="ce9">
            <text:p>11,3%</text:p>
          </table:table-cell>
          <table:table-cell office:value-type="percentage" office:value="9.6441331699999994E-2" table:style-name="ce9">
            <text:p>9,6%</text:p>
          </table:table-cell>
          <table:table-cell office:value-type="percentage" office:value="8.1579225000000005E-2" table:style-name="ce9">
            <text:p>8,2%</text:p>
          </table:table-cell>
          <table:table-cell office:value-type="percentage" office:value="8.2558141000000002E-2" table:style-name="ce10">
            <text:p>8,3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adio ESKA Warszawa</text:p>
          </table:table-cell>
          <table:table-cell office:value-type="percentage" office:value="6.1949799E-2" table:style-name="ce9">
            <text:p>6,2%</text:p>
          </table:table-cell>
          <table:table-cell office:value-type="percentage" office:value="6.8457849200000004E-2" table:style-name="ce9">
            <text:p>6,8%</text:p>
          </table:table-cell>
          <table:table-cell office:value-type="percentage" office:value="5.8244620499999997E-2" table:style-name="ce9">
            <text:p>5,8%</text:p>
          </table:table-cell>
          <table:table-cell office:value-type="percentage" office:value="7.7427235299999994E-2" table:style-name="ce10">
            <text:p>7,7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adio VOX FM (sieć: 17 częstotliwości)/ do 2013-11 Radio Eska Rock</text:p>
          </table:table-cell>
          <table:table-cell office:value-type="percentage" office:value="6.7817376600000007E-2" table:style-name="ce9">
            <text:p>6,8%</text:p>
          </table:table-cell>
          <table:table-cell office:value-type="percentage" office:value="6.0155265800000003E-2" table:style-name="ce9">
            <text:p>6,0%</text:p>
          </table:table-cell>
          <table:table-cell office:value-type="percentage" office:value="7.2051062299999996E-2" table:style-name="ce9">
            <text:p>7,2%</text:p>
          </table:table-cell>
          <table:table-cell office:value-type="percentage" office:value="6.7662108600000007E-2" table:style-name="ce10">
            <text:p>6,8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6.3034972699999997E-2" table:style-name="ce9">
            <text:p>6,3%</text:p>
          </table:table-cell>
          <table:table-cell office:value-type="percentage" office:value="6.95110429E-2" table:style-name="ce9">
            <text:p>7,0%</text:p>
          </table:table-cell>
          <table:table-cell office:value-type="percentage" office:value="5.29257058E-2" table:style-name="ce9">
            <text:p>5,3%</text:p>
          </table:table-cell>
          <table:table-cell office:value-type="percentage" office:value="5.3976771E-2" table:style-name="ce10">
            <text:p>5,4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adio Złote Przeboje 100,1 FM (Warszawa) / do 2015-07 Radio Złote Przeboje Pogoda 100,1 FM (Warszawa)</text:p>
          </table:table-cell>
          <table:table-cell office:value-type="percentage" office:value="3.3326068100000002E-2" table:style-name="ce9">
            <text:p>3,3%</text:p>
          </table:table-cell>
          <table:table-cell office:value-type="percentage" office:value="3.3526144500000001E-2" table:style-name="ce9">
            <text:p>3,4%</text:p>
          </table:table-cell>
          <table:table-cell office:value-type="percentage" office:value="3.1340619399999999E-2" table:style-name="ce9">
            <text:p>3,1%</text:p>
          </table:table-cell>
          <table:table-cell office:value-type="percentage" office:value="4.96513123E-2" table:style-name="ce10">
            <text:p>5,0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adio Eska Rock (Warszawa) / do 2013-11 Radio VOX FM (Warszawa)</text:p>
          </table:table-cell>
          <table:table-cell office:value-type="percentage" office:value="4.3753708699999998E-2" table:style-name="ce9">
            <text:p>4,4%</text:p>
          </table:table-cell>
          <table:table-cell office:value-type="percentage" office:value="3.58639839E-2" table:style-name="ce9">
            <text:p>3,6%</text:p>
          </table:table-cell>
          <table:table-cell office:value-type="percentage" office:value="4.4800920100000002E-2" table:style-name="ce9">
            <text:p>4,5%</text:p>
          </table:table-cell>
          <table:table-cell office:value-type="percentage" office:value="4.4611755000000003E-2" table:style-name="ce10">
            <text:p>4,5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adio Pogoda (Warszawa) / do 2015-07 Radio Nostalgia (Warszawa)</text:p>
          </table:table-cell>
          <table:table-cell office:value-type="percentage" office:value="3.8055791999999998E-2" table:style-name="ce9">
            <text:p>3,8%</text:p>
          </table:table-cell>
          <table:table-cell office:value-type="percentage" office:value="5.1426888900000002E-2" table:style-name="ce9">
            <text:p>5,1%</text:p>
          </table:table-cell>
          <table:table-cell office:value-type="percentage" office:value="3.4082662600000001E-2" table:style-name="ce9">
            <text:p>3,4%</text:p>
          </table:table-cell>
          <table:table-cell office:value-type="percentage" office:value="4.3896876500000001E-2" table:style-name="ce10">
            <text:p>4,4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Antyradio / do 2015-01 Radio ZET Chilli</text:p>
          </table:table-cell>
          <table:table-cell office:value-type="percentage" office:value="3.69137093E-2" table:style-name="ce9">
            <text:p>3,7%</text:p>
          </table:table-cell>
          <table:table-cell office:value-type="percentage" office:value="2.9504418399999999E-2" table:style-name="ce9">
            <text:p>3,0%</text:p>
          </table:table-cell>
          <table:table-cell office:value-type="percentage" office:value="3.2507292100000001E-2" table:style-name="ce9">
            <text:p>3,3%</text:p>
          </table:table-cell>
          <table:table-cell office:value-type="percentage" office:value="3.8577515999999999E-2" table:style-name="ce10">
            <text:p>3,9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adio Kolor 103 FM (Warszawa)</text:p>
          </table:table-cell>
          <table:table-cell office:value-type="percentage" office:value="2.2089343500000001E-2" table:style-name="ce9">
            <text:p>2,2%</text:p>
          </table:table-cell>
          <table:table-cell office:value-type="percentage" office:value="1.4417133400000001E-2" table:style-name="ce9">
            <text:p>1,4%</text:p>
          </table:table-cell>
          <table:table-cell office:value-type="percentage" office:value="2.1159212899999998E-2" table:style-name="ce9">
            <text:p>2,1%</text:p>
          </table:table-cell>
          <table:table-cell office:value-type="percentage" office:value="3.1671970799999997E-2" table:style-name="ce10">
            <text:p>3,2%</text:p>
          </table:table-cell>
          <table:table-cell table:style-name="ce2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2">
            <text:p>Radio RMF Classic (Warszawa) / badane od 10.2010</text:p>
          </table:table-cell>
          <table:table-cell office:value-type="percentage" office:value="4.2169143999999999E-2" table:style-name="ce9">
            <text:p>4,2%</text:p>
          </table:table-cell>
          <table:table-cell office:value-type="percentage" office:value="3.9441377600000001E-2" table:style-name="ce9">
            <text:p>3,9%</text:p>
          </table:table-cell>
          <table:table-cell office:value-type="percentage" office:value="4.5880629899999997E-2" table:style-name="ce9">
            <text:p>4,6%</text:p>
          </table:table-cell>
          <table:table-cell office:value-type="percentage" office:value="3.0526182799999999E-2" table:style-name="ce10">
            <text:p>3,1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adio Wawa (Warszawa)</text:p>
          </table:table-cell>
          <table:table-cell office:value-type="percentage" office:value="2.20921057E-2" table:style-name="ce9">
            <text:p>2,2%</text:p>
          </table:table-cell>
          <table:table-cell office:value-type="percentage" office:value="2.41217658E-2" table:style-name="ce9">
            <text:p>2,4%</text:p>
          </table:table-cell>
          <table:table-cell office:value-type="percentage" office:value="3.1162499999999999E-2" table:style-name="ce9">
            <text:p>3,1%</text:p>
          </table:table-cell>
          <table:table-cell office:value-type="percentage" office:value="2.7869409000000001E-2" table:style-name="ce10">
            <text:p>2,8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adio Chillizet / do 2017-05 Radio ZET Chilli (Warszawa/Kraków)</text:p>
          </table:table-cell>
          <table:table-cell office:value-type="percentage" office:value="2.0571665100000001E-2" table:style-name="ce9">
            <text:p>2,1%</text:p>
          </table:table-cell>
          <table:table-cell office:value-type="percentage" office:value="2.14439435E-2" table:style-name="ce9">
            <text:p>2,1%</text:p>
          </table:table-cell>
          <table:table-cell office:value-type="percentage" office:value="2.1676421099999999E-2" table:style-name="ce9">
            <text:p>2,2%</text:p>
          </table:table-cell>
          <table:table-cell office:value-type="percentage" office:value="2.5338690300000001E-2" table:style-name="ce10">
            <text:p>2,5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Meloradio (Warszawa) / do 2017-08 Radio ZET Gold (Warszawa)</text:p>
          </table:table-cell>
          <table:table-cell office:value-type="percentage" office:value="9.5749819999999992E-3" table:style-name="ce9">
            <text:p>1,0%</text:p>
          </table:table-cell>
          <table:table-cell office:value-type="percentage" office:value="7.9868204000000005E-3" table:style-name="ce9">
            <text:p>0,8%</text:p>
          </table:table-cell>
          <table:table-cell office:value-type="percentage" office:value="2.1941260099999998E-2" table:style-name="ce9">
            <text:p>2,2%</text:p>
          </table:table-cell>
          <table:table-cell office:value-type="percentage" office:value="1.9308117699999999E-2" table:style-name="ce10">
            <text:p>1,9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adio RMF MAXXX (Warszawa)</text:p>
          </table:table-cell>
          <table:table-cell office:value-type="percentage" office:value="1.4497843599999999E-2" table:style-name="ce9">
            <text:p>1,4%</text:p>
          </table:table-cell>
          <table:table-cell office:value-type="percentage" office:value="1.54950405E-2" table:style-name="ce9">
            <text:p>1,5%</text:p>
          </table:table-cell>
          <table:table-cell office:value-type="percentage" office:value="2.54900578E-2" table:style-name="ce9">
            <text:p>2,5%</text:p>
          </table:table-cell>
          <table:table-cell office:value-type="percentage" office:value="1.8035408700000002E-2" table:style-name="ce10">
            <text:p>1,8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adio Plus Warszawa</text:p>
          </table:table-cell>
          <table:table-cell office:value-type="percentage" office:value="2.57222691E-2" table:style-name="ce9">
            <text:p>2,6%</text:p>
          </table:table-cell>
          <table:table-cell office:value-type="percentage" office:value="1.55497024E-2" table:style-name="ce9">
            <text:p>1,6%</text:p>
          </table:table-cell>
          <table:table-cell office:value-type="percentage" office:value="2.0498312599999999E-2" table:style-name="ce9">
            <text:p>2,0%</text:p>
          </table:table-cell>
          <table:table-cell office:value-type="percentage" office:value="1.7722285800000001E-2" table:style-name="ce10">
            <text:p>1,8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Polskie Radio 24 / do 2016-08 Czwórka - Program 4 Polskiego Radia</text:p>
          </table:table-cell>
          <table:table-cell office:value-type="percentage" office:value="4.7138917999999998E-3" table:style-name="ce9">
            <text:p>0,5%</text:p>
          </table:table-cell>
          <table:table-cell office:value-type="percentage" office:value="9.0872257999999994E-3" table:style-name="ce9">
            <text:p>0,9%</text:p>
          </table:table-cell>
          <table:table-cell office:value-type="percentage" office:value="1.2915232299999999E-2" table:style-name="ce9">
            <text:p>1,3%</text:p>
          </table:table-cell>
          <table:table-cell office:value-type="percentage" office:value="1.46362692E-2" table:style-name="ce10">
            <text:p>1,5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ock Radio 103,7 FM (Warszawa) / do 2014-01 Radio 103,7 Roxy FM (Warszawa)</text:p>
          </table:table-cell>
          <table:table-cell office:value-type="percentage" office:value="1.6341847100000001E-2" table:style-name="ce9">
            <text:p>1,6%</text:p>
          </table:table-cell>
          <table:table-cell office:value-type="percentage" office:value="1.9633281999999998E-2" table:style-name="ce9">
            <text:p>2,0%</text:p>
          </table:table-cell>
          <table:table-cell office:value-type="percentage" office:value="2.1544161799999999E-2" table:style-name="ce9">
            <text:p>2,2%</text:p>
          </table:table-cell>
          <table:table-cell office:value-type="percentage" office:value="1.39295398E-2" table:style-name="ce10">
            <text:p>1,4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Dwójka - Program 2 Polskiego Radia</text:p>
          </table:table-cell>
          <table:table-cell office:value-type="percentage" office:value="1.9197969700000001E-2" table:style-name="ce9">
            <text:p>1,9%</text:p>
          </table:table-cell>
          <table:table-cell office:value-type="percentage" office:value="1.27236207E-2" table:style-name="ce9">
            <text:p>1,3%</text:p>
          </table:table-cell>
          <table:table-cell office:value-type="percentage" office:value="1.03577952E-2" table:style-name="ce9">
            <text:p>1,0%</text:p>
          </table:table-cell>
          <table:table-cell office:value-type="percentage" office:value="1.2033079800000001E-2" table:style-name="ce10">
            <text:p>1,2%</text:p>
          </table:table-cell>
          <table:table-cell table:number-columns-repeated="2" table:style-name="ce2"/>
          <table:table-cell table:style-name="ce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adio Maryja</text:p>
          </table:table-cell>
          <table:table-cell office:value-type="percentage" office:value="8.7855589000000005E-3" table:style-name="ce9">
            <text:p>0,9%</text:p>
          </table:table-cell>
          <table:table-cell office:value-type="percentage" office:value="8.1182814999999995E-3" table:style-name="ce9">
            <text:p>0,8%</text:p>
          </table:table-cell>
          <table:table-cell office:value-type="percentage" office:value="7.7743858999999998E-3" table:style-name="ce9">
            <text:p>0,8%</text:p>
          </table:table-cell>
          <table:table-cell office:value-type="percentage" office:value="1.02808685E-2" table:style-name="ce10">
            <text:p>1,0%</text:p>
          </table:table-cell>
          <table:table-cell table:number-columns-repeated="2" table:style-name="ce2"/>
          <table:table-cell table:style-name="ce8"/>
          <table:table-cell table:number-columns-repeated="16376"/>
        </table:table-row>
        <table:table-row table:style-name="ro1">
          <table:table-cell office:value-type="string" table:style-name="ce2">
            <text:p>Akademickie Radio Kampus (Warszawa)</text:p>
          </table:table-cell>
          <table:table-cell office:value-type="percentage" office:value="6.7285931000000002E-3" table:style-name="ce11">
            <text:p>0,7%</text:p>
          </table:table-cell>
          <table:table-cell office:value-type="percentage" office:value="7.5557929000000003E-3" table:style-name="ce11">
            <text:p>0,8%</text:p>
          </table:table-cell>
          <table:table-cell office:value-type="percentage" office:value="9.9043164E-3" table:style-name="ce11">
            <text:p>1,0%</text:p>
          </table:table-cell>
          <table:table-cell office:value-type="percentage" office:value="1.00253739E-2" table:style-name="ce12">
            <text:p>1,0%</text:p>
          </table:table-cell>
          <table:table-cell table:number-columns-repeated="2" table:style-name="ce2"/>
          <table:table-cell table:style-name="ce8"/>
          <table:table-cell table:number-columns-repeated="16376"/>
        </table:table-row>
        <table:table-row table:style-name="ro1">
          <table:table-cell office:value-type="string" table:style-name="ce2">
            <text:p>Radio Warszawa</text:p>
          </table:table-cell>
          <table:table-cell office:value-type="percentage" office:value="6.1926617999999998E-3" table:style-name="ce11">
            <text:p>0,6%</text:p>
          </table:table-cell>
          <table:table-cell office:value-type="percentage" office:value="1.19038683E-2" table:style-name="ce11">
            <text:p>1,2%</text:p>
          </table:table-cell>
          <table:table-cell office:value-type="percentage" office:value="5.9482149000000002E-3" table:style-name="ce11">
            <text:p>0,6%</text:p>
          </table:table-cell>
          <table:table-cell office:value-type="percentage" office:value="9.3613231000000009E-3" table:style-name="ce12">
            <text:p>0,9%</text:p>
          </table:table-cell>
          <table:table-cell table:number-columns-repeated="2" table:style-name="ce2"/>
          <table:table-cell table:style-name="ce8"/>
          <table:table-cell table:number-columns-repeated="16376"/>
        </table:table-row>
        <table:table-row table:style-name="ro1">
          <table:table-cell office:value-type="string" table:style-name="ce13">
            <text:p>RDC - Radio dla Ciebie (Warszawa) / do 2016.03 Polskie Radio RDC (Warszawa)</text:p>
          </table:table-cell>
          <table:table-cell office:value-type="percentage" office:value="1.24492608E-2" table:style-name="ce14">
            <text:p>1,2%</text:p>
          </table:table-cell>
          <table:table-cell office:value-type="percentage" office:value="7.7542404999999997E-3" table:style-name="ce14">
            <text:p>0,8%</text:p>
          </table:table-cell>
          <table:table-cell office:value-type="percentage" office:value="7.0068311999999999E-3" table:style-name="ce14">
            <text:p>0,7%</text:p>
          </table:table-cell>
          <table:table-cell office:value-type="percentage" office:value="8.9658839000000008E-3" table:style-name="ce15">
            <text:p>0,9%</text:p>
          </table:table-cell>
          <table:table-cell table:number-columns-repeated="2" table:style-name="ce2"/>
          <table:table-cell table:style-name="ce8"/>
          <table:table-cell table:number-columns-repeated="16376"/>
        </table:table-row>
        <table:table-row table:style-name="ro1">
          <table:table-cell office:value-type="string" table:style-name="ce2">
            <text:p>Radio Muzo.fm / do 2014-09 Radio PiN</text:p>
          </table:table-cell>
          <table:table-cell office:value-type="percentage" office:value="6.8957751999999999E-3" table:style-name="ce11">
            <text:p>0,7%</text:p>
          </table:table-cell>
          <table:table-cell office:value-type="percentage" office:value="7.1393044999999997E-3" table:style-name="ce11">
            <text:p>0,7%</text:p>
          </table:table-cell>
          <table:table-cell office:value-type="percentage" office:value="8.3474119000000006E-3" table:style-name="ce11">
            <text:p>0,8%</text:p>
          </table:table-cell>
          <table:table-cell office:value-type="percentage" office:value="6.5220314000000003E-3" table:style-name="ce12">
            <text:p>0,7%</text:p>
          </table:table-cell>
          <table:table-cell table:number-columns-repeated="2" table:style-name="ce2"/>
          <table:table-cell table:style-name="ce8"/>
          <table:table-cell table:number-columns-repeated="16376"/>
        </table:table-row>
        <table:table-row table:style-name="ro1">
          <table:table-cell office:value-type="string" table:style-name="ce2">
            <text:p>N=</text:p>
          </table:table-cell>
          <table:table-cell office:value-type="float" office:value="2458" table:style-name="ce1">
            <text:p>2458</text:p>
          </table:table-cell>
          <table:table-cell office:value-type="float" office:value="2525" table:style-name="ce1">
            <text:p>2525</text:p>
          </table:table-cell>
          <table:table-cell office:value-type="float" office:value="2531" table:style-name="ce1">
            <text:p>2531</text:p>
          </table:table-cell>
          <table:table-cell office:value-type="float" office:value="2472" table:style-name="ce1">
            <text:p>2472</text:p>
          </table:table-cell>
          <table:table-cell table:number-columns-repeated="2" table:style-name="ce2"/>
          <table:table-cell table:style-name="ce8"/>
          <table:table-cell table:number-columns-repeated="16376"/>
        </table:table-row>
        <table:table-row table:style-name="ro1">
          <table:table-cell table:style-name="ce2"/>
          <table:table-cell table:number-columns-repeated="4" table:style-name="ce16"/>
          <table:table-cell table:number-columns-repeated="2" table:style-name="ce2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2"/>
          <table:table-cell table:number-columns-repeated="4" table:style-name="ce9"/>
          <table:table-cell table:number-columns-repeated="2" table:style-name="ce2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2"/>
          <table:table-cell table:number-columns-repeated="4" table:style-name="ce9"/>
          <table:table-cell table:number-columns-repeated="1019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grudzień 2016 : maj 2017 (wielkość: 41 624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czerwiec 2017 : listopad 2017 (wielkość: 41 793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grudzień 2017 : maj 2018 (wielkość: 41 482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czerwiec 2018 : listopad 2018 (wielkość: 41 903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Warszawa: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ybrane miasta = Warszaw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ielkość (nie ważona): 1 355 339 (96 992 przypadków, 6,1% całej próby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tawienia wskaźników: Wartość wskaźnika</text:p>
          </table:table-cell>
          <table:table-cell table:number-columns-repeated="16383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number-rows-repeated="1048515" table:style-name="ro3">
          <table:table-cell table:number-columns-repeated="16384"/>
        </table:table-row>
      </table:table>
      <table:table table:name="Wrocław" table:style-name="ta1">
        <table:table-column table:style-name="co11" table:default-cell-style-name="ce2"/>
        <table:table-column table:style-name="co5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9" table:number-columns-repeated="1018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4.12.201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4">
          <table:table-cell table:style-name="ce4"/>
          <table:table-cell office:value-type="string" table:style-name="ce4">
            <text:p>grudzień 2016 : maj 2017</text:p>
          </table:table-cell>
          <table:table-cell office:value-type="string" table:style-name="ce4">
            <text:p>czerwiec 2017 : listopad 2017</text:p>
          </table:table-cell>
          <table:table-cell office:value-type="string" table:style-name="ce4">
            <text:p>grudzień 2017 : maj 2018</text:p>
          </table:table-cell>
          <table:table-cell office:value-type="string" table:style-name="ce4">
            <text:p>czerwiec 2018 : listopad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0.1122228586" table:style-name="ce9">
            <text:p>11,2%</text:p>
          </table:table-cell>
          <table:table-cell office:value-type="percentage" office:value="0.13628226600000001" table:style-name="ce9">
            <text:p>13,6%</text:p>
          </table:table-cell>
          <table:table-cell office:value-type="percentage" office:value="0.12684187180000001" table:style-name="ce9">
            <text:p>12,7%</text:p>
          </table:table-cell>
          <table:table-cell office:value-type="percentage" office:value="0.1190861983" table:style-name="ce10">
            <text:p>11,9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7.5857007599999998E-2" table:style-name="ce9">
            <text:p>7,6%</text:p>
          </table:table-cell>
          <table:table-cell office:value-type="percentage" office:value="5.7971290100000003E-2" table:style-name="ce9">
            <text:p>5,8%</text:p>
          </table:table-cell>
          <table:table-cell office:value-type="percentage" office:value="8.1397662199999998E-2" table:style-name="ce9">
            <text:p>8,1%</text:p>
          </table:table-cell>
          <table:table-cell office:value-type="percentage" office:value="7.7578655299999993E-2" table:style-name="ce10">
            <text:p>7,8%</text:p>
          </table:table-cell>
          <table:table-cell table:number-columns-repeated="5" table:style-name="ce2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2">
            <text:p>Radio ESKA (Wrocław)</text:p>
          </table:table-cell>
          <table:table-cell office:value-type="percentage" office:value="6.9326063399999999E-2" table:style-name="ce9">
            <text:p>6,9%</text:p>
          </table:table-cell>
          <table:table-cell office:value-type="percentage" office:value="7.2296407100000001E-2" table:style-name="ce9">
            <text:p>7,2%</text:p>
          </table:table-cell>
          <table:table-cell office:value-type="percentage" office:value="9.0994126199999997E-2" table:style-name="ce9">
            <text:p>9,1%</text:p>
          </table:table-cell>
          <table:table-cell office:value-type="percentage" office:value="7.6802887299999997E-2" table:style-name="ce10">
            <text:p>7,7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6.2911413099999994E-2" table:style-name="ce9">
            <text:p>6,3%</text:p>
          </table:table-cell>
          <table:table-cell office:value-type="percentage" office:value="8.3690719799999994E-2" table:style-name="ce9">
            <text:p>8,4%</text:p>
          </table:table-cell>
          <table:table-cell office:value-type="percentage" office:value="5.7037455000000001E-2" table:style-name="ce9">
            <text:p>5,7%</text:p>
          </table:table-cell>
          <table:table-cell office:value-type="percentage" office:value="7.3904148200000006E-2" table:style-name="ce10">
            <text:p>7,4%</text:p>
          </table:table-cell>
          <table:table-cell table:number-columns-repeated="5" table:style-name="ce2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2">
            <text:p>Radio RAM 89,8 FM</text:p>
          </table:table-cell>
          <table:table-cell office:value-type="percentage" office:value="4.3339250500000003E-2" table:style-name="ce9">
            <text:p>4,3%</text:p>
          </table:table-cell>
          <table:table-cell office:value-type="percentage" office:value="4.7113550800000001E-2" table:style-name="ce9">
            <text:p>4,7%</text:p>
          </table:table-cell>
          <table:table-cell office:value-type="percentage" office:value="4.8081359400000002E-2" table:style-name="ce9">
            <text:p>4,8%</text:p>
          </table:table-cell>
          <table:table-cell office:value-type="percentage" office:value="6.8773610099999993E-2" table:style-name="ce10">
            <text:p>6,9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0.10901346169999999" table:style-name="ce9">
            <text:p>10,9%</text:p>
          </table:table-cell>
          <table:table-cell office:value-type="percentage" office:value="8.9346345300000005E-2" table:style-name="ce9">
            <text:p>8,9%</text:p>
          </table:table-cell>
          <table:table-cell office:value-type="percentage" office:value="0.110180732" table:style-name="ce9">
            <text:p>11,0%</text:p>
          </table:table-cell>
          <table:table-cell office:value-type="percentage" office:value="6.8628773200000007E-2" table:style-name="ce10">
            <text:p>6,9%</text:p>
          </table:table-cell>
          <table:table-cell table:number-columns-repeated="5" table:style-name="ce2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2">
            <text:p>Radio Złote Przeboje Kolor 90,4 FM Wrocław</text:p>
          </table:table-cell>
          <table:table-cell office:value-type="percentage" office:value="4.5624562399999999E-2" table:style-name="ce9">
            <text:p>4,6%</text:p>
          </table:table-cell>
          <table:table-cell office:value-type="percentage" office:value="4.8461239400000002E-2" table:style-name="ce9">
            <text:p>4,8%</text:p>
          </table:table-cell>
          <table:table-cell office:value-type="percentage" office:value="7.0901820599999998E-2" table:style-name="ce9">
            <text:p>7,1%</text:p>
          </table:table-cell>
          <table:table-cell office:value-type="percentage" office:value="6.6914226899999998E-2" table:style-name="ce10">
            <text:p>6,7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Antyradio / do 2015-01 Radio ZET Chilli</text:p>
          </table:table-cell>
          <table:table-cell office:value-type="percentage" office:value="4.3548666600000001E-2" table:style-name="ce9">
            <text:p>4,4%</text:p>
          </table:table-cell>
          <table:table-cell office:value-type="percentage" office:value="4.8129223499999998E-2" table:style-name="ce9">
            <text:p>4,8%</text:p>
          </table:table-cell>
          <table:table-cell office:value-type="percentage" office:value="5.3347003599999998E-2" table:style-name="ce9">
            <text:p>5,3%</text:p>
          </table:table-cell>
          <table:table-cell office:value-type="percentage" office:value="6.1526456299999997E-2" table:style-name="ce10">
            <text:p>6,2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5.0749991600000002E-2" table:style-name="ce9">
            <text:p>5,1%</text:p>
          </table:table-cell>
          <table:table-cell office:value-type="percentage" office:value="3.96343974E-2" table:style-name="ce9">
            <text:p>4,0%</text:p>
          </table:table-cell>
          <table:table-cell office:value-type="percentage" office:value="3.82251615E-2" table:style-name="ce9">
            <text:p>3,8%</text:p>
          </table:table-cell>
          <table:table-cell office:value-type="percentage" office:value="4.8561725399999998E-2" table:style-name="ce10">
            <text:p>4,9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RMF Classic (sieć: 20 częstotliwości) / badane od 10.2010</text:p>
          </table:table-cell>
          <table:table-cell office:value-type="percentage" office:value="5.4985136800000001E-2" table:style-name="ce9">
            <text:p>5,5%</text:p>
          </table:table-cell>
          <table:table-cell office:value-type="percentage" office:value="4.0825029800000003E-2" table:style-name="ce9">
            <text:p>4,1%</text:p>
          </table:table-cell>
          <table:table-cell office:value-type="percentage" office:value="4.7513338199999998E-2" table:style-name="ce9">
            <text:p>4,8%</text:p>
          </table:table-cell>
          <table:table-cell office:value-type="percentage" office:value="4.6344128700000001E-2" table:style-name="ce10">
            <text:p>4,6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Pogoda (Wrocław) / do 2016-02 Rock Radio 106,1 FM (Wrocław)</text:p>
          </table:table-cell>
          <table:table-cell office:value-type="percentage" office:value="6.1873396400000003E-2" table:style-name="ce9">
            <text:p>6,2%</text:p>
          </table:table-cell>
          <table:table-cell office:value-type="percentage" office:value="6.8110977000000003E-2" table:style-name="ce9">
            <text:p>6,8%</text:p>
          </table:table-cell>
          <table:table-cell office:value-type="percentage" office:value="5.9730177799999999E-2" table:style-name="ce9">
            <text:p>6,0%</text:p>
          </table:table-cell>
          <table:table-cell office:value-type="percentage" office:value="4.5698092400000001E-2" table:style-name="ce10">
            <text:p>4,6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VOX FM (sieć: 17 częstotliwości)/ do 2013-11 Radio Eska Rock</text:p>
          </table:table-cell>
          <table:table-cell office:value-type="percentage" office:value="4.3841980099999997E-2" table:style-name="ce9">
            <text:p>4,4%</text:p>
          </table:table-cell>
          <table:table-cell office:value-type="percentage" office:value="5.81551321E-2" table:style-name="ce9">
            <text:p>5,8%</text:p>
          </table:table-cell>
          <table:table-cell office:value-type="percentage" office:value="3.4011809300000001E-2" table:style-name="ce9">
            <text:p>3,4%</text:p>
          </table:table-cell>
          <table:table-cell office:value-type="percentage" office:value="3.8546793400000001E-2" table:style-name="ce10">
            <text:p>3,9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Polskie Radio Wrocław</text:p>
          </table:table-cell>
          <table:table-cell office:value-type="percentage" office:value="5.7186279700000002E-2" table:style-name="ce9">
            <text:p>5,7%</text:p>
          </table:table-cell>
          <table:table-cell office:value-type="percentage" office:value="5.4661375800000002E-2" table:style-name="ce9">
            <text:p>5,5%</text:p>
          </table:table-cell>
          <table:table-cell office:value-type="percentage" office:value="4.3520839999999998E-2" table:style-name="ce9">
            <text:p>4,4%</text:p>
          </table:table-cell>
          <table:table-cell office:value-type="percentage" office:value="3.2136376299999998E-2" table:style-name="ce10">
            <text:p>3,2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Meloradio (Wrocław) / do 2017-08 Radio ZET Gold (Wrocław)</text:p>
          </table:table-cell>
          <table:table-cell office:value-type="percentage" office:value="1.6934707199999999E-2" table:style-name="ce9">
            <text:p>1,7%</text:p>
          </table:table-cell>
          <table:table-cell office:value-type="percentage" office:value="1.1475335999999999E-2" table:style-name="ce9">
            <text:p>1,1%</text:p>
          </table:table-cell>
          <table:table-cell office:value-type="percentage" office:value="1.7413644499999999E-2" table:style-name="ce9">
            <text:p>1,7%</text:p>
          </table:table-cell>
          <table:table-cell office:value-type="percentage" office:value="3.05947219E-2" table:style-name="ce10">
            <text:p>3,1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Muzo.fm / do 2014-09 Radio PiN</text:p>
          </table:table-cell>
          <table:table-cell office:value-type="percentage" office:value="2.2210065599999999E-2" table:style-name="ce9">
            <text:p>2,2%</text:p>
          </table:table-cell>
          <table:table-cell office:value-type="percentage" office:value="2.2592574300000001E-2" table:style-name="ce9">
            <text:p>2,3%</text:p>
          </table:table-cell>
          <table:table-cell office:value-type="percentage" office:value="1.17604717E-2" table:style-name="ce9">
            <text:p>1,2%</text:p>
          </table:table-cell>
          <table:table-cell office:value-type="percentage" office:value="2.5487481199999999E-2" table:style-name="ce10">
            <text:p>2,5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Gra (Wrocław) / do 2015-10 Radio RMF MAXXX (Wrocław)</text:p>
          </table:table-cell>
          <table:table-cell office:value-type="percentage" office:value="8.8729972999999993E-3" table:style-name="ce9">
            <text:p>0,9%</text:p>
          </table:table-cell>
          <table:table-cell office:value-type="percentage" office:value="1.12508859E-2" table:style-name="ce9">
            <text:p>1,1%</text:p>
          </table:table-cell>
          <table:table-cell office:value-type="percentage" office:value="2.7903919900000001E-2" table:style-name="ce9">
            <text:p>2,8%</text:p>
          </table:table-cell>
          <table:table-cell office:value-type="percentage" office:value="2.5453314000000001E-2" table:style-name="ce10">
            <text:p>2,5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Wawa Wrocław</text:p>
          </table:table-cell>
          <table:table-cell office:value-type="percentage" office:value="2.9929078500000001E-2" table:style-name="ce9">
            <text:p>3,0%</text:p>
          </table:table-cell>
          <table:table-cell office:value-type="percentage" office:value="2.9459177999999999E-2" table:style-name="ce9">
            <text:p>2,9%</text:p>
          </table:table-cell>
          <table:table-cell office:value-type="percentage" office:value="1.5611806400000001E-2" table:style-name="ce9">
            <text:p>1,6%</text:p>
          </table:table-cell>
          <table:table-cell office:value-type="percentage" office:value="1.70606508E-2" table:style-name="ce10">
            <text:p>1,7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Katolickie Radio Rodzina (Wrocław)</text:p>
          </table:table-cell>
          <table:table-cell office:value-type="percentage" office:value="1.9655879500000001E-2" table:style-name="ce9">
            <text:p>2,0%</text:p>
          </table:table-cell>
          <table:table-cell office:value-type="percentage" office:value="1.16058611E-2" table:style-name="ce9">
            <text:p>1,2%</text:p>
          </table:table-cell>
          <table:table-cell office:value-type="percentage" office:value="6.1926658999999998E-3" table:style-name="ce9">
            <text:p>0,6%</text:p>
          </table:table-cell>
          <table:table-cell office:value-type="percentage" office:value="1.2028363E-2" table:style-name="ce10">
            <text:p>1,2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Polskie Radio 24 / do 2016-08 Czwórka - Program 4 Polskiego Radia</text:p>
          </table:table-cell>
          <table:table-cell office:value-type="percentage" office:value="6.0300396999999999E-3" table:style-name="ce9">
            <text:p>0,6%</text:p>
          </table:table-cell>
          <table:table-cell office:value-type="percentage" office:value="1.0517641100000001E-2" table:style-name="ce9">
            <text:p>1,1%</text:p>
          </table:table-cell>
          <table:table-cell office:value-type="percentage" office:value="1.0231059799999999E-2" table:style-name="ce9">
            <text:p>1,0%</text:p>
          </table:table-cell>
          <table:table-cell office:value-type="percentage" office:value="1.1536478100000001E-2" table:style-name="ce10">
            <text:p>1,2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Akademickie Radio LUZ (Wrocław)</text:p>
          </table:table-cell>
          <table:table-cell office:value-type="percentage" office:value="9.2014388999999992E-3" table:style-name="ce9">
            <text:p>0,9%</text:p>
          </table:table-cell>
          <table:table-cell office:value-type="percentage" office:value="4.9523064999999998E-3" table:style-name="ce9">
            <text:p>0,5%</text:p>
          </table:table-cell>
          <table:table-cell office:value-type="percentage" office:value="2.6226437999999999E-3" table:style-name="ce9">
            <text:p>0,3%</text:p>
          </table:table-cell>
          <table:table-cell office:value-type="percentage" office:value="9.4744497999999996E-3" table:style-name="ce10">
            <text:p>0,9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Maryja</text:p>
          </table:table-cell>
          <table:table-cell office:value-type="percentage" office:value="1.28989723E-2" table:style-name="ce11">
            <text:p>1,3%</text:p>
          </table:table-cell>
          <table:table-cell office:value-type="percentage" office:value="1.9835298899999999E-2" table:style-name="ce11">
            <text:p>2,0%</text:p>
          </table:table-cell>
          <table:table-cell office:value-type="percentage" office:value="1.11087663E-2" table:style-name="ce11">
            <text:p>1,1%</text:p>
          </table:table-cell>
          <table:table-cell office:value-type="percentage" office:value="9.2544640000000004E-3" table:style-name="ce12">
            <text:p>0,9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9">
            <text:p>Dwójka - Program 2 Polskiego Radia</text:p>
          </table:table-cell>
          <table:table-cell office:value-type="percentage" office:value="1.04526254E-2" table:style-name="ce11">
            <text:p>1,0%</text:p>
          </table:table-cell>
          <table:table-cell office:value-type="percentage" office:value="7.8617840999999997E-3" table:style-name="ce11">
            <text:p>0,8%</text:p>
          </table:table-cell>
          <table:table-cell office:value-type="percentage" office:value="1.26188503E-2" table:style-name="ce11">
            <text:p>1,3%</text:p>
          </table:table-cell>
          <table:table-cell office:value-type="percentage" office:value="5.0728568E-3" table:style-name="ce39">
            <text:p>0,5%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N=</text:p>
          </table:table-cell>
          <table:table-cell office:value-type="float" office:value="1816" table:style-name="ce1">
            <text:p>1816</text:p>
          </table:table-cell>
          <table:table-cell office:value-type="float" office:value="1896" table:style-name="ce1">
            <text:p>1896</text:p>
          </table:table-cell>
          <table:table-cell office:value-type="float" office:value="1827" table:style-name="ce1">
            <text:p>1827</text:p>
          </table:table-cell>
          <table:table-cell office:value-type="float" office:value="1765" table:style-name="ce1">
            <text:p>1765</text:p>
          </table:table-cell>
          <table:table-cell table:number-columns-repeated="16379"/>
        </table:table-row>
        <table:table-row table:number-rows-repeated="3" table:style-name="ro1">
          <table:table-cell table:number-columns-repeated="5" table:style-name="ce9"/>
          <table:table-cell table:number-columns-repeated="16379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grudzień 2016 : maj 2017 (wielkość: 41 624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czerwiec 2017 : listopad 2017 (wielkość: 41 793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grudzień 2017 : maj 2018 (wielkość: 41 482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czerwiec 2018 : listopad 2018 (wielkość: 41 903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Grupy celow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Wrocław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Wybrane miasta = Wrocław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Wielkość (nie ważona): 513 908 (63 224 przypadków, 4,0% całej próby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tawienia wskaźników: Wartość wskaźnika</text:p>
          </table:table-cell>
          <table:table-cell table:number-columns-repeated="16383"/>
        </table:table-row>
        <table:table-row table:number-rows-repeated="4" table:style-name="ro3">
          <table:table-cell table:number-columns-repeated="16384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1048520" table:style-name="ro3">
          <table:table-cell table:number-columns-repeated="16384"/>
        </table:table-row>
      </table:table>
      <table:table table:name="Toruń" table:style-name="ta1"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3" table:default-cell-style-name="ce2"/>
        <table:table-column table:style-name="co9" table:number-columns-repeated="1016" table:default-cell-style-name="ce2"/>
        <table:table-column table:style-name="co10" table:default-cell-style-name="ce2"/>
        <table:table-column table:style-name="co10" table:number-columns-repeated="15362" table:default-cell-style-name="ce1"/>
        <table:table-row table:style-name="ro1">
          <table:table-cell office:value-type="string" table:style-name="ce2">
            <text:p>SoftReport Explorer - 14.12.2018</text:p>
          </table:table-cell>
          <table:table-cell table:number-columns-repeated="1021" table:style-name="ce2"/>
          <table:table-cell table:number-columns-repeated="15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1" table:style-name="ce2"/>
          <table:table-cell table:number-columns-repeated="15362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1" table:style-name="ce2"/>
          <table:table-cell table:number-columns-repeated="1536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1" table:style-name="ce2"/>
          <table:table-cell table:number-columns-repeated="15362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1022" table:style-name="ce2"/>
          <table:table-cell table:number-columns-repeated="15362"/>
        </table:table-row>
        <table:table-row table:style-name="ro6">
          <table:table-cell table:style-name="ce4"/>
          <table:table-cell office:value-type="string" table:style-name="ce19">
            <text:p>grudzień 2016 : maj 2017</text:p>
          </table:table-cell>
          <table:table-cell office:value-type="string" table:style-name="ce4">
            <text:p>czerwiec 2017 : listopad 2017</text:p>
          </table:table-cell>
          <table:table-cell office:value-type="string" table:style-name="ce4">
            <text:p>grudzień 2017 : maj 2018</text:p>
          </table:table-cell>
          <table:table-cell office:value-type="string" table:style-name="ce4">
            <text:p>czerwiec 2018 : listopad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Gra (Toruń)</text:p>
          </table:table-cell>
          <table:table-cell office:value-type="percentage" office:value="0.1618695557" table:style-name="ce9">
            <text:p>16,2%</text:p>
          </table:table-cell>
          <table:table-cell office:value-type="percentage" office:value="0.1894942976" table:style-name="ce9">
            <text:p>18,9%</text:p>
          </table:table-cell>
          <table:table-cell office:value-type="percentage" office:value="0.15858078849999999" table:style-name="ce9">
            <text:p>15,9%</text:p>
          </table:table-cell>
          <table:table-cell office:value-type="percentage" office:value="0.1519392678" table:style-name="ce10">
            <text:p>15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0.1119760924" table:style-name="ce9">
            <text:p>11,2%</text:p>
          </table:table-cell>
          <table:table-cell office:value-type="percentage" office:value="0.1108127075" table:style-name="ce9">
            <text:p>11,1%</text:p>
          </table:table-cell>
          <table:table-cell office:value-type="percentage" office:value="0.12552758180000001" table:style-name="ce9">
            <text:p>12,6%</text:p>
          </table:table-cell>
          <table:table-cell office:value-type="percentage" office:value="0.12505471339999999" table:style-name="ce10">
            <text:p>12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loradio (Toruń) / do 2017-08 Radio ZET Gold (Toruń)</text:p>
          </table:table-cell>
          <table:table-cell office:value-type="percentage" office:value="7.4034329600000004E-2" table:style-name="ce9">
            <text:p>7,4%</text:p>
          </table:table-cell>
          <table:table-cell office:value-type="percentage" office:value="9.0982596499999999E-2" table:style-name="ce9">
            <text:p>9,1%</text:p>
          </table:table-cell>
          <table:table-cell office:value-type="percentage" office:value="9.5192886399999996E-2" table:style-name="ce9">
            <text:p>9,5%</text:p>
          </table:table-cell>
          <table:table-cell office:value-type="percentage" office:value="9.4454356200000006E-2" table:style-name="ce10">
            <text:p>9,4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9.9488476800000003E-2" table:style-name="ce9">
            <text:p>9,9%</text:p>
          </table:table-cell>
          <table:table-cell office:value-type="percentage" office:value="8.0660153799999995E-2" table:style-name="ce9">
            <text:p>8,1%</text:p>
          </table:table-cell>
          <table:table-cell office:value-type="percentage" office:value="0.1053919497" table:style-name="ce9">
            <text:p>10,5%</text:p>
          </table:table-cell>
          <table:table-cell office:value-type="percentage" office:value="8.7492077200000004E-2" table:style-name="ce10">
            <text:p>8,7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Maryja</text:p>
          </table:table-cell>
          <table:table-cell office:value-type="percentage" office:value="1.7224824100000001E-2" table:style-name="ce9">
            <text:p>1,7%</text:p>
          </table:table-cell>
          <table:table-cell office:value-type="percentage" office:value="4.2154786399999998E-2" table:style-name="ce9">
            <text:p>4,2%</text:p>
          </table:table-cell>
          <table:table-cell office:value-type="percentage" office:value="2.3299051800000001E-2" table:style-name="ce9">
            <text:p>2,3%</text:p>
          </table:table-cell>
          <table:table-cell office:value-type="percentage" office:value="8.4769493700000004E-2" table:style-name="ce10">
            <text:p>8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0.1008110371" table:style-name="ce9">
            <text:p>10,1%</text:p>
          </table:table-cell>
          <table:table-cell office:value-type="percentage" office:value="0.1153327534" table:style-name="ce9">
            <text:p>11,5%</text:p>
          </table:table-cell>
          <table:table-cell office:value-type="percentage" office:value="0.1222171173" table:style-name="ce9">
            <text:p>12,2%</text:p>
          </table:table-cell>
          <table:table-cell office:value-type="percentage" office:value="8.0384795800000006E-2" table:style-name="ce10">
            <text:p>8,0%</text:p>
          </table:table-cell>
          <table:table-cell table:number-columns-repeated="1017" table:style-name="ce2"/>
          <table:table-cell table:number-columns-repeated="15362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5.5141627300000003E-2" table:style-name="ce9">
            <text:p>5,5%</text:p>
          </table:table-cell>
          <table:table-cell office:value-type="percentage" office:value="5.6646535900000003E-2" table:style-name="ce9">
            <text:p>5,7%</text:p>
          </table:table-cell>
          <table:table-cell office:value-type="percentage" office:value="4.3595587800000002E-2" table:style-name="ce9">
            <text:p>4,4%</text:p>
          </table:table-cell>
          <table:table-cell office:value-type="percentage" office:value="7.1722928399999997E-2" table:style-name="ce10">
            <text:p>7,2%</text:p>
          </table:table-cell>
          <table:table-cell table:number-columns-repeated="1017" table:style-name="ce2"/>
          <table:table-cell table:number-columns-repeated="15362"/>
        </table:table-row>
        <table:table-row table:style-name="ro1">
          <table:table-cell office:value-type="string" table:style-name="ce2">
            <text:p>Radio ESKA Toruń</text:p>
          </table:table-cell>
          <table:table-cell office:value-type="percentage" office:value="8.26600106E-2" table:style-name="ce9">
            <text:p>8,3%</text:p>
          </table:table-cell>
          <table:table-cell office:value-type="percentage" office:value="8.8821358700000005E-2" table:style-name="ce9">
            <text:p>8,9%</text:p>
          </table:table-cell>
          <table:table-cell office:value-type="percentage" office:value="5.8102118699999997E-2" table:style-name="ce9">
            <text:p>5,8%</text:p>
          </table:table-cell>
          <table:table-cell office:value-type="percentage" office:value="7.1124063500000001E-2" table:style-name="ce10">
            <text:p>7,1%</text:p>
          </table:table-cell>
          <table:table-cell table:number-columns-repeated="1017" table:style-name="ce2"/>
          <table:table-cell table:number-columns-repeated="15362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0.1135016583" table:style-name="ce9">
            <text:p>11,4%</text:p>
          </table:table-cell>
          <table:table-cell office:value-type="percentage" office:value="2.1709788000000001E-2" table:style-name="ce9">
            <text:p>2,2%</text:p>
          </table:table-cell>
          <table:table-cell office:value-type="percentage" office:value="7.2654701899999993E-2" table:style-name="ce9">
            <text:p>7,3%</text:p>
          </table:table-cell>
          <table:table-cell office:value-type="percentage" office:value="6.5282540799999997E-2" table:style-name="ce10">
            <text:p>6,5%</text:p>
          </table:table-cell>
          <table:table-cell table:number-columns-repeated="1017" table:style-name="ce2"/>
          <table:table-cell table:number-columns-repeated="15362"/>
        </table:table-row>
        <table:table-row table:style-name="ro1">
          <table:table-cell office:value-type="string" table:style-name="ce2">
            <text:p>Radio Wawa (Toruń)</text:p>
          </table:table-cell>
          <table:table-cell office:value-type="percentage" office:value="5.8116460000000002E-2" table:style-name="ce9">
            <text:p>5,8%</text:p>
          </table:table-cell>
          <table:table-cell office:value-type="percentage" office:value="9.7036801699999994E-2" table:style-name="ce9">
            <text:p>9,7%</text:p>
          </table:table-cell>
          <table:table-cell office:value-type="percentage" office:value="9.36965679E-2" table:style-name="ce9">
            <text:p>9,4%</text:p>
          </table:table-cell>
          <table:table-cell office:value-type="percentage" office:value="6.2568395700000001E-2" table:style-name="ce10">
            <text:p>6,3%</text:p>
          </table:table-cell>
          <table:table-cell table:number-columns-repeated="1017" table:style-name="ce2"/>
          <table:table-cell table:number-columns-repeated="15362"/>
        </table:table-row>
        <table:table-row table:style-name="ro1">
          <table:table-cell office:value-type="string" table:style-name="ce2">
            <text:p>Radio RMF Classic (sieć: 20 częstotliwości) / badane od 10.2010</text:p>
          </table:table-cell>
          <table:table-cell office:value-type="percentage" office:value="6.1256799200000003E-2" table:style-name="ce9">
            <text:p>6,1%</text:p>
          </table:table-cell>
          <table:table-cell office:value-type="percentage" office:value="5.4765495800000001E-2" table:style-name="ce9">
            <text:p>5,5%</text:p>
          </table:table-cell>
          <table:table-cell office:value-type="percentage" office:value="4.2676444199999997E-2" table:style-name="ce9">
            <text:p>4,3%</text:p>
          </table:table-cell>
          <table:table-cell office:value-type="percentage" office:value="4.3066731300000001E-2" table:style-name="ce10">
            <text:p>4,3%</text:p>
          </table:table-cell>
          <table:table-cell table:number-columns-repeated="1017" table:style-name="ce2"/>
          <table:table-cell table:number-columns-repeated="15362"/>
        </table:table-row>
        <table:table-row table:style-name="ro1">
          <table:table-cell office:value-type="string" table:style-name="ce2">
            <text:p>Dwójka - Program 2 Polskiego Radia</text:p>
          </table:table-cell>
          <table:table-cell office:value-type="percentage" office:value="1.6312360000000001E-3" table:style-name="ce11">
            <text:p>0,2%</text:p>
          </table:table-cell>
          <table:table-cell office:value-type="percentage" office:value="3.5805812999999999E-3" table:style-name="ce11">
            <text:p>0,4%</text:p>
          </table:table-cell>
          <table:table-cell office:value-type="percentage" office:value="9.0713541999999994E-3" table:style-name="ce11">
            <text:p>0,9%</text:p>
          </table:table-cell>
          <table:table-cell office:value-type="percentage" office:value="1.0489142E-2" table:style-name="ce10">
            <text:p>1,0%</text:p>
          </table:table-cell>
          <table:table-cell table:number-columns-repeated="1017" table:style-name="ce2"/>
          <table:table-cell table:number-columns-repeated="15362"/>
        </table:table-row>
        <table:table-row table:style-name="ro1">
          <table:table-cell office:value-type="string" table:style-name="ce2">
            <text:p>Radio ESKA Grudziądz</text:p>
          </table:table-cell>
          <table:table-cell office:value-type="percentage" office:value="2.2350146000000002E-3" table:style-name="ce11">
            <text:p>0,2%</text:p>
          </table:table-cell>
          <table:table-cell office:value-type="percentage" office:value="1.5685165E-3" table:style-name="ce11">
            <text:p>0,2%</text:p>
          </table:table-cell>
          <table:table-cell office:value-type="percentage" office:value="3.6906508E-3" table:style-name="ce11">
            <text:p>0,4%</text:p>
          </table:table-cell>
          <table:table-cell office:value-type="percentage" office:value="9.5657521999999995E-3" table:style-name="ce12">
            <text:p>1,0%</text:p>
          </table:table-cell>
          <table:table-cell table:number-columns-repeated="1017" table:style-name="ce2"/>
          <table:table-cell table:number-columns-repeated="15362"/>
        </table:table-row>
        <table:table-row table:style-name="ro1">
          <table:table-cell office:value-type="string" table:style-name="ce9">
            <text:p>N=</text:p>
          </table:table-cell>
          <table:table-cell office:value-type="float" office:value="579" table:style-name="ce1">
            <text:p>579</text:p>
          </table:table-cell>
          <table:table-cell office:value-type="float" office:value="571" table:style-name="ce1">
            <text:p>571</text:p>
          </table:table-cell>
          <table:table-cell office:value-type="float" office:value="579" table:style-name="ce1">
            <text:p>579</text:p>
          </table:table-cell>
          <table:table-cell office:value-type="float" office:value="500" table:style-name="ce1">
            <text:p>5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9"/>
          <table:table-cell table:number-columns-repeated="4" table:style-name="ce16"/>
          <table:table-cell table:number-columns-repeated="2" table:style-name="ce9"/>
          <table:table-cell table:number-columns-repeated="16377"/>
        </table:table-row>
        <table:table-row table:number-rows-repeated="3" table:style-name="ro1">
          <table:table-cell table:number-columns-repeated="7" table:style-name="ce9"/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grudzień 2016 : maj 2017 (wielkość: 41 624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czerwiec 2017 : listopad 2017 (wielkość: 41 793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grudzień 2017 : maj 2018 (wielkość: 41 482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czerwiec 2018 : listopad 2018 (wielkość: 41 903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Toruń: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ybrane miasta = Toruń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ielkość (nie ważona): 166 320 (24 647 przypadków, 1,5% całej próby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tawienia wskaźników: Wartość wskaźnika</text:p>
          </table:table-cell>
          <table:table-cell table:number-columns-repeated="16383"/>
        </table:table-row>
        <table:table-row table:number-rows-repeated="1048532" table:style-name="ro1">
          <table:table-cell table:number-columns-repeated="16384"/>
        </table:table-row>
      </table:table>
      <table:table table:name="Szczecin" table:style-name="ta1"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7" table:default-cell-style-name="ce2"/>
        <table:table-column table:style-name="co9" table:number-columns-repeated="1018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4.12.201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6">
          <table:table-cell table:style-name="ce4"/>
          <table:table-cell office:value-type="string" table:style-name="ce4">
            <text:p>grudzień 2016 : maj 2017</text:p>
          </table:table-cell>
          <table:table-cell office:value-type="string" table:style-name="ce4">
            <text:p>czerwiec 2017 : listopad 2017</text:p>
          </table:table-cell>
          <table:table-cell office:value-type="string" table:style-name="ce4">
            <text:p>grudzień 2017 : maj 2018</text:p>
          </table:table-cell>
          <table:table-cell office:value-type="string" table:style-name="ce4">
            <text:p>czerwiec 2018 : listopad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Szczecin</text:p>
          </table:table-cell>
          <table:table-cell office:value-type="percentage" office:value="0.1741558674" table:style-name="ce9">
            <text:p>17,4%</text:p>
          </table:table-cell>
          <table:table-cell office:value-type="percentage" office:value="0.151541804" table:style-name="ce9">
            <text:p>15,2%</text:p>
          </table:table-cell>
          <table:table-cell office:value-type="percentage" office:value="0.1810076125" table:style-name="ce9">
            <text:p>18,1%</text:p>
          </table:table-cell>
          <table:table-cell office:value-type="percentage" office:value="0.17102922819999999" table:style-name="ce10">
            <text:p>17,1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0.1414099875" table:style-name="ce9">
            <text:p>14,1%</text:p>
          </table:table-cell>
          <table:table-cell office:value-type="percentage" office:value="0.10618827259999999" table:style-name="ce9">
            <text:p>10,6%</text:p>
          </table:table-cell>
          <table:table-cell office:value-type="percentage" office:value="0.14755906429999999" table:style-name="ce9">
            <text:p>14,8%</text:p>
          </table:table-cell>
          <table:table-cell office:value-type="percentage" office:value="0.14986994270000001" table:style-name="ce10">
            <text:p>15,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9.1129622399999999E-2" table:style-name="ce9">
            <text:p>9,1%</text:p>
          </table:table-cell>
          <table:table-cell office:value-type="percentage" office:value="0.14850052120000001" table:style-name="ce9">
            <text:p>14,9%</text:p>
          </table:table-cell>
          <table:table-cell office:value-type="percentage" office:value="0.12644888679999999" table:style-name="ce9">
            <text:p>12,6%</text:p>
          </table:table-cell>
          <table:table-cell office:value-type="percentage" office:value="0.1088498083" table:style-name="ce10">
            <text:p>10,9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0.16096423269999999" table:style-name="ce9">
            <text:p>16,1%</text:p>
          </table:table-cell>
          <table:table-cell office:value-type="percentage" office:value="7.6713140299999996E-2" table:style-name="ce9">
            <text:p>7,7%</text:p>
          </table:table-cell>
          <table:table-cell office:value-type="percentage" office:value="8.6006136999999996E-2" table:style-name="ce9">
            <text:p>8,6%</text:p>
          </table:table-cell>
          <table:table-cell office:value-type="percentage" office:value="0.1024754678" table:style-name="ce10">
            <text:p>10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MAXXX (Szczecin)</text:p>
          </table:table-cell>
          <table:table-cell office:value-type="percentage" office:value="2.6496127000000001E-2" table:style-name="ce9">
            <text:p>2,6%</text:p>
          </table:table-cell>
          <table:table-cell office:value-type="percentage" office:value="4.2189189000000002E-2" table:style-name="ce9">
            <text:p>4,2%</text:p>
          </table:table-cell>
          <table:table-cell office:value-type="percentage" office:value="4.14538619E-2" table:style-name="ce9">
            <text:p>4,1%</text:p>
          </table:table-cell>
          <table:table-cell office:value-type="percentage" office:value="6.3202570200000002E-2" table:style-name="ce10">
            <text:p>6,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ESKA (Szczecin)</text:p>
          </table:table-cell>
          <table:table-cell office:value-type="percentage" office:value="4.0656661099999998E-2" table:style-name="ce9">
            <text:p>4,1%</text:p>
          </table:table-cell>
          <table:table-cell office:value-type="percentage" office:value="7.50040971E-2" table:style-name="ce9">
            <text:p>7,5%</text:p>
          </table:table-cell>
          <table:table-cell office:value-type="percentage" office:value="4.5082585600000002E-2" table:style-name="ce9">
            <text:p>4,5%</text:p>
          </table:table-cell>
          <table:table-cell office:value-type="percentage" office:value="5.26562317E-2" table:style-name="ce10">
            <text:p>5,3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7.1196244199999995E-2" table:style-name="ce9">
            <text:p>7,1%</text:p>
          </table:table-cell>
          <table:table-cell office:value-type="percentage" office:value="4.0091794200000003E-2" table:style-name="ce9">
            <text:p>4,0%</text:p>
          </table:table-cell>
          <table:table-cell office:value-type="percentage" office:value="5.9052439700000001E-2" table:style-name="ce9">
            <text:p>5,9%</text:p>
          </table:table-cell>
          <table:table-cell office:value-type="percentage" office:value="4.7824264300000002E-2" table:style-name="ce10">
            <text:p>4,8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3">
            <text:p>Radio Złote Przeboje Na Fali 89,8 FM (Szczecin)</text:p>
          </table:table-cell>
          <table:table-cell office:value-type="percentage" office:value="5.4121036400000003E-2" table:style-name="ce9">
            <text:p>5,4%</text:p>
          </table:table-cell>
          <table:table-cell office:value-type="percentage" office:value="7.9263238200000002E-2" table:style-name="ce9">
            <text:p>7,9%</text:p>
          </table:table-cell>
          <table:table-cell office:value-type="percentage" office:value="4.7025157499999998E-2" table:style-name="ce9">
            <text:p>4,7%</text:p>
          </table:table-cell>
          <table:table-cell office:value-type="percentage" office:value="4.7763920299999998E-2" table:style-name="ce10">
            <text:p>4,8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3">
            <text:p>Radio VOX FM (sieć: 17 częstotliwości)/ do 2013-11 Radio Eska Rock</text:p>
          </table:table-cell>
          <table:table-cell office:value-type="percentage" office:value="3.0137165600000002E-2" table:style-name="ce9">
            <text:p>3,0%</text:p>
          </table:table-cell>
          <table:table-cell office:value-type="percentage" office:value="5.6391928799999998E-2" table:style-name="ce9">
            <text:p>5,6%</text:p>
          </table:table-cell>
          <table:table-cell office:value-type="percentage" office:value="3.8470794699999998E-2" table:style-name="ce9">
            <text:p>3,8%</text:p>
          </table:table-cell>
          <table:table-cell office:value-type="percentage" office:value="4.2948433600000002E-2" table:style-name="ce10">
            <text:p>4,3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3">
            <text:p>Radio RMF Classic (sieć: 20 częstotliwości) / badane od 10.2010</text:p>
          </table:table-cell>
          <table:table-cell office:value-type="percentage" office:value="3.68577171E-2" table:style-name="ce9">
            <text:p>3,7%</text:p>
          </table:table-cell>
          <table:table-cell office:value-type="percentage" office:value="4.4247381799999999E-2" table:style-name="ce9">
            <text:p>4,4%</text:p>
          </table:table-cell>
          <table:table-cell office:value-type="percentage" office:value="4.7204294799999998E-2" table:style-name="ce9">
            <text:p>4,7%</text:p>
          </table:table-cell>
          <table:table-cell office:value-type="percentage" office:value="4.1771712900000001E-2" table:style-name="ce10">
            <text:p>4,2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3">
            <text:p>Antyradio / do 2015-01 Radio ZET Chilli</text:p>
          </table:table-cell>
          <table:table-cell office:value-type="percentage" office:value="5.5494833E-2" table:style-name="ce9">
            <text:p>5,5%</text:p>
          </table:table-cell>
          <table:table-cell office:value-type="percentage" office:value="6.07767866E-2" table:style-name="ce9">
            <text:p>6,1%</text:p>
          </table:table-cell>
          <table:table-cell office:value-type="percentage" office:value="5.6372230299999999E-2" table:style-name="ce9">
            <text:p>5,6%</text:p>
          </table:table-cell>
          <table:table-cell office:value-type="percentage" office:value="4.1370102399999997E-2" table:style-name="ce10">
            <text:p>4,1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3">
            <text:p>Radio Plus Szczecin</text:p>
          </table:table-cell>
          <table:table-cell office:value-type="percentage" office:value="2.0848354400000001E-2" table:style-name="ce9">
            <text:p>2,1%</text:p>
          </table:table-cell>
          <table:table-cell office:value-type="percentage" office:value="2.78455388E-2" table:style-name="ce9">
            <text:p>2,8%</text:p>
          </table:table-cell>
          <table:table-cell office:value-type="percentage" office:value="2.7202375300000001E-2" table:style-name="ce9">
            <text:p>2,7%</text:p>
          </table:table-cell>
          <table:table-cell office:value-type="percentage" office:value="3.2210055899999999E-2" table:style-name="ce10">
            <text:p>3,2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3">
            <text:p>Radio Wawa (Szczecin)</text:p>
          </table:table-cell>
          <table:table-cell office:value-type="percentage" office:value="2.3962945499999999E-2" table:style-name="ce9">
            <text:p>2,4%</text:p>
          </table:table-cell>
          <table:table-cell office:value-type="percentage" office:value="3.3099556600000003E-2" table:style-name="ce9">
            <text:p>3,3%</text:p>
          </table:table-cell>
          <table:table-cell office:value-type="percentage" office:value="2.0480906399999999E-2" table:style-name="ce9">
            <text:p>2,0%</text:p>
          </table:table-cell>
          <table:table-cell office:value-type="percentage" office:value="2.99262434E-2" table:style-name="ce10">
            <text:p>3,0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3">
            <text:p>Jedynka - Program 1 Polskiego Radia</text:p>
          </table:table-cell>
          <table:table-cell office:value-type="percentage" office:value="4.2751263900000003E-2" table:style-name="ce9">
            <text:p>4,3%</text:p>
          </table:table-cell>
          <table:table-cell office:value-type="percentage" office:value="3.20706402E-2" table:style-name="ce9">
            <text:p>3,2%</text:p>
          </table:table-cell>
          <table:table-cell office:value-type="percentage" office:value="3.6017228499999998E-2" table:style-name="ce9">
            <text:p>3,6%</text:p>
          </table:table-cell>
          <table:table-cell office:value-type="percentage" office:value="2.3076544099999999E-2" table:style-name="ce10">
            <text:p>2,3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3">
            <text:p>Radio Maryja</text:p>
          </table:table-cell>
          <table:table-cell office:value-type="percentage" office:value="6.1123784999999996E-3" table:style-name="ce9">
            <text:p>0,6%</text:p>
          </table:table-cell>
          <table:table-cell office:value-type="percentage" office:value="6.5730132999999996E-3" table:style-name="ce9">
            <text:p>0,7%</text:p>
          </table:table-cell>
          <table:table-cell office:value-type="percentage" office:value="1.03929494E-2" table:style-name="ce9">
            <text:p>1,0%</text:p>
          </table:table-cell>
          <table:table-cell office:value-type="percentage" office:value="1.8841074900000001E-2" table:style-name="ce10">
            <text:p>1,9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3">
            <text:p>Polskie Radio 24 / do 2016-08 Czwórka - Program 4 Polskiego Radia</text:p>
          </table:table-cell>
          <table:table-cell office:value-type="percentage" office:value="9.7634639999999995E-3" table:style-name="ce9">
            <text:p>1,0%</text:p>
          </table:table-cell>
          <table:table-cell office:value-type="percentage" office:value="7.8411334000000003E-3" table:style-name="ce9">
            <text:p>0,8%</text:p>
          </table:table-cell>
          <table:table-cell office:value-type="percentage" office:value="7.3313342999999998E-3" table:style-name="ce9">
            <text:p>0,7%</text:p>
          </table:table-cell>
          <table:table-cell office:value-type="percentage" office:value="7.4090401E-3" table:style-name="ce10">
            <text:p>0,7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0">
            <text:p>Dwójka - Program 2 Polskiego Radia</text:p>
          </table:table-cell>
          <table:table-cell office:value-type="percentage" office:value="2.1203496999999999E-3" table:style-name="ce11">
            <text:p>0,2%</text:p>
          </table:table-cell>
          <table:table-cell office:value-type="percentage" office:value="4.8801238000000004E-3" table:style-name="ce11">
            <text:p>0,5%</text:p>
          </table:table-cell>
          <table:table-cell office:value-type="percentage" office:value="5.2638199999999998E-3" table:style-name="ce11">
            <text:p>0,5%</text:p>
          </table:table-cell>
          <table:table-cell office:value-type="percentage" office:value="5.046404E-3" table:style-name="ce18">
            <text:p>0,5%</text:p>
          </table:table-cell>
          <table:table-cell table:style-name="ce1"/>
          <table:table-cell table:number-columns-repeated="16378"/>
        </table:table-row>
        <table:table-row table:style-name="ro1">
          <table:table-cell office:value-type="string" table:style-name="ce9">
            <text:p>Radio Szczecin Extra / do 2016-06 Radio 94,4 Szczecin fm (Szczecin)</text:p>
          </table:table-cell>
          <table:table-cell office:value-type="percentage" office:value="2.6470595E-3" table:style-name="ce11">
            <text:p>0,3%</text:p>
          </table:table-cell>
          <table:table-cell office:value-type="percentage" office:value="1.1978544000000001E-3" table:style-name="ce11">
            <text:p>0,1%</text:p>
          </table:table-cell>
          <table:table-cell office:value-type="percentage" office:value="1.1712082E-3" table:style-name="ce11">
            <text:p>0,1%</text:p>
          </table:table-cell>
          <table:table-cell office:value-type="percentage" office:value="2.0427990000000001E-3" table:style-name="ce39">
            <text:p>0,2%</text:p>
          </table:table-cell>
          <table:table-cell table:style-name="ce1"/>
          <table:table-cell table:number-columns-repeated="16378"/>
        </table:table-row>
        <table:table-row table:style-name="ro1">
          <table:table-cell office:value-type="string" table:style-name="ce9">
            <text:p>N=</text:p>
          </table:table-cell>
          <table:table-cell office:value-type="float" office:value="1112" table:style-name="ce1">
            <text:p>1112</text:p>
          </table:table-cell>
          <table:table-cell office:value-type="float" office:value="972" table:style-name="ce1">
            <text:p>972</text:p>
          </table:table-cell>
          <table:table-cell office:value-type="float" office:value="1071" table:style-name="ce1">
            <text:p>1071</text:p>
          </table:table-cell>
          <table:table-cell office:value-type="float" office:value="1076" table:style-name="ce1">
            <text:p>1076</text:p>
          </table:table-cell>
          <table:table-cell table:style-name="ce1"/>
          <table:table-cell table:number-columns-repeated="16378"/>
        </table:table-row>
        <table:table-row table:number-rows-repeated="7" table:style-name="ro1">
          <table:table-cell table:style-name="ce9"/>
          <table:table-cell table:number-columns-repeated="4" table:style-name="ce11"/>
          <table:table-cell table:style-name="ce1"/>
          <table:table-cell table:number-columns-repeated="16378"/>
        </table:table-row>
        <table:table-row table:number-rows-repeated="2" table:style-name="ro1">
          <table:table-cell table:style-name="ce2"/>
          <table:table-cell table:number-columns-repeated="5" table:style-name="ce1"/>
          <table:table-cell table:number-columns-repeated="16378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5" table:style-name="ce1"/>
          <table:table-cell table:number-columns-repeated="16378"/>
        </table:table-row>
        <table:table-row table:style-name="ro1">
          <table:table-cell office:value-type="string" table:style-name="ce2">
            <text:p><text:s text:c="4"/>grudzień 2016 : maj 2017 (wielkość: 41 624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czerwiec 2017 : listopad 2017 (wielkość: 41 793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grudzień 2017 : maj 2018 (wielkość: 41 482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czerwiec 2018 : listopad 2018 (wielkość: 41 903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Grupy celow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Szczecin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Wybrane miasta = Szczeci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Wielkość (nie ważona): 331 867 (38 382 przypadków, 2,4% całej próby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tawienia wskaźników: Wartość wskaźnika</text:p>
          </table:table-cell>
          <table:table-cell table:number-columns-repeated="16383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number-rows-repeated="1048523" table:style-name="ro3">
          <table:table-cell table:number-columns-repeated="16384"/>
        </table:table-row>
      </table:table>
      <table:table table:name="Rzeszów" table:style-name="ta1">
        <table:table-column table:style-name="co21" table:default-cell-style-name="ce2"/>
        <table:table-column table:style-name="co22" table:default-cell-style-name="ce2"/>
        <table:table-column table:style-name="co3" table:default-cell-style-name="ce2"/>
        <table:table-column table:style-name="co13" table:default-cell-style-name="ce2"/>
        <table:table-column table:style-name="co15" table:default-cell-style-name="ce2"/>
        <table:table-column table:style-name="co9" table:number-columns-repeated="1018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4.12.201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4"/>
          <table:table-cell office:value-type="string" table:style-name="ce4">
            <text:p>grudzień 2016 : maj 2017</text:p>
          </table:table-cell>
          <table:table-cell office:value-type="string" table:style-name="ce4">
            <text:p>czerwiec 2017 : listopad 2017</text:p>
          </table:table-cell>
          <table:table-cell office:value-type="string" table:style-name="ce4">
            <text:p>grudzień 2017 : maj 2018</text:p>
          </table:table-cell>
          <table:table-cell office:value-type="string" table:style-name="ce4">
            <text:p>czerwiec 2018 : listopad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0.16569265399999999" table:style-name="ce9">
            <text:p>16,6%</text:p>
          </table:table-cell>
          <table:table-cell office:value-type="percentage" office:value="0.18658591050000001" table:style-name="ce9">
            <text:p>18,7%</text:p>
          </table:table-cell>
          <table:table-cell office:value-type="percentage" office:value="0.1683315473" table:style-name="ce9">
            <text:p>16,8%</text:p>
          </table:table-cell>
          <table:table-cell office:value-type="percentage" office:value="0.16533494609999999" table:style-name="ce10">
            <text:p>16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ESKA (Rzeszów)</text:p>
          </table:table-cell>
          <table:table-cell office:value-type="percentage" office:value="3.6843072599999999E-2" table:style-name="ce9">
            <text:p>3,7%</text:p>
          </table:table-cell>
          <table:table-cell office:value-type="percentage" office:value="9.6110635700000002E-2" table:style-name="ce9">
            <text:p>9,6%</text:p>
          </table:table-cell>
          <table:table-cell office:value-type="percentage" office:value="8.3661685900000005E-2" table:style-name="ce9">
            <text:p>8,4%</text:p>
          </table:table-cell>
          <table:table-cell office:value-type="percentage" office:value="0.135476967" table:style-name="ce10">
            <text:p>13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0.17199435199999999" table:style-name="ce9">
            <text:p>17,2%</text:p>
          </table:table-cell>
          <table:table-cell office:value-type="percentage" office:value="0.15767360799999999" table:style-name="ce9">
            <text:p>15,8%</text:p>
          </table:table-cell>
          <table:table-cell office:value-type="percentage" office:value="0.1809708592" table:style-name="ce9">
            <text:p>18,1%</text:p>
          </table:table-cell>
          <table:table-cell office:value-type="percentage" office:value="0.12509422510000001" table:style-name="ce10">
            <text:p>12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9.3256831799999995E-2" table:style-name="ce9">
            <text:p>9,3%</text:p>
          </table:table-cell>
          <table:table-cell office:value-type="percentage" office:value="5.7758267299999999E-2" table:style-name="ce9">
            <text:p>5,8%</text:p>
          </table:table-cell>
          <table:table-cell office:value-type="percentage" office:value="6.3800047499999998E-2" table:style-name="ce9">
            <text:p>6,4%</text:p>
          </table:table-cell>
          <table:table-cell office:value-type="percentage" office:value="8.5094782499999994E-2" table:style-name="ce10">
            <text:p>8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ntyradio / do 2015-01 Radio ZET Chilli</text:p>
          </table:table-cell>
          <table:table-cell office:value-type="percentage" office:value="7.7176969299999995E-2" table:style-name="ce9">
            <text:p>7,7%</text:p>
          </table:table-cell>
          <table:table-cell office:value-type="percentage" office:value="6.5995303899999996E-2" table:style-name="ce9">
            <text:p>6,6%</text:p>
          </table:table-cell>
          <table:table-cell office:value-type="percentage" office:value="8.2965352000000006E-2" table:style-name="ce9">
            <text:p>8,3%</text:p>
          </table:table-cell>
          <table:table-cell office:value-type="percentage" office:value="7.5551471300000006E-2" table:style-name="ce10">
            <text:p>7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łote Przeboje Res 95,7 FM (Rzeszów)</text:p>
          </table:table-cell>
          <table:table-cell office:value-type="percentage" office:value="7.7006598800000006E-2" table:style-name="ce9">
            <text:p>7,7%</text:p>
          </table:table-cell>
          <table:table-cell office:value-type="percentage" office:value="9.0403474100000006E-2" table:style-name="ce9">
            <text:p>9,0%</text:p>
          </table:table-cell>
          <table:table-cell office:value-type="percentage" office:value="8.8801565299999996E-2" table:style-name="ce9">
            <text:p>8,9%</text:p>
          </table:table-cell>
          <table:table-cell office:value-type="percentage" office:value="6.7362093900000003E-2" table:style-name="ce10">
            <text:p>6,7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skie Radio Rzeszów</text:p>
          </table:table-cell>
          <table:table-cell office:value-type="percentage" office:value="7.6495821000000006E-2" table:style-name="ce9">
            <text:p>7,6%</text:p>
          </table:table-cell>
          <table:table-cell office:value-type="percentage" office:value="7.1153165700000007E-2" table:style-name="ce9">
            <text:p>7,1%</text:p>
          </table:table-cell>
          <table:table-cell office:value-type="percentage" office:value="6.4924478899999999E-2" table:style-name="ce9">
            <text:p>6,5%</text:p>
          </table:table-cell>
          <table:table-cell office:value-type="percentage" office:value="5.9650202800000003E-2" table:style-name="ce10">
            <text:p>6,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Wawa (Rzeszów)</text:p>
          </table:table-cell>
          <table:table-cell office:value-type="percentage" office:value="6.3263464800000002E-2" table:style-name="ce9">
            <text:p>6,3%</text:p>
          </table:table-cell>
          <table:table-cell office:value-type="percentage" office:value="6.2775518599999997E-2" table:style-name="ce9">
            <text:p>6,3%</text:p>
          </table:table-cell>
          <table:table-cell office:value-type="percentage" office:value="4.3449478899999998E-2" table:style-name="ce9">
            <text:p>4,3%</text:p>
          </table:table-cell>
          <table:table-cell office:value-type="percentage" office:value="5.1409966799999998E-2" table:style-name="ce10">
            <text:p>5,1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8.5267111899999998E-2" table:style-name="ce9">
            <text:p>8,5%</text:p>
          </table:table-cell>
          <table:table-cell office:value-type="percentage" office:value="2.2779814299999999E-2" table:style-name="ce9">
            <text:p>2,3%</text:p>
          </table:table-cell>
          <table:table-cell office:value-type="percentage" office:value="4.25015116E-2" table:style-name="ce9">
            <text:p>4,3%</text:p>
          </table:table-cell>
          <table:table-cell office:value-type="percentage" office:value="4.66682104E-2" table:style-name="ce10">
            <text:p>4,7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2.2448938700000001E-2" table:style-name="ce9">
            <text:p>2,2%</text:p>
          </table:table-cell>
          <table:table-cell office:value-type="percentage" office:value="3.7123571600000002E-2" table:style-name="ce9">
            <text:p>3,7%</text:p>
          </table:table-cell>
          <table:table-cell office:value-type="percentage" office:value="2.6008791699999999E-2" table:style-name="ce9">
            <text:p>2,6%</text:p>
          </table:table-cell>
          <table:table-cell office:value-type="percentage" office:value="3.7266713100000001E-2" table:style-name="ce10">
            <text:p>3,7%</text:p>
          </table:table-cell>
          <table:table-cell table:number-columns-repeated="16379" table:style-name="ce21"/>
        </table:table-row>
        <table:table-row table:style-name="ro1">
          <table:table-cell office:value-type="string" table:style-name="ce2">
            <text:p>Radio Maryja</text:p>
          </table:table-cell>
          <table:table-cell office:value-type="percentage" office:value="7.1244024000000003E-3" table:style-name="ce9">
            <text:p>0,7%</text:p>
          </table:table-cell>
          <table:table-cell office:value-type="percentage" office:value="4.3359160399999999E-2" table:style-name="ce9">
            <text:p>4,3%</text:p>
          </table:table-cell>
          <table:table-cell office:value-type="percentage" office:value="2.5996217799999999E-2" table:style-name="ce9">
            <text:p>2,6%</text:p>
          </table:table-cell>
          <table:table-cell office:value-type="percentage" office:value="2.34066317E-2" table:style-name="ce10">
            <text:p>2,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kademickie Radio Centrum (Rzeszów)</text:p>
          </table:table-cell>
          <table:table-cell office:value-type="percentage" office:value="1.01275328E-2" table:style-name="ce9">
            <text:p>1,0%</text:p>
          </table:table-cell>
          <table:table-cell office:value-type="percentage" office:value="1.0677542999999999E-2" table:style-name="ce9">
            <text:p>1,1%</text:p>
          </table:table-cell>
          <table:table-cell office:value-type="percentage" office:value="7.7913809000000004E-3" table:style-name="ce9">
            <text:p>0,8%</text:p>
          </table:table-cell>
          <table:table-cell office:value-type="percentage" office:value="2.1803511500000001E-2" table:style-name="ce10">
            <text:p>2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VIA (Rzeszów)</text:p>
          </table:table-cell>
          <table:table-cell office:value-type="percentage" office:value="3.0385190699999998E-2" table:style-name="ce9">
            <text:p>3,0%</text:p>
          </table:table-cell>
          <table:table-cell office:value-type="percentage" office:value="2.4717610500000001E-2" table:style-name="ce9">
            <text:p>2,5%</text:p>
          </table:table-cell>
          <table:table-cell office:value-type="percentage" office:value="4.2678327799999999E-2" table:style-name="ce9">
            <text:p>4,3%</text:p>
          </table:table-cell>
          <table:table-cell office:value-type="percentage" office:value="1.96258487E-2" table:style-name="ce10">
            <text:p>2,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VOX FM (sieć: 17 częstotliwości)/ do 2013-11 Radio Eska Rock</text:p>
          </table:table-cell>
          <table:table-cell office:value-type="percentage" office:value="3.3568302600000002E-2" table:style-name="ce11">
            <text:p>3,4%</text:p>
          </table:table-cell>
          <table:table-cell office:value-type="percentage" office:value="2.9818623999999998E-2" table:style-name="ce11">
            <text:p>3,0%</text:p>
          </table:table-cell>
          <table:table-cell office:value-type="percentage" office:value="3.4777033899999997E-2" table:style-name="ce11">
            <text:p>3,5%</text:p>
          </table:table-cell>
          <table:table-cell office:value-type="percentage" office:value="1.7595276600000001E-2" table:style-name="ce12">
            <text:p>1,8%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Polskie Radio 24 / do 2016-08 Czwórka - Program 4 Polskiego Radia</text:p>
          </table:table-cell>
          <table:table-cell office:value-type="percentage" office:value="2.4202620800000001E-2" table:style-name="ce11">
            <text:p>2,4%</text:p>
          </table:table-cell>
          <table:table-cell office:value-type="percentage" office:value="1.61674006E-2" table:style-name="ce11">
            <text:p>1,6%</text:p>
          </table:table-cell>
          <table:table-cell office:value-type="percentage" office:value="1.53023759E-2" table:style-name="ce11">
            <text:p>1,5%</text:p>
          </table:table-cell>
          <table:table-cell office:value-type="percentage" office:value="7.3552225000000004E-3" table:style-name="ce39">
            <text:p>0,7%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Dwójka - Program 2 Polskiego Radia</text:p>
          </table:table-cell>
          <table:table-cell office:value-type="percentage" office:value="1.6349856100000001E-2" table:style-name="ce9">
            <text:p>1,6%</text:p>
          </table:table-cell>
          <table:table-cell office:value-type="percentage" office:value="5.5256454999999998E-3" table:style-name="ce9">
            <text:p>0,6%</text:p>
          </table:table-cell>
          <table:table-cell office:value-type="percentage" office:value="3.5649595000000001E-3" table:style-name="ce9">
            <text:p>0,4%</text:p>
          </table:table-cell>
          <table:table-cell office:value-type="percentage" office:value="3.9207911000000003E-3" table:style-name="ce41">
            <text:p>0,4%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N=</text:p>
          </table:table-cell>
          <table:table-cell office:value-type="float" office:value="537" table:style-name="ce1">
            <text:p>537</text:p>
          </table:table-cell>
          <table:table-cell office:value-type="float" office:value="495" table:style-name="ce1">
            <text:p>495</text:p>
          </table:table-cell>
          <table:table-cell office:value-type="float" office:value="556" table:style-name="ce1">
            <text:p>556</text:p>
          </table:table-cell>
          <table:table-cell office:value-type="float" office:value="514" table:style-name="ce1">
            <text:p>514</text:p>
          </table:table-cell>
          <table:table-cell table:number-columns-repeated="16379"/>
        </table:table-row>
        <table:table-row table:number-rows-repeated="2" table:style-name="ro1">
          <table:table-cell table:number-columns-repeated="5" table:style-name="ce9"/>
          <table:table-cell table:number-columns-repeated="16379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grudzień 2016 : maj 2017 (wielkość: 41 624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czerwiec 2017 : listopad 2017 (wielkość: 41 793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grudzień 2017 : maj 2018 (wielkość: 41 482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czerwiec 2018 : listopad 2018 (wielkość: 41 903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Rzeszów: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ybrane miasta = Rzeszów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ielkość (nie ważona): 138 002 (24 262 przypadków, 1,5% całej próby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skaźniki słuchalności: Udział w czasie słuchania (%)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Ustawienia wskaźników: Wartość wskaźnika</text:p>
          </table:table-cell>
          <table:table-cell table:number-columns-repeated="16383"/>
        </table:table-row>
        <table:table-row table:number-rows-repeated="1048531" table:style-name="ro3">
          <table:table-cell table:number-columns-repeated="16384"/>
        </table:table-row>
      </table:table>
      <table:table table:name="Radom" table:style-name="ta1">
        <table:table-column table:style-name="co23" table:default-cell-style-name="ce2"/>
        <table:table-column table:style-name="co19" table:default-cell-style-name="ce2"/>
        <table:table-column table:style-name="co24" table:default-cell-style-name="ce2"/>
        <table:table-column table:style-name="co3" table:default-cell-style-name="ce2"/>
        <table:table-column table:style-name="co8" table:default-cell-style-name="ce2"/>
        <table:table-column table:style-name="co9" table:number-columns-repeated="1018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4.12.201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7">
          <table:table-cell table:style-name="ce4"/>
          <table:table-cell office:value-type="string" table:style-name="ce4">
            <text:p>grudzień 2016 : maj 2017</text:p>
          </table:table-cell>
          <table:table-cell office:value-type="string" table:style-name="ce4">
            <text:p>czerwiec 2017 : listopad 2017</text:p>
          </table:table-cell>
          <table:table-cell office:value-type="string" table:style-name="ce4">
            <text:p>grudzień 2017 : maj 2018</text:p>
          </table:table-cell>
          <table:table-cell office:value-type="string" table:style-name="ce4">
            <text:p>czerwiec 2018 : listopad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Rekord FM (Radom)</text:p>
          </table:table-cell>
          <table:table-cell office:value-type="percentage" office:value="0.30520768949999999" table:style-name="ce9">
            <text:p>30,5%</text:p>
          </table:table-cell>
          <table:table-cell office:value-type="percentage" office:value="0.29126378759999999" table:style-name="ce9">
            <text:p>29,1%</text:p>
          </table:table-cell>
          <table:table-cell office:value-type="percentage" office:value="0.27689841409999999" table:style-name="ce9">
            <text:p>27,7%</text:p>
          </table:table-cell>
          <table:table-cell office:value-type="percentage" office:value="0.2470741051" table:style-name="ce10">
            <text:p>24,7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8.0813894100000006E-2" table:style-name="ce9">
            <text:p>8,1%</text:p>
          </table:table-cell>
          <table:table-cell office:value-type="percentage" office:value="0.14247954509999999" table:style-name="ce9">
            <text:p>14,2%</text:p>
          </table:table-cell>
          <table:table-cell office:value-type="percentage" office:value="0.1389768264" table:style-name="ce9">
            <text:p>13,9%</text:p>
          </table:table-cell>
          <table:table-cell office:value-type="percentage" office:value="0.1642029029" table:style-name="ce10">
            <text:p>16,4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ESKA (Radom)</text:p>
          </table:table-cell>
          <table:table-cell office:value-type="percentage" office:value="0.10760659340000001" table:style-name="ce9">
            <text:p>10,8%</text:p>
          </table:table-cell>
          <table:table-cell office:value-type="percentage" office:value="0.1149809046" table:style-name="ce9">
            <text:p>11,5%</text:p>
          </table:table-cell>
          <table:table-cell office:value-type="percentage" office:value="0.127828416" table:style-name="ce9">
            <text:p>12,8%</text:p>
          </table:table-cell>
          <table:table-cell office:value-type="percentage" office:value="0.1381185791" table:style-name="ce10">
            <text:p>13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8.5178304600000004E-2" table:style-name="ce9">
            <text:p>8,5%</text:p>
          </table:table-cell>
          <table:table-cell office:value-type="percentage" office:value="6.9279271599999998E-2" table:style-name="ce9">
            <text:p>6,9%</text:p>
          </table:table-cell>
          <table:table-cell office:value-type="percentage" office:value="5.9282940100000001E-2" table:style-name="ce9">
            <text:p>5,9%</text:p>
          </table:table-cell>
          <table:table-cell office:value-type="percentage" office:value="0.1031918705" table:style-name="ce10">
            <text:p>10,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0.12878080089999999" table:style-name="ce9">
            <text:p>12,9%</text:p>
          </table:table-cell>
          <table:table-cell office:value-type="percentage" office:value="0.1191008581" table:style-name="ce9">
            <text:p>11,9%</text:p>
          </table:table-cell>
          <table:table-cell office:value-type="percentage" office:value="0.1089696406" table:style-name="ce9">
            <text:p>10,9%</text:p>
          </table:table-cell>
          <table:table-cell office:value-type="percentage" office:value="0.1017905289" table:style-name="ce10">
            <text:p>10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Plus Radom</text:p>
          </table:table-cell>
          <table:table-cell office:value-type="percentage" office:value="6.2714365399999999E-2" table:style-name="ce9">
            <text:p>6,3%</text:p>
          </table:table-cell>
          <table:table-cell office:value-type="percentage" office:value="8.4675235200000004E-2" table:style-name="ce9">
            <text:p>8,5%</text:p>
          </table:table-cell>
          <table:table-cell office:value-type="percentage" office:value="7.3728069800000004E-2" table:style-name="ce9">
            <text:p>7,4%</text:p>
          </table:table-cell>
          <table:table-cell office:value-type="percentage" office:value="5.7640849899999999E-2" table:style-name="ce10">
            <text:p>5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4.17154172E-2" table:style-name="ce9">
            <text:p>4,2%</text:p>
          </table:table-cell>
          <table:table-cell office:value-type="percentage" office:value="6.1187825199999997E-2" table:style-name="ce9">
            <text:p>6,1%</text:p>
          </table:table-cell>
          <table:table-cell office:value-type="percentage" office:value="3.4206348300000002E-2" table:style-name="ce9">
            <text:p>3,4%</text:p>
          </table:table-cell>
          <table:table-cell office:value-type="percentage" office:value="5.4914770000000002E-2" table:style-name="ce10">
            <text:p>5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VOX FM (Radom) / do 2016-08 Radio Mazowsze (Radom)</text:p>
          </table:table-cell>
          <table:table-cell office:value-type="percentage" office:value="5.2060156699999999E-2" table:style-name="ce9">
            <text:p>5,2%</text:p>
          </table:table-cell>
          <table:table-cell office:value-type="percentage" office:value="3.7346758299999998E-2" table:style-name="ce9">
            <text:p>3,7%</text:p>
          </table:table-cell>
          <table:table-cell office:value-type="percentage" office:value="5.9755906300000002E-2" table:style-name="ce9">
            <text:p>6,0%</text:p>
          </table:table-cell>
          <table:table-cell office:value-type="percentage" office:value="5.0256657699999999E-2" table:style-name="ce10">
            <text:p>5,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wójka - Program 2 Polskiego Radia</text:p>
          </table:table-cell>
          <table:table-cell office:value-type="percentage" office:value="6.7029788999999999E-3" table:style-name="ce9">
            <text:p>0,7%</text:p>
          </table:table-cell>
          <table:table-cell office:value-type="percentage" office:value="5.5144857000000002E-3" table:style-name="ce9">
            <text:p>0,6%</text:p>
          </table:table-cell>
          <table:table-cell office:value-type="percentage" office:value="6.4888226999999998E-3" table:style-name="ce9">
            <text:p>0,6%</text:p>
          </table:table-cell>
          <table:table-cell office:value-type="percentage" office:value="1.67512085E-2" table:style-name="ce10">
            <text:p>1,7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3.5971620099999997E-2" table:style-name="ce9">
            <text:p>3,6%</text:p>
          </table:table-cell>
          <table:table-cell office:value-type="percentage" office:value="1.5802559099999999E-2" table:style-name="ce9">
            <text:p>1,6%</text:p>
          </table:table-cell>
          <table:table-cell office:value-type="percentage" office:value="2.5409706099999999E-2" table:style-name="ce9">
            <text:p>2,5%</text:p>
          </table:table-cell>
          <table:table-cell office:value-type="percentage" office:value="1.41560499E-2" table:style-name="ce10">
            <text:p>1,4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Classic (sieć: 20 częstotliwości) / badane od 10.2010</text:p>
          </table:table-cell>
          <table:table-cell office:value-type="percentage" office:value="5.6955195000000002E-3" table:style-name="ce9">
            <text:p>0,6%</text:p>
          </table:table-cell>
          <table:table-cell office:value-type="percentage" office:value="1.3382238E-3" table:style-name="ce9">
            <text:p>0,1%</text:p>
          </table:table-cell>
          <table:table-cell office:value-type="percentage" office:value="3.2177250000000002E-4" table:style-name="ce9">
            <text:p>0,0%</text:p>
          </table:table-cell>
          <table:table-cell office:value-type="percentage" office:value="5.4711776999999996E-3" table:style-name="ce42">
            <text:p>0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Maryja</text:p>
          </table:table-cell>
          <table:table-cell office:value-type="percentage" office:value="2.9344241399999998E-2" table:style-name="ce11">
            <text:p>2,9%</text:p>
          </table:table-cell>
          <table:table-cell office:value-type="percentage" office:value="1.84751802E-2" table:style-name="ce11">
            <text:p>1,8%</text:p>
          </table:table-cell>
          <table:table-cell office:value-type="percentage" office:value="3.7458260299999997E-2" table:style-name="ce11">
            <text:p>3,7%</text:p>
          </table:table-cell>
          <table:table-cell office:value-type="percentage" office:value="5.1681059999999996E-3" table:style-name="ce39">
            <text:p>0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skie Radio 24 / do 2016-08 Czwórka - Program 4 Polskiego Radia</text:p>
          </table:table-cell>
          <table:table-cell office:value-type="percentage" office:value="9.6699830999999997E-3" table:style-name="ce9">
            <text:p>1,0%</text:p>
          </table:table-cell>
          <table:table-cell office:value-type="percentage" office:value="2.0181187E-3" table:style-name="ce9">
            <text:p>0,2%</text:p>
          </table:table-cell>
          <table:table-cell office:value-type="percentage" office:value="1.53728153E-2" table:style-name="ce9">
            <text:p>1,5%</text:p>
          </table:table-cell>
          <table:table-cell office:value-type="percentage" office:value="1.7265478E-3" table:style-name="ce41">
            <text:p>0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=</text:p>
          </table:table-cell>
          <table:table-cell office:value-type="float" office:value="637" table:style-name="ce1">
            <text:p>637</text:p>
          </table:table-cell>
          <table:table-cell office:value-type="float" office:value="632" table:style-name="ce1">
            <text:p>632</text:p>
          </table:table-cell>
          <table:table-cell office:value-type="float" office:value="583" table:style-name="ce1">
            <text:p>583</text:p>
          </table:table-cell>
          <table:table-cell office:value-type="float" office:value="645" table:style-name="ce1">
            <text:p>645</text:p>
          </table:table-cell>
          <table:table-cell table:number-columns-repeated="16379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32"/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grudzień 2016 : maj 2017 (wielkość: 41 624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czerwiec 2017 : listopad 2017 (wielkość: 41 793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grudzień 2017 : maj 2018 (wielkość: 41 482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czerwiec 2018 : listopad 2018 (wielkość: 41 903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Radom: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ybrane miasta = Rad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ielkość (nie ważona): 177 740 (25 556 przypadków, 1,6% całej próby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skaźniki słuchalności: Udział w czasie słuchania (%)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Ustawienia wskaźników: Wartość wskaźnika</text:p>
          </table:table-cell>
          <table:table-cell table:number-columns-repeated="16383"/>
        </table:table-row>
        <table:table-row table:number-rows-repeated="1048535" table:style-name="ro3">
          <table:table-cell table:number-columns-repeated="16384"/>
        </table:table-row>
      </table:table>
      <table:table table:name="Poznań" table:style-name="ta1"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15" table:default-cell-style-name="ce2"/>
        <table:table-column table:style-name="co28" table:default-cell-style-name="ce2"/>
        <table:table-column table:style-name="co9" table:number-columns-repeated="1018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4.12.201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8">
          <table:table-cell table:style-name="ce4"/>
          <table:table-cell office:value-type="string" table:style-name="ce4">
            <text:p>grudzień 2016 : maj 2017</text:p>
          </table:table-cell>
          <table:table-cell office:value-type="string" table:style-name="ce4">
            <text:p>czerwiec 2017 : listopad 2017</text:p>
          </table:table-cell>
          <table:table-cell office:value-type="string" table:style-name="ce4">
            <text:p>grudzień 2017 : maj 2018</text:p>
          </table:table-cell>
          <table:table-cell office:value-type="string" table:style-name="ce4">
            <text:p>czerwiec 2018 : listopad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0.1047391511" table:style-name="ce9">
            <text:p>10,5%</text:p>
          </table:table-cell>
          <table:table-cell office:value-type="percentage" office:value="0.1373101434" table:style-name="ce9">
            <text:p>13,7%</text:p>
          </table:table-cell>
          <table:table-cell office:value-type="percentage" office:value="0.12249295590000001" table:style-name="ce9">
            <text:p>12,2%</text:p>
          </table:table-cell>
          <table:table-cell office:value-type="percentage" office:value="0.12612782659999999" table:style-name="ce10">
            <text:p>12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ESKA (Poznań)</text:p>
          </table:table-cell>
          <table:table-cell office:value-type="percentage" office:value="9.0378451499999998E-2" table:style-name="ce9">
            <text:p>9,0%</text:p>
          </table:table-cell>
          <table:table-cell office:value-type="percentage" office:value="9.7484570000000006E-2" table:style-name="ce9">
            <text:p>9,7%</text:p>
          </table:table-cell>
          <table:table-cell office:value-type="percentage" office:value="0.115575278" table:style-name="ce9">
            <text:p>11,6%</text:p>
          </table:table-cell>
          <table:table-cell office:value-type="percentage" office:value="0.11847545850000001" table:style-name="ce10">
            <text:p>11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8.8908737000000002E-2" table:style-name="ce9">
            <text:p>8,9%</text:p>
          </table:table-cell>
          <table:table-cell office:value-type="percentage" office:value="8.2960119799999996E-2" table:style-name="ce9">
            <text:p>8,3%</text:p>
          </table:table-cell>
          <table:table-cell office:value-type="percentage" office:value="9.2064294300000002E-2" table:style-name="ce9">
            <text:p>9,2%</text:p>
          </table:table-cell>
          <table:table-cell office:value-type="percentage" office:value="9.4427122500000002E-2" table:style-name="ce10">
            <text:p>9,4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łote Przeboje 88,4 FM (Poznań)</text:p>
          </table:table-cell>
          <table:table-cell office:value-type="percentage" office:value="8.0728673599999995E-2" table:style-name="ce9">
            <text:p>8,1%</text:p>
          </table:table-cell>
          <table:table-cell office:value-type="percentage" office:value="0.109109874" table:style-name="ce9">
            <text:p>10,9%</text:p>
          </table:table-cell>
          <table:table-cell office:value-type="percentage" office:value="9.7151510199999999E-2" table:style-name="ce9">
            <text:p>9,7%</text:p>
          </table:table-cell>
          <table:table-cell office:value-type="percentage" office:value="8.1584162399999993E-2" table:style-name="ce10">
            <text:p>8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VOX FM (Poznań) / do 2013-11 Radio Eska Rock (Poznań)</text:p>
          </table:table-cell>
          <table:table-cell office:value-type="percentage" office:value="5.34268294E-2" table:style-name="ce9">
            <text:p>5,3%</text:p>
          </table:table-cell>
          <table:table-cell office:value-type="percentage" office:value="8.5305626600000004E-2" table:style-name="ce9">
            <text:p>8,5%</text:p>
          </table:table-cell>
          <table:table-cell office:value-type="percentage" office:value="7.8113740099999995E-2" table:style-name="ce9">
            <text:p>7,8%</text:p>
          </table:table-cell>
          <table:table-cell office:value-type="percentage" office:value="7.0066017699999997E-2" table:style-name="ce10">
            <text:p>7,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9.3225007400000004E-2" table:style-name="ce9">
            <text:p>9,3%</text:p>
          </table:table-cell>
          <table:table-cell office:value-type="percentage" office:value="8.0396303899999993E-2" table:style-name="ce9">
            <text:p>8,0%</text:p>
          </table:table-cell>
          <table:table-cell office:value-type="percentage" office:value="8.4989524900000002E-2" table:style-name="ce9">
            <text:p>8,5%</text:p>
          </table:table-cell>
          <table:table-cell office:value-type="percentage" office:value="6.9068558200000005E-2" table:style-name="ce10">
            <text:p>6,9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5.5630917699999997E-2" table:style-name="ce9">
            <text:p>5,6%</text:p>
          </table:table-cell>
          <table:table-cell office:value-type="percentage" office:value="6.6116289100000003E-2" table:style-name="ce9">
            <text:p>6,6%</text:p>
          </table:table-cell>
          <table:table-cell office:value-type="percentage" office:value="7.2474189600000002E-2" table:style-name="ce9">
            <text:p>7,2%</text:p>
          </table:table-cell>
          <table:table-cell office:value-type="percentage" office:value="6.6510570899999996E-2" table:style-name="ce10">
            <text:p>6,7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Poznań / do 2017-06 Radio Merkury (Poznań)</text:p>
          </table:table-cell>
          <table:table-cell office:value-type="percentage" office:value="6.99564622E-2" table:style-name="ce9">
            <text:p>7,0%</text:p>
          </table:table-cell>
          <table:table-cell office:value-type="percentage" office:value="3.61176629E-2" table:style-name="ce9">
            <text:p>3,6%</text:p>
          </table:table-cell>
          <table:table-cell office:value-type="percentage" office:value="3.5115662300000003E-2" table:style-name="ce9">
            <text:p>3,5%</text:p>
          </table:table-cell>
          <table:table-cell office:value-type="percentage" office:value="5.4716897899999999E-2" table:style-name="ce10">
            <text:p>5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Pogoda (Poznań) / do 2015-06 Radio Blue FM 103,4 (Poznań)</text:p>
          </table:table-cell>
          <table:table-cell office:value-type="percentage" office:value="5.12929357E-2" table:style-name="ce9">
            <text:p>5,1%</text:p>
          </table:table-cell>
          <table:table-cell office:value-type="percentage" office:value="5.3157805299999999E-2" table:style-name="ce9">
            <text:p>5,3%</text:p>
          </table:table-cell>
          <table:table-cell office:value-type="percentage" office:value="3.79626546E-2" table:style-name="ce9">
            <text:p>3,8%</text:p>
          </table:table-cell>
          <table:table-cell office:value-type="percentage" office:value="5.3960552100000003E-2" table:style-name="ce10">
            <text:p>5,4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ntyradio / do 2015-01 Radio ZET Chilli</text:p>
          </table:table-cell>
          <table:table-cell office:value-type="percentage" office:value="3.6304941399999999E-2" table:style-name="ce9">
            <text:p>3,6%</text:p>
          </table:table-cell>
          <table:table-cell office:value-type="percentage" office:value="3.5136617199999998E-2" table:style-name="ce9">
            <text:p>3,5%</text:p>
          </table:table-cell>
          <table:table-cell office:value-type="percentage" office:value="3.5036091200000001E-2" table:style-name="ce9">
            <text:p>3,5%</text:p>
          </table:table-cell>
          <table:table-cell office:value-type="percentage" office:value="5.0572850799999999E-2" table:style-name="ce10">
            <text:p>5,1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Classic (sieć: 20 częstotliwości) / badane od 10.2010</text:p>
          </table:table-cell>
          <table:table-cell office:value-type="percentage" office:value="3.47847461E-2" table:style-name="ce9">
            <text:p>3,5%</text:p>
          </table:table-cell>
          <table:table-cell office:value-type="percentage" office:value="2.51444272E-2" table:style-name="ce9">
            <text:p>2,5%</text:p>
          </table:table-cell>
          <table:table-cell office:value-type="percentage" office:value="5.9723641199999997E-2" table:style-name="ce9">
            <text:p>6,0%</text:p>
          </table:table-cell>
          <table:table-cell office:value-type="percentage" office:value="3.5255285800000001E-2" table:style-name="ce10">
            <text:p>3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MAXXX (Poznań)</text:p>
          </table:table-cell>
          <table:table-cell office:value-type="percentage" office:value="2.4578518099999998E-2" table:style-name="ce9">
            <text:p>2,5%</text:p>
          </table:table-cell>
          <table:table-cell office:value-type="percentage" office:value="2.2627070499999999E-2" table:style-name="ce9">
            <text:p>2,3%</text:p>
          </table:table-cell>
          <table:table-cell office:value-type="percentage" office:value="2.01092493E-2" table:style-name="ce9">
            <text:p>2,0%</text:p>
          </table:table-cell>
          <table:table-cell office:value-type="percentage" office:value="3.1493173999999999E-2" table:style-name="ce10">
            <text:p>3,1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ock Radio 105,4 FM (Poznań) / do 2014-01 Radio 105,4 Roxy FM (Poznań)</text:p>
          </table:table-cell>
          <table:table-cell office:value-type="percentage" office:value="4.3093864799999999E-2" table:style-name="ce9">
            <text:p>4,3%</text:p>
          </table:table-cell>
          <table:table-cell office:value-type="percentage" office:value="4.1865467599999998E-2" table:style-name="ce9">
            <text:p>4,2%</text:p>
          </table:table-cell>
          <table:table-cell office:value-type="percentage" office:value="3.99088919E-2" table:style-name="ce9">
            <text:p>4,0%</text:p>
          </table:table-cell>
          <table:table-cell office:value-type="percentage" office:value="2.7939257299999999E-2" table:style-name="ce10">
            <text:p>2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5.22340684E-2" table:style-name="ce9">
            <text:p>5,2%</text:p>
          </table:table-cell>
          <table:table-cell office:value-type="percentage" office:value="3.9209806399999998E-2" table:style-name="ce9">
            <text:p>3,9%</text:p>
          </table:table-cell>
          <table:table-cell office:value-type="percentage" office:value="2.5108614599999999E-2" table:style-name="ce9">
            <text:p>2,5%</text:p>
          </table:table-cell>
          <table:table-cell office:value-type="percentage" office:value="2.6214812099999998E-2" table:style-name="ce10">
            <text:p>2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loradio (Poznań) / do 2017-08 Radio ZET Gold (Poznań)</text:p>
          </table:table-cell>
          <table:table-cell office:value-type="percentage" office:value="1.0566916000000001E-2" table:style-name="ce9">
            <text:p>1,1%</text:p>
          </table:table-cell>
          <table:table-cell office:value-type="percentage" office:value="1.1526494700000001E-2" table:style-name="ce9">
            <text:p>1,2%</text:p>
          </table:table-cell>
          <table:table-cell office:value-type="percentage" office:value="2.2519135799999999E-2" table:style-name="ce9">
            <text:p>2,3%</text:p>
          </table:table-cell>
          <table:table-cell office:value-type="percentage" office:value="2.1027962399999999E-2" table:style-name="ce10">
            <text:p>2,1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Muzo.fm / do 2014-09 Radio PiN</text:p>
          </table:table-cell>
          <table:table-cell office:value-type="percentage" office:value="2.6583717600000001E-2" table:style-name="ce9">
            <text:p>2,7%</text:p>
          </table:table-cell>
          <table:table-cell office:value-type="percentage" office:value="1.6004388899999999E-2" table:style-name="ce9">
            <text:p>1,6%</text:p>
          </table:table-cell>
          <table:table-cell office:value-type="percentage" office:value="1.7374670799999999E-2" table:style-name="ce9">
            <text:p>1,7%</text:p>
          </table:table-cell>
          <table:table-cell office:value-type="percentage" office:value="1.5924569699999998E-2" table:style-name="ce10">
            <text:p>1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Maryja</text:p>
          </table:table-cell>
          <table:table-cell office:value-type="percentage" office:value="1.02129966E-2" table:style-name="ce9">
            <text:p>1,0%</text:p>
          </table:table-cell>
          <table:table-cell office:value-type="percentage" office:value="1.3083611E-2" table:style-name="ce9">
            <text:p>1,3%</text:p>
          </table:table-cell>
          <table:table-cell office:value-type="percentage" office:value="7.1545753000000004E-3" table:style-name="ce9">
            <text:p>0,7%</text:p>
          </table:table-cell>
          <table:table-cell office:value-type="percentage" office:value="1.1895487600000001E-2" table:style-name="ce10">
            <text:p>1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maus - Katolickie Radio Poznań</text:p>
          </table:table-cell>
          <table:table-cell office:value-type="percentage" office:value="7.2555657000000001E-3" table:style-name="ce9">
            <text:p>0,7%</text:p>
          </table:table-cell>
          <table:table-cell office:value-type="percentage" office:value="6.6111423999999997E-3" table:style-name="ce9">
            <text:p>0,7%</text:p>
          </table:table-cell>
          <table:table-cell office:value-type="percentage" office:value="3.2722215999999998E-3" table:style-name="ce9">
            <text:p>0,3%</text:p>
          </table:table-cell>
          <table:table-cell office:value-type="percentage" office:value="9.6356402000000001E-3" table:style-name="ce10">
            <text:p>1,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C Radio (Poznań)</text:p>
          </table:table-cell>
          <table:table-cell office:value-type="percentage" office:value="2.60557093E-2" table:style-name="ce9">
            <text:p>2,6%</text:p>
          </table:table-cell>
          <table:table-cell office:value-type="percentage" office:value="1.31750537E-2" table:style-name="ce9">
            <text:p>1,3%</text:p>
          </table:table-cell>
          <table:table-cell office:value-type="percentage" office:value="5.7369821999999999E-3" table:style-name="ce9">
            <text:p>0,6%</text:p>
          </table:table-cell>
          <table:table-cell office:value-type="percentage" office:value="8.5522579000000005E-3" table:style-name="ce10">
            <text:p>0,9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wójka - Program 2 Polskiego Radia</text:p>
          </table:table-cell>
          <table:table-cell office:value-type="percentage" office:value="5.1927935E-3" table:style-name="ce9">
            <text:p>0,5%</text:p>
          </table:table-cell>
          <table:table-cell office:value-type="percentage" office:value="7.7933102000000004E-3" table:style-name="ce9">
            <text:p>0,8%</text:p>
          </table:table-cell>
          <table:table-cell office:value-type="percentage" office:value="6.8108617000000003E-3" table:style-name="ce9">
            <text:p>0,7%</text:p>
          </table:table-cell>
          <table:table-cell office:value-type="percentage" office:value="5.9239269999999998E-3" table:style-name="ce10">
            <text:p>0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skie Radio 24 / do 2016-08 Czwórka - Program 4 Polskiego Radia</text:p>
          </table:table-cell>
          <table:table-cell office:value-type="percentage" office:value="1.38835235E-2" table:style-name="ce9">
            <text:p>1,4%</text:p>
          </table:table-cell>
          <table:table-cell office:value-type="percentage" office:value="5.0285421999999996E-3" table:style-name="ce9">
            <text:p>0,5%</text:p>
          </table:table-cell>
          <table:table-cell office:value-type="percentage" office:value="3.86631E-3" table:style-name="ce9">
            <text:p>0,4%</text:p>
          </table:table-cell>
          <table:table-cell office:value-type="percentage" office:value="4.8260233999999997E-3" table:style-name="ce10">
            <text:p>0,5%</text:p>
          </table:table-cell>
          <table:table-cell table:number-columns-repeated="16379"/>
        </table:table-row>
        <table:table-row table:style-name="ro1">
          <table:table-cell office:value-type="string" table:style-name="ce22">
            <text:p>Radio Afera (Poznań)</text:p>
          </table:table-cell>
          <table:table-cell office:value-type="percentage" office:value="1.2316704600000001E-2" table:style-name="ce11">
            <text:p>1,2%</text:p>
          </table:table-cell>
          <table:table-cell office:value-type="percentage" office:value="6.9839172000000001E-3" table:style-name="ce11">
            <text:p>0,7%</text:p>
          </table:table-cell>
          <table:table-cell office:value-type="percentage" office:value="7.6622803999999997E-3" table:style-name="ce11">
            <text:p>0,8%</text:p>
          </table:table-cell>
          <table:table-cell office:value-type="percentage" office:value="4.7069477000000002E-3" table:style-name="ce12">
            <text:p>0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=</text:p>
          </table:table-cell>
          <table:table-cell office:value-type="float" office:value="1547" table:style-name="ce1">
            <text:p>1547</text:p>
          </table:table-cell>
          <table:table-cell office:value-type="float" office:value="1527" table:style-name="ce1">
            <text:p>1527</text:p>
          </table:table-cell>
          <table:table-cell office:value-type="float" office:value="1426" table:style-name="ce1">
            <text:p>1426</text:p>
          </table:table-cell>
          <table:table-cell office:value-type="float" office:value="1302" table:style-name="ce1">
            <text:p>1302</text:p>
          </table:table-cell>
          <table:table-cell table:number-columns-repeated="16379"/>
        </table:table-row>
        <table:table-row table:number-rows-repeated="5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grudzień 2016 : maj 2017 (wielkość: 41 624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czerwiec 2017 : listopad 2017 (wielkość: 41 793)</text:p>
          </table:table-cell>
          <table:table-cell table:number-columns-repeated="1023" table:style-name="ce2"/>
          <table:table-cell table:number-columns-repeated="15360"/>
        </table:table-row>
        <table:table-row table:style-name="ro3">
          <table:table-cell office:value-type="string" table:style-name="ce2">
            <text:p><text:s text:c="4"/>grudzień 2017 : maj 2018 (wielkość: 41 482)</text:p>
          </table:table-cell>
          <table:table-cell table:number-columns-repeated="1023" table:style-name="ce2"/>
          <table:table-cell table:number-columns-repeated="15360"/>
        </table:table-row>
        <table:table-row table:style-name="ro3">
          <table:table-cell office:value-type="string" table:style-name="ce2">
            <text:p><text:s text:c="4"/>czerwiec 2018 : listopad 2018 (wielkość: 41 903)</text:p>
          </table:table-cell>
          <table:table-cell table:number-columns-repeated="1023" table:style-name="ce2"/>
          <table:table-cell table:number-columns-repeated="15360"/>
        </table:table-row>
        <table:table-row table:style-name="ro3">
          <table:table-cell office:value-type="string" table:style-name="ce2">
            <text:p>Grupy celow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3">
          <table:table-cell office:value-type="string" table:style-name="ce2">
            <text:p><text:s text:c="4"/>Poznań:</text:p>
          </table:table-cell>
          <table:table-cell table:number-columns-repeated="1023" table:style-name="ce2"/>
          <table:table-cell table:number-columns-repeated="15360"/>
        </table:table-row>
        <table:table-row table:style-name="ro3">
          <table:table-cell office:value-type="string" table:style-name="ce2">
            <text:p><text:s text:c="8"/>Wybrane miasta = Poznań</text:p>
          </table:table-cell>
          <table:table-cell table:number-columns-repeated="1023" table:style-name="ce2"/>
          <table:table-cell table:number-columns-repeated="15360"/>
        </table:table-row>
        <table:table-row table:style-name="ro3">
          <table:table-cell office:value-type="string" table:style-name="ce2">
            <text:p><text:s text:c="8"/>Wielkość (nie ważona): 452 958 (59 713 przypadków, 3,8% całej próby)</text:p>
          </table:table-cell>
          <table:table-cell table:number-columns-repeated="1023" table:style-name="ce2"/>
          <table:table-cell table:number-columns-repeated="15360"/>
        </table:table-row>
        <table:table-row table:style-name="ro3">
          <table:table-cell office:value-type="string" table:style-name="ce2">
            <text:p><text:s text:c="8"/>Braki danych usunięte po każdej zmiennej.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Wskaźniki słuchalności: Udział w czasie słuchania (%)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Ustawienia wskaźników: Wartość wskaźnika</text:p>
          </table:table-cell>
          <table:table-cell table:number-columns-repeated="16383"/>
        </table:table-row>
        <table:table-row table:number-rows-repeated="1048525" table:style-name="ro3">
          <table:table-cell table:number-columns-repeated="16384"/>
        </table:table-row>
      </table:table>
      <table:table table:name="Olsztyn" table:style-name="ta1">
        <table:table-column table:style-name="co29" table:default-cell-style-name="ce2"/>
        <table:table-column table:style-name="co16" table:default-cell-style-name="ce2"/>
        <table:table-column table:style-name="co22" table:default-cell-style-name="ce2"/>
        <table:table-column table:style-name="co30" table:default-cell-style-name="ce2"/>
        <table:table-column table:style-name="co7" table:default-cell-style-name="ce2"/>
        <table:table-column table:style-name="co9" table:number-columns-repeated="1018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4.12.201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8">
          <table:table-cell table:style-name="ce23"/>
          <table:table-cell office:value-type="string" table:style-name="ce23">
            <text:p>grudzień 2016 : maj 2017</text:p>
          </table:table-cell>
          <table:table-cell office:value-type="string" table:style-name="ce23">
            <text:p>czerwiec 2017 : listopad 2017</text:p>
          </table:table-cell>
          <table:table-cell office:value-type="string" table:style-name="ce23">
            <text:p>grudzień 2017 : maj 2018</text:p>
          </table:table-cell>
          <table:table-cell office:value-type="string" table:style-name="ce23">
            <text:p>czerwiec 2018 : listopad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0.225006233" table:style-name="ce9">
            <text:p>22,5%</text:p>
          </table:table-cell>
          <table:table-cell office:value-type="percentage" office:value="0.2574770073" table:style-name="ce9">
            <text:p>25,7%</text:p>
          </table:table-cell>
          <table:table-cell office:value-type="percentage" office:value="0.1546439724" table:style-name="ce9">
            <text:p>15,5%</text:p>
          </table:table-cell>
          <table:table-cell office:value-type="percentage" office:value="0.1925224623" table:style-name="ce10">
            <text:p>19,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0.1034183385" table:style-name="ce9">
            <text:p>10,3%</text:p>
          </table:table-cell>
          <table:table-cell office:value-type="percentage" office:value="0.1025548778" table:style-name="ce9">
            <text:p>10,3%</text:p>
          </table:table-cell>
          <table:table-cell office:value-type="percentage" office:value="0.12983898169999999" table:style-name="ce9">
            <text:p>13,0%</text:p>
          </table:table-cell>
          <table:table-cell office:value-type="percentage" office:value="0.1338164147" table:style-name="ce10">
            <text:p>13,4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skie Radio Olsztyn</text:p>
          </table:table-cell>
          <table:table-cell office:value-type="percentage" office:value="8.2231733299999998E-2" table:style-name="ce9">
            <text:p>8,2%</text:p>
          </table:table-cell>
          <table:table-cell office:value-type="percentage" office:value="8.8502474900000003E-2" table:style-name="ce9">
            <text:p>8,9%</text:p>
          </table:table-cell>
          <table:table-cell office:value-type="percentage" office:value="0.1218006066" table:style-name="ce9">
            <text:p>12,2%</text:p>
          </table:table-cell>
          <table:table-cell office:value-type="percentage" office:value="0.1069445301" table:style-name="ce10">
            <text:p>10,7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ESKA Olsztyn</text:p>
          </table:table-cell>
          <table:table-cell office:value-type="percentage" office:value="6.9185340799999995E-2" table:style-name="ce9">
            <text:p>6,9%</text:p>
          </table:table-cell>
          <table:table-cell office:value-type="percentage" office:value="9.1521387300000007E-2" table:style-name="ce9">
            <text:p>9,2%</text:p>
          </table:table-cell>
          <table:table-cell office:value-type="percentage" office:value="6.7086849000000004E-2" table:style-name="ce9">
            <text:p>6,7%</text:p>
          </table:table-cell>
          <table:table-cell office:value-type="percentage" office:value="0.10457159000000001" table:style-name="ce10">
            <text:p>10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0.14845156840000001" table:style-name="ce9">
            <text:p>14,8%</text:p>
          </table:table-cell>
          <table:table-cell office:value-type="percentage" office:value="0.1167457973" table:style-name="ce9">
            <text:p>11,7%</text:p>
          </table:table-cell>
          <table:table-cell office:value-type="percentage" office:value="0.14149253319999999" table:style-name="ce9">
            <text:p>14,1%</text:p>
          </table:table-cell>
          <table:table-cell office:value-type="percentage" office:value="0.1001912925" table:style-name="ce10">
            <text:p>10,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loradio Olsztyn / do 2017-08 Radio ZET Gold Olsztyn</text:p>
          </table:table-cell>
          <table:table-cell office:value-type="percentage" office:value="5.3194494500000002E-2" table:style-name="ce9">
            <text:p>5,3%</text:p>
          </table:table-cell>
          <table:table-cell office:value-type="percentage" office:value="2.0262651199999999E-2" table:style-name="ce9">
            <text:p>2,0%</text:p>
          </table:table-cell>
          <table:table-cell office:value-type="percentage" office:value="4.2014493899999998E-2" table:style-name="ce9">
            <text:p>4,2%</text:p>
          </table:table-cell>
          <table:table-cell office:value-type="percentage" office:value="7.7001766599999993E-2" table:style-name="ce10">
            <text:p>7,7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ntyradio / do 2015-01 Radio ZET Chilli</text:p>
          </table:table-cell>
          <table:table-cell office:value-type="percentage" office:value="4.0909417099999998E-2" table:style-name="ce9">
            <text:p>4,1%</text:p>
          </table:table-cell>
          <table:table-cell office:value-type="percentage" office:value="3.1386922499999997E-2" table:style-name="ce9">
            <text:p>3,1%</text:p>
          </table:table-cell>
          <table:table-cell office:value-type="percentage" office:value="8.5896129500000001E-2" table:style-name="ce9">
            <text:p>8,6%</text:p>
          </table:table-cell>
          <table:table-cell office:value-type="percentage" office:value="6.8180551500000006E-2" table:style-name="ce10">
            <text:p>6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VOX FM (sieć: 17 częstotliwości)/ do 2013-11 Radio Eska Rock</text:p>
          </table:table-cell>
          <table:table-cell office:value-type="percentage" office:value="8.1932083000000003E-2" table:style-name="ce9">
            <text:p>8,2%</text:p>
          </table:table-cell>
          <table:table-cell office:value-type="percentage" office:value="0.1033369217" table:style-name="ce9">
            <text:p>10,3%</text:p>
          </table:table-cell>
          <table:table-cell office:value-type="percentage" office:value="6.2911282099999993E-2" table:style-name="ce9">
            <text:p>6,3%</text:p>
          </table:table-cell>
          <table:table-cell office:value-type="percentage" office:value="6.2495451299999998E-2" table:style-name="ce10">
            <text:p>6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Plus Olsztyn</text:p>
          </table:table-cell>
          <table:table-cell office:value-type="percentage" office:value="3.2570569799999997E-2" table:style-name="ce9">
            <text:p>3,3%</text:p>
          </table:table-cell>
          <table:table-cell office:value-type="percentage" office:value="5.4486054200000002E-2" table:style-name="ce9">
            <text:p>5,4%</text:p>
          </table:table-cell>
          <table:table-cell office:value-type="percentage" office:value="7.8116103199999995E-2" table:style-name="ce9">
            <text:p>7,8%</text:p>
          </table:table-cell>
          <table:table-cell office:value-type="percentage" office:value="3.2911045399999998E-2" table:style-name="ce10">
            <text:p>3,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4.3002921700000002E-2" table:style-name="ce9">
            <text:p>4,3%</text:p>
          </table:table-cell>
          <table:table-cell office:value-type="percentage" office:value="2.5746117299999999E-2" table:style-name="ce9">
            <text:p>2,6%</text:p>
          </table:table-cell>
          <table:table-cell office:value-type="percentage" office:value="3.8905750000000003E-2" table:style-name="ce9">
            <text:p>3,9%</text:p>
          </table:table-cell>
          <table:table-cell office:value-type="percentage" office:value="2.71794585E-2" table:style-name="ce10">
            <text:p>2,7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wójka - Program 2 Polskiego Radia</text:p>
          </table:table-cell>
          <table:table-cell office:value-type="percentage" office:value="4.6275129000000002E-3" table:style-name="ce9">
            <text:p>0,5%</text:p>
          </table:table-cell>
          <table:table-cell office:value-type="percentage" office:value="1.1189707E-2" table:style-name="ce9">
            <text:p>1,1%</text:p>
          </table:table-cell>
          <table:table-cell office:value-type="percentage" office:value="7.6226823999999997E-3" table:style-name="ce9">
            <text:p>0,8%</text:p>
          </table:table-cell>
          <table:table-cell office:value-type="percentage" office:value="2.62495573E-2" table:style-name="ce10">
            <text:p>2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Classic (sieć: 20 częstotliwości) / badane od 10.2010</text:p>
          </table:table-cell>
          <table:table-cell office:value-type="percentage" office:value="2.1791774900000001E-2" table:style-name="ce9">
            <text:p>2,2%</text:p>
          </table:table-cell>
          <table:table-cell office:value-type="percentage" office:value="2.4878530699999998E-2" table:style-name="ce9">
            <text:p>2,5%</text:p>
          </table:table-cell>
          <table:table-cell office:value-type="percentage" office:value="1.49831394E-2" table:style-name="ce9">
            <text:p>1,5%</text:p>
          </table:table-cell>
          <table:table-cell office:value-type="percentage" office:value="2.19305505E-2" table:style-name="ce10">
            <text:p>2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Maryja</text:p>
          </table:table-cell>
          <table:table-cell office:value-type="percentage" office:value="1.9512196700000001E-2" table:style-name="ce11">
            <text:p>2,0%</text:p>
          </table:table-cell>
          <table:table-cell office:value-type="percentage" office:value="6.9661812000000002E-3" table:style-name="ce11">
            <text:p>0,7%</text:p>
          </table:table-cell>
          <table:table-cell office:value-type="percentage" office:value="1.8834005599999998E-2" table:style-name="ce11">
            <text:p>1,9%</text:p>
          </table:table-cell>
          <table:table-cell office:value-type="percentage" office:value="1.4639787E-2" table:style-name="ce12">
            <text:p>1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Muzo.fm / do 2014-09 Radio PiN</text:p>
          </table:table-cell>
          <table:table-cell office:value-type="percentage" office:value="8.7874944999999996E-3" table:style-name="ce11">
            <text:p>0,9%</text:p>
          </table:table-cell>
          <table:table-cell office:value-type="percentage" office:value="8.7294899999999995E-3" table:style-name="ce11">
            <text:p>0,9%</text:p>
          </table:table-cell>
          <table:table-cell office:value-type="percentage" office:value="1.7102376999999998E-2" table:style-name="ce11">
            <text:p>1,7%</text:p>
          </table:table-cell>
          <table:table-cell office:value-type="percentage" office:value="9.4164952999999992E-3" table:style-name="ce12">
            <text:p>0,9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UWM FM (Olsztyn)</text:p>
          </table:table-cell>
          <table:table-cell office:value-type="percentage" office:value="1.32330038E-2" table:style-name="ce11">
            <text:p>1,3%</text:p>
          </table:table-cell>
          <table:table-cell office:value-type="percentage" office:value="6.6065081999999997E-3" table:style-name="ce11">
            <text:p>0,7%</text:p>
          </table:table-cell>
          <table:table-cell office:value-type="percentage" office:value="5.0167120000000004E-3" table:style-name="ce11">
            <text:p>0,5%</text:p>
          </table:table-cell>
          <table:table-cell office:value-type="percentage" office:value="8.7800959999999994E-3" table:style-name="ce12">
            <text:p>0,9%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N=</text:p>
          </table:table-cell>
          <table:table-cell office:value-type="float" office:value="495" table:style-name="ce1">
            <text:p>495</text:p>
          </table:table-cell>
          <table:table-cell office:value-type="float" office:value="488" table:style-name="ce1">
            <text:p>488</text:p>
          </table:table-cell>
          <table:table-cell office:value-type="float" office:value="445" table:style-name="ce1">
            <text:p>445</text:p>
          </table:table-cell>
          <table:table-cell office:value-type="float" office:value="410" table:style-name="ce1">
            <text:p>410</text:p>
          </table:table-cell>
          <table:table-cell table:number-columns-repeated="16379"/>
        </table:table-row>
        <table:table-row table:number-rows-repeated="3" table:style-name="ro1">
          <table:table-cell table:style-name="ce9"/>
          <table:table-cell table:number-columns-repeated="4" table:style-name="ce11"/>
          <table:table-cell table:number-columns-repeated="16379"/>
        </table:table-row>
        <table:table-row table:number-rows-repeated="2" table:style-name="ro1">
          <table:table-cell table:style-name="ce2"/>
          <table:table-cell table:number-columns-repeated="4" table:style-name="ce1"/>
          <table:table-cell table:number-columns-repeated="16379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grudzień 2016 : maj 2017 (wielkość: 41 624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czerwiec 2017 : listopad 2017 (wielkość: 41 793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grudzień 2017 : maj 2018 (wielkość: 41 482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czerwiec 2018 : listopad 2018 (wielkość: 41 903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Olsztyn: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<text:s text:c="8"/>Wybrane miasta = Olsztyn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<text:s text:c="8"/>Wielkość (nie ważona): 141 259 (25 412 przypadków, 1,6% całej próby)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<text:s text:c="8"/>Braki danych usunięte po każdej zmiennej.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Wskaźniki słuchalności: Udział w czasie słuchania (%)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Ustawienia wskaźników: Wartość wskaźnika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1048531" table:style-name="ro3">
          <table:table-cell table:number-columns-repeated="16384"/>
        </table:table-row>
      </table:table>
      <table:table table:name="Łódź" table:style-name="ta1">
        <table:table-column table:style-name="co31" table:default-cell-style-name="ce2"/>
        <table:table-column table:style-name="co3" table:default-cell-style-name="ce2"/>
        <table:table-column table:style-name="co32" table:default-cell-style-name="ce2"/>
        <table:table-column table:style-name="co12" table:default-cell-style-name="ce2"/>
        <table:table-column table:style-name="co18" table:default-cell-style-name="ce2"/>
        <table:table-column table:style-name="co9" table:number-columns-repeated="1018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4.12.201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9">
          <table:table-cell table:number-columns-repeated="1024" table:style-name="ce2"/>
          <table:table-cell table:number-columns-repeated="15360"/>
        </table:table-row>
        <table:table-row table:style-name="ro10">
          <table:table-cell table:style-name="ce23"/>
          <table:table-cell office:value-type="string" table:style-name="ce23">
            <text:p>grudzień 2016 : maj 2017</text:p>
          </table:table-cell>
          <table:table-cell office:value-type="string" table:style-name="ce23">
            <text:p>czerwiec 2017 : listopad 2017</text:p>
          </table:table-cell>
          <table:table-cell office:value-type="string" table:style-name="ce23">
            <text:p>grudzień 2017 : maj 2018</text:p>
          </table:table-cell>
          <table:table-cell office:value-type="string" table:style-name="ce23">
            <text:p>czerwiec 2018 : listopad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0.13715576439999999" table:style-name="ce9">
            <text:p>13,7%</text:p>
          </table:table-cell>
          <table:table-cell office:value-type="percentage" office:value="0.15119820419999999" table:style-name="ce9">
            <text:p>15,1%</text:p>
          </table:table-cell>
          <table:table-cell office:value-type="percentage" office:value="0.12670582920000001" table:style-name="ce9">
            <text:p>12,7%</text:p>
          </table:table-cell>
          <table:table-cell office:value-type="percentage" office:value="0.1444306336" table:style-name="ce10">
            <text:p>14,4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ESKA (Łódź)</text:p>
          </table:table-cell>
          <table:table-cell office:value-type="percentage" office:value="0.1121427349" table:style-name="ce9">
            <text:p>11,2%</text:p>
          </table:table-cell>
          <table:table-cell office:value-type="percentage" office:value="0.1056626531" table:style-name="ce9">
            <text:p>10,6%</text:p>
          </table:table-cell>
          <table:table-cell office:value-type="percentage" office:value="0.1197311343" table:style-name="ce9">
            <text:p>12,0%</text:p>
          </table:table-cell>
          <table:table-cell office:value-type="percentage" office:value="0.12550315270000001" table:style-name="ce10">
            <text:p>12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0.1121244211" table:style-name="ce9">
            <text:p>11,2%</text:p>
          </table:table-cell>
          <table:table-cell office:value-type="percentage" office:value="0.11100507" table:style-name="ce9">
            <text:p>11,1%</text:p>
          </table:table-cell>
          <table:table-cell office:value-type="percentage" office:value="0.1081479608" table:style-name="ce9">
            <text:p>10,8%</text:p>
          </table:table-cell>
          <table:table-cell office:value-type="percentage" office:value="0.1071782139" table:style-name="ce10">
            <text:p>10,7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VOX FM (sieć: 17 częstotliwości)/ do 2013-11 Radio Eska Rock</text:p>
          </table:table-cell>
          <table:table-cell office:value-type="percentage" office:value="5.4296302300000002E-2" table:style-name="ce9">
            <text:p>5,4%</text:p>
          </table:table-cell>
          <table:table-cell office:value-type="percentage" office:value="7.5572844299999997E-2" table:style-name="ce9">
            <text:p>7,6%</text:p>
          </table:table-cell>
          <table:table-cell office:value-type="percentage" office:value="8.4614844300000006E-2" table:style-name="ce9">
            <text:p>8,5%</text:p>
          </table:table-cell>
          <table:table-cell office:value-type="percentage" office:value="8.0338326000000002E-2" table:style-name="ce10">
            <text:p>8,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Parada (Łódź)</text:p>
          </table:table-cell>
          <table:table-cell office:value-type="percentage" office:value="4.1647569600000003E-2" table:style-name="ce9">
            <text:p>4,2%</text:p>
          </table:table-cell>
          <table:table-cell office:value-type="percentage" office:value="5.19805832E-2" table:style-name="ce9">
            <text:p>5,2%</text:p>
          </table:table-cell>
          <table:table-cell office:value-type="percentage" office:value="5.5132983400000002E-2" table:style-name="ce9">
            <text:p>5,5%</text:p>
          </table:table-cell>
          <table:table-cell office:value-type="percentage" office:value="5.8659620599999997E-2" table:style-name="ce10">
            <text:p>5,9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0.1130311465" table:style-name="ce9">
            <text:p>11,3%</text:p>
          </table:table-cell>
          <table:table-cell office:value-type="percentage" office:value="7.6676603600000004E-2" table:style-name="ce9">
            <text:p>7,7%</text:p>
          </table:table-cell>
          <table:table-cell office:value-type="percentage" office:value="7.1898627699999995E-2" table:style-name="ce9">
            <text:p>7,2%</text:p>
          </table:table-cell>
          <table:table-cell office:value-type="percentage" office:value="5.6070083700000002E-2" table:style-name="ce10">
            <text:p>5,6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6.2233777300000001E-2" table:style-name="ce9">
            <text:p>6,2%</text:p>
          </table:table-cell>
          <table:table-cell office:value-type="percentage" office:value="5.8524170399999999E-2" table:style-name="ce9">
            <text:p>5,9%</text:p>
          </table:table-cell>
          <table:table-cell office:value-type="percentage" office:value="4.7482378800000002E-2" table:style-name="ce9">
            <text:p>4,7%</text:p>
          </table:table-cell>
          <table:table-cell office:value-type="percentage" office:value="4.9726571599999998E-2" table:style-name="ce10">
            <text:p>5,0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Złote Przeboje 101,3 FM (Pabianice)</text:p>
          </table:table-cell>
          <table:table-cell office:value-type="percentage" office:value="4.6219177600000001E-2" table:style-name="ce9">
            <text:p>4,6%</text:p>
          </table:table-cell>
          <table:table-cell office:value-type="percentage" office:value="5.0252984100000002E-2" table:style-name="ce9">
            <text:p>5,0%</text:p>
          </table:table-cell>
          <table:table-cell office:value-type="percentage" office:value="4.8786462000000003E-2" table:style-name="ce9">
            <text:p>4,9%</text:p>
          </table:table-cell>
          <table:table-cell office:value-type="percentage" office:value="4.8891690600000003E-2" table:style-name="ce10">
            <text:p>4,9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Antyradio / do 2015-01 Radio ZET Chilli</text:p>
          </table:table-cell>
          <table:table-cell office:value-type="percentage" office:value="4.9487927399999999E-2" table:style-name="ce9">
            <text:p>4,9%</text:p>
          </table:table-cell>
          <table:table-cell office:value-type="percentage" office:value="4.6841753399999998E-2" table:style-name="ce9">
            <text:p>4,7%</text:p>
          </table:table-cell>
          <table:table-cell office:value-type="percentage" office:value="5.5213664500000002E-2" table:style-name="ce9">
            <text:p>5,5%</text:p>
          </table:table-cell>
          <table:table-cell office:value-type="percentage" office:value="4.6828523499999997E-2" table:style-name="ce10">
            <text:p>4,7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Wawa (Łódź)</text:p>
          </table:table-cell>
          <table:table-cell office:value-type="percentage" office:value="2.2853286399999999E-2" table:style-name="ce9">
            <text:p>2,3%</text:p>
          </table:table-cell>
          <table:table-cell office:value-type="percentage" office:value="3.2947235399999997E-2" table:style-name="ce9">
            <text:p>3,3%</text:p>
          </table:table-cell>
          <table:table-cell office:value-type="percentage" office:value="2.7941260900000001E-2" table:style-name="ce9">
            <text:p>2,8%</text:p>
          </table:table-cell>
          <table:table-cell office:value-type="percentage" office:value="4.46269527E-2" table:style-name="ce10">
            <text:p>4,5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7.0658965800000001E-2" table:style-name="ce9">
            <text:p>7,1%</text:p>
          </table:table-cell>
          <table:table-cell office:value-type="percentage" office:value="5.7372755099999999E-2" table:style-name="ce9">
            <text:p>5,7%</text:p>
          </table:table-cell>
          <table:table-cell office:value-type="percentage" office:value="5.5018051800000002E-2" table:style-name="ce9">
            <text:p>5,5%</text:p>
          </table:table-cell>
          <table:table-cell office:value-type="percentage" office:value="3.9596204199999999E-2" table:style-name="ce10">
            <text:p>4,0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Łódź</text:p>
          </table:table-cell>
          <table:table-cell office:value-type="percentage" office:value="2.93950355E-2" table:style-name="ce9">
            <text:p>2,9%</text:p>
          </table:table-cell>
          <table:table-cell office:value-type="percentage" office:value="2.8823538900000001E-2" table:style-name="ce9">
            <text:p>2,9%</text:p>
          </table:table-cell>
          <table:table-cell office:value-type="percentage" office:value="3.7988063099999997E-2" table:style-name="ce9">
            <text:p>3,8%</text:p>
          </table:table-cell>
          <table:table-cell office:value-type="percentage" office:value="3.5823764199999997E-2" table:style-name="ce10">
            <text:p>3,6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Meloradio (Łódź) / do 2017-08 Radio ZET Gold (Łódź)</text:p>
          </table:table-cell>
          <table:table-cell office:value-type="percentage" office:value="1.9365057200000001E-2" table:style-name="ce9">
            <text:p>1,9%</text:p>
          </table:table-cell>
          <table:table-cell office:value-type="percentage" office:value="2.06142718E-2" table:style-name="ce9">
            <text:p>2,1%</text:p>
          </table:table-cell>
          <table:table-cell office:value-type="percentage" office:value="2.8980343400000001E-2" table:style-name="ce9">
            <text:p>2,9%</text:p>
          </table:table-cell>
          <table:table-cell office:value-type="percentage" office:value="3.5534823700000003E-2" table:style-name="ce10">
            <text:p>3,6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RMF Classic (sieć: 20 częstotliwości) / badane od 10.2010</text:p>
          </table:table-cell>
          <table:table-cell office:value-type="percentage" office:value="3.3213626400000001E-2" table:style-name="ce9">
            <text:p>3,3%</text:p>
          </table:table-cell>
          <table:table-cell office:value-type="percentage" office:value="2.5074456799999999E-2" table:style-name="ce9">
            <text:p>2,5%</text:p>
          </table:table-cell>
          <table:table-cell office:value-type="percentage" office:value="4.0684913199999999E-2" table:style-name="ce9">
            <text:p>4,1%</text:p>
          </table:table-cell>
          <table:table-cell office:value-type="percentage" office:value="3.0449117000000001E-2" table:style-name="ce10">
            <text:p>3,0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Plus Łódź</text:p>
          </table:table-cell>
          <table:table-cell office:value-type="percentage" office:value="2.1926096799999999E-2" table:style-name="ce9">
            <text:p>2,2%</text:p>
          </table:table-cell>
          <table:table-cell office:value-type="percentage" office:value="2.5431043399999999E-2" table:style-name="ce9">
            <text:p>2,5%</text:p>
          </table:table-cell>
          <table:table-cell office:value-type="percentage" office:value="2.83854677E-2" table:style-name="ce9">
            <text:p>2,8%</text:p>
          </table:table-cell>
          <table:table-cell office:value-type="percentage" office:value="2.84416493E-2" table:style-name="ce10">
            <text:p>2,8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Polskie Radio 24 / do 2016-08 Czwórka - Program 4 Polskiego Radia</text:p>
          </table:table-cell>
          <table:table-cell office:value-type="percentage" office:value="5.8662202999999998E-3" table:style-name="ce9">
            <text:p>0,6%</text:p>
          </table:table-cell>
          <table:table-cell office:value-type="percentage" office:value="1.02206299E-2" table:style-name="ce9">
            <text:p>1,0%</text:p>
          </table:table-cell>
          <table:table-cell office:value-type="percentage" office:value="1.04153822E-2" table:style-name="ce9">
            <text:p>1,0%</text:p>
          </table:table-cell>
          <table:table-cell office:value-type="percentage" office:value="1.35847837E-2" table:style-name="ce10">
            <text:p>1,4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Dwójka - Program 2 Polskiego Radia</text:p>
          </table:table-cell>
          <table:table-cell office:value-type="percentage" office:value="8.1624491999999996E-3" table:style-name="ce9">
            <text:p>0,8%</text:p>
          </table:table-cell>
          <table:table-cell office:value-type="percentage" office:value="1.2619860300000001E-2" table:style-name="ce9">
            <text:p>1,3%</text:p>
          </table:table-cell>
          <table:table-cell office:value-type="percentage" office:value="7.3947248000000004E-3" table:style-name="ce9">
            <text:p>0,7%</text:p>
          </table:table-cell>
          <table:table-cell office:value-type="percentage" office:value="1.24155067E-2" table:style-name="ce10">
            <text:p>1,2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4">
            <text:p>Radio Muzo.fm / do 2014-09 Radio PiN</text:p>
          </table:table-cell>
          <table:table-cell office:value-type="percentage" office:value="2.6241942099999999E-2" table:style-name="ce25">
            <text:p>2,6%</text:p>
          </table:table-cell>
          <table:table-cell office:value-type="percentage" office:value="2.2114970800000001E-2" table:style-name="ce25">
            <text:p>2,2%</text:p>
          </table:table-cell>
          <table:table-cell office:value-type="percentage" office:value="8.5959704999999994E-3" table:style-name="ce25">
            <text:p>0,9%</text:p>
          </table:table-cell>
          <table:table-cell office:value-type="percentage" office:value="1.09712397E-2" table:style-name="ce26">
            <text:p>1,1%</text:p>
          </table:table-cell>
          <table:table-cell table:number-columns-repeated="2" table:style-name="ce24"/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2">
            <text:p>Radio Maryja</text:p>
          </table:table-cell>
          <table:table-cell office:value-type="percentage" office:value="6.8121648000000002E-3" table:style-name="ce27">
            <text:p>0,7%</text:p>
          </table:table-cell>
          <table:table-cell office:value-type="percentage" office:value="1.1326174499999999E-2" table:style-name="ce27">
            <text:p>1,1%</text:p>
          </table:table-cell>
          <table:table-cell office:value-type="percentage" office:value="1.46528171E-2" table:style-name="ce27">
            <text:p>1,5%</text:p>
          </table:table-cell>
          <table:table-cell office:value-type="percentage" office:value="8.9287393999999999E-3" table:style-name="ce28">
            <text:p>0,9%</text:p>
          </table:table-cell>
          <table:table-cell table:number-columns-repeated="8" table:style-name="ce24"/>
          <table:table-cell table:number-columns-repeated="16371"/>
        </table:table-row>
        <table:table-row table:style-name="ro1">
          <table:table-cell office:value-type="string" table:style-name="ce24">
            <text:p>Studenckie Radio Żak (Łódź)</text:p>
          </table:table-cell>
          <table:table-cell office:value-type="percentage" office:value="6.3083083999999996E-3" table:style-name="ce11">
            <text:p>0,6%</text:p>
          </table:table-cell>
          <table:table-cell office:value-type="percentage" office:value="2.4024148000000001E-3" table:style-name="ce11">
            <text:p>0,2%</text:p>
          </table:table-cell>
          <table:table-cell office:value-type="percentage" office:value="5.1791344000000003E-3" table:style-name="ce11">
            <text:p>0,5%</text:p>
          </table:table-cell>
          <table:table-cell office:value-type="percentage" office:value="4.5638768999999996E-3" table:style-name="ce12">
            <text:p>0,5%</text:p>
          </table:table-cell>
          <table:table-cell table:number-columns-repeated="8" table:style-name="ce24"/>
          <table:table-cell table:number-columns-repeated="16371"/>
        </table:table-row>
        <table:table-row table:style-name="ro1">
          <table:table-cell office:value-type="string" table:style-name="ce2">
            <text:p>Radio Niepokalanów</text:p>
          </table:table-cell>
          <table:table-cell office:value-type="percentage" office:value="3.1877710999999999E-3" table:style-name="ce9">
            <text:p>0,3%</text:p>
          </table:table-cell>
          <table:table-cell office:value-type="percentage" office:value="2.8429788999999998E-3" table:style-name="ce9">
            <text:p>0,3%</text:p>
          </table:table-cell>
          <table:table-cell office:value-type="percentage" office:value="1.7768628E-3" table:style-name="ce9">
            <text:p>0,2%</text:p>
          </table:table-cell>
          <table:table-cell office:value-type="percentage" office:value="1.8613200000000001E-3" table:style-name="ce40">
            <text:p>0,2%</text:p>
          </table:table-cell>
          <table:table-cell table:style-name="ce9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2">
            <text:p>N=</text:p>
          </table:table-cell>
          <table:table-cell office:value-type="float" office:value="2079" table:style-name="ce1">
            <text:p>2079</text:p>
          </table:table-cell>
          <table:table-cell office:value-type="float" office:value="2085" table:style-name="ce1">
            <text:p>2085</text:p>
          </table:table-cell>
          <table:table-cell office:value-type="float" office:value="2022" table:style-name="ce1">
            <text:p>2022</text:p>
          </table:table-cell>
          <table:table-cell office:value-type="float" office:value="1987" table:style-name="ce1">
            <text:p>1987</text:p>
          </table:table-cell>
          <table:table-cell table:style-name="ce9"/>
          <table:table-cell table:number-columns-repeated="16378"/>
        </table:table-row>
        <table:table-row table:number-rows-repeated="7" table:style-name="ro1">
          <table:table-cell table:style-name="ce2"/>
          <table:table-cell table:number-columns-repeated="5" table:style-name="ce9"/>
          <table:table-cell table:number-columns-repeated="16378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grudzień 2016 : maj 2017 (wielkość: 41 624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czerwiec 2017 : listopad 2017 (wielkość: 41 793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grudzień 2017 : maj 2018 (wielkość: 41 482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czerwiec 2018 : listopad 2018 (wielkość: 41 903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Grupy celow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Łodź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Wybrane miasta = Łódź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ielkość (nie ważona): 607 348 (66 119 przypadków, 4,2% całej próby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tawienia wskaźników: Wartość wskaźnika</text:p>
          </table:table-cell>
          <table:table-cell table:number-columns-repeated="16383"/>
        </table:table-row>
        <table:table-row table:number-rows-repeated="3" table:style-name="ro3">
          <table:table-cell table:number-columns-repeated="16384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number-rows-repeated="1048518" table:style-name="ro3">
          <table:table-cell table:number-columns-repeated="16384"/>
        </table:table-row>
      </table:table>
      <table:table table:name="Lublin" table:style-name="ta1"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9" table:number-columns-repeated="1018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4.12.201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0">
          <table:table-cell table:style-name="ce23"/>
          <table:table-cell office:value-type="string" table:style-name="ce23">
            <text:p>grudzień 2016 : maj 2017</text:p>
          </table:table-cell>
          <table:table-cell office:value-type="string" table:style-name="ce23">
            <text:p>czerwiec 2017 : listopad 2017</text:p>
          </table:table-cell>
          <table:table-cell office:value-type="string" table:style-name="ce23">
            <text:p>grudzień 2017 : maj 2018</text:p>
          </table:table-cell>
          <table:table-cell office:value-type="string" table:style-name="ce23">
            <text:p>czerwiec 2018 : listopad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0.1198007889" table:style-name="ce9">
            <text:p>12,0%</text:p>
          </table:table-cell>
          <table:table-cell office:value-type="percentage" office:value="0.1654375776" table:style-name="ce9">
            <text:p>16,5%</text:p>
          </table:table-cell>
          <table:table-cell office:value-type="percentage" office:value="0.13935909769999999" table:style-name="ce9">
            <text:p>13,9%</text:p>
          </table:table-cell>
          <table:table-cell office:value-type="percentage" office:value="0.15263574399999999" table:style-name="ce10">
            <text:p>15,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0.1464228779" table:style-name="ce9">
            <text:p>14,6%</text:p>
          </table:table-cell>
          <table:table-cell office:value-type="percentage" office:value="0.11656915750000001" table:style-name="ce9">
            <text:p>11,7%</text:p>
          </table:table-cell>
          <table:table-cell office:value-type="percentage" office:value="0.1128236569" table:style-name="ce9">
            <text:p>11,3%</text:p>
          </table:table-cell>
          <table:table-cell office:value-type="percentage" office:value="0.11853818670000001" table:style-name="ce10">
            <text:p>11,9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VOX FM (sieć: 17 częstotliwości)/ do 2013-11 Radio Eska Rock</text:p>
          </table:table-cell>
          <table:table-cell office:value-type="percentage" office:value="9.0521689099999997E-2" table:style-name="ce9">
            <text:p>9,1%</text:p>
          </table:table-cell>
          <table:table-cell office:value-type="percentage" office:value="0.1219390622" table:style-name="ce9">
            <text:p>12,2%</text:p>
          </table:table-cell>
          <table:table-cell office:value-type="percentage" office:value="0.10678914890000001" table:style-name="ce9">
            <text:p>10,7%</text:p>
          </table:table-cell>
          <table:table-cell office:value-type="percentage" office:value="0.1009534294" table:style-name="ce10">
            <text:p>10,1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9.6841520099999995E-2" table:style-name="ce9">
            <text:p>9,7%</text:p>
          </table:table-cell>
          <table:table-cell office:value-type="percentage" office:value="0.1028331483" table:style-name="ce9">
            <text:p>10,3%</text:p>
          </table:table-cell>
          <table:table-cell office:value-type="percentage" office:value="9.10359221E-2" table:style-name="ce9">
            <text:p>9,1%</text:p>
          </table:table-cell>
          <table:table-cell office:value-type="percentage" office:value="9.8859023899999995E-2" table:style-name="ce10">
            <text:p>9,9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łote Przeboje Puls 95,6 FM (Lublin)</text:p>
          </table:table-cell>
          <table:table-cell office:value-type="percentage" office:value="5.9192650499999999E-2" table:style-name="ce9">
            <text:p>5,9%</text:p>
          </table:table-cell>
          <table:table-cell office:value-type="percentage" office:value="7.2696400800000005E-2" table:style-name="ce9">
            <text:p>7,3%</text:p>
          </table:table-cell>
          <table:table-cell office:value-type="percentage" office:value="0.1016224595" table:style-name="ce9">
            <text:p>10,2%</text:p>
          </table:table-cell>
          <table:table-cell office:value-type="percentage" office:value="9.5640601199999994E-2" table:style-name="ce10">
            <text:p>9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ESKA (Lublin)</text:p>
          </table:table-cell>
          <table:table-cell office:value-type="percentage" office:value="9.4297520199999998E-2" table:style-name="ce9">
            <text:p>9,4%</text:p>
          </table:table-cell>
          <table:table-cell office:value-type="percentage" office:value="7.1577344700000003E-2" table:style-name="ce9">
            <text:p>7,2%</text:p>
          </table:table-cell>
          <table:table-cell office:value-type="percentage" office:value="9.1987149300000001E-2" table:style-name="ce9">
            <text:p>9,2%</text:p>
          </table:table-cell>
          <table:table-cell office:value-type="percentage" office:value="6.6212985299999999E-2" table:style-name="ce10">
            <text:p>6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7.7194984800000005E-2" table:style-name="ce9">
            <text:p>7,7%</text:p>
          </table:table-cell>
          <table:table-cell office:value-type="percentage" office:value="5.8096930099999999E-2" table:style-name="ce9">
            <text:p>5,8%</text:p>
          </table:table-cell>
          <table:table-cell office:value-type="percentage" office:value="5.93813797E-2" table:style-name="ce9">
            <text:p>5,9%</text:p>
          </table:table-cell>
          <table:table-cell office:value-type="percentage" office:value="6.03702266E-2" table:style-name="ce10">
            <text:p>6,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Classic (sieć: 20 częstotliwości) / badane od 10.2010</text:p>
          </table:table-cell>
          <table:table-cell office:value-type="percentage" office:value="5.4790179000000001E-2" table:style-name="ce9">
            <text:p>5,5%</text:p>
          </table:table-cell>
          <table:table-cell office:value-type="percentage" office:value="3.72450447E-2" table:style-name="ce9">
            <text:p>3,7%</text:p>
          </table:table-cell>
          <table:table-cell office:value-type="percentage" office:value="4.6582493599999997E-2" table:style-name="ce9">
            <text:p>4,7%</text:p>
          </table:table-cell>
          <table:table-cell office:value-type="percentage" office:value="5.7770672100000003E-2" table:style-name="ce10">
            <text:p>5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Freee (Lublin)</text:p>
          </table:table-cell>
          <table:table-cell office:value-type="percentage" office:value="4.3533850499999999E-2" table:style-name="ce9">
            <text:p>4,4%</text:p>
          </table:table-cell>
          <table:table-cell office:value-type="percentage" office:value="3.9324170999999998E-2" table:style-name="ce9">
            <text:p>3,9%</text:p>
          </table:table-cell>
          <table:table-cell office:value-type="percentage" office:value="4.4211346399999997E-2" table:style-name="ce9">
            <text:p>4,4%</text:p>
          </table:table-cell>
          <table:table-cell office:value-type="percentage" office:value="4.9219707299999998E-2" table:style-name="ce10">
            <text:p>4,9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skie Radio Lublin</text:p>
          </table:table-cell>
          <table:table-cell office:value-type="percentage" office:value="3.9045009999999998E-2" table:style-name="ce9">
            <text:p>3,9%</text:p>
          </table:table-cell>
          <table:table-cell office:value-type="percentage" office:value="3.5569959599999999E-2" table:style-name="ce9">
            <text:p>3,6%</text:p>
          </table:table-cell>
          <table:table-cell office:value-type="percentage" office:value="3.8152126199999997E-2" table:style-name="ce9">
            <text:p>3,8%</text:p>
          </table:table-cell>
          <table:table-cell office:value-type="percentage" office:value="4.55335537E-2" table:style-name="ce10">
            <text:p>4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5.2048964500000003E-2" table:style-name="ce9">
            <text:p>5,2%</text:p>
          </table:table-cell>
          <table:table-cell office:value-type="percentage" office:value="4.8483588799999998E-2" table:style-name="ce9">
            <text:p>4,8%</text:p>
          </table:table-cell>
          <table:table-cell office:value-type="percentage" office:value="6.1562251900000003E-2" table:style-name="ce9">
            <text:p>6,2%</text:p>
          </table:table-cell>
          <table:table-cell office:value-type="percentage" office:value="3.3101915400000001E-2" table:style-name="ce10">
            <text:p>3,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kademickie Radio Centrum (Lublin)</text:p>
          </table:table-cell>
          <table:table-cell office:value-type="percentage" office:value="2.7093803600000001E-2" table:style-name="ce9">
            <text:p>2,7%</text:p>
          </table:table-cell>
          <table:table-cell office:value-type="percentage" office:value="3.6655313000000002E-2" table:style-name="ce9">
            <text:p>3,7%</text:p>
          </table:table-cell>
          <table:table-cell office:value-type="percentage" office:value="3.8172689699999998E-2" table:style-name="ce9">
            <text:p>3,8%</text:p>
          </table:table-cell>
          <table:table-cell office:value-type="percentage" office:value="2.93615653E-2" table:style-name="ce10">
            <text:p>2,9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Plus Lublin / do 2017-04 Radio eR 87,9 FM (Lublin)</text:p>
          </table:table-cell>
          <table:table-cell office:value-type="percentage" office:value="1.2579738700000001E-2" table:style-name="ce9">
            <text:p>1,3%</text:p>
          </table:table-cell>
          <table:table-cell office:value-type="percentage" office:value="1.4556639200000001E-2" table:style-name="ce9">
            <text:p>1,5%</text:p>
          </table:table-cell>
          <table:table-cell office:value-type="percentage" office:value="1.6676865900000001E-2" table:style-name="ce9">
            <text:p>1,7%</text:p>
          </table:table-cell>
          <table:table-cell office:value-type="percentage" office:value="2.6962905700000001E-2" table:style-name="ce10">
            <text:p>2,7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Maryja</text:p>
          </table:table-cell>
          <table:table-cell office:value-type="percentage" office:value="4.1472321399999998E-2" table:style-name="ce9">
            <text:p>4,1%</text:p>
          </table:table-cell>
          <table:table-cell office:value-type="percentage" office:value="3.0379640499999999E-2" table:style-name="ce9">
            <text:p>3,0%</text:p>
          </table:table-cell>
          <table:table-cell office:value-type="percentage" office:value="2.5598305200000001E-2" table:style-name="ce9">
            <text:p>2,6%</text:p>
          </table:table-cell>
          <table:table-cell office:value-type="percentage" office:value="1.54304521E-2" table:style-name="ce10">
            <text:p>1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skie Radio 24 / do 2016-08 Czwórka - Program 4 Polskiego Radia</text:p>
          </table:table-cell>
          <table:table-cell office:value-type="percentage" office:value="1.39236017E-2" table:style-name="ce9">
            <text:p>1,4%</text:p>
          </table:table-cell>
          <table:table-cell office:value-type="percentage" office:value="2.3669694299999999E-2" table:style-name="ce9">
            <text:p>2,4%</text:p>
          </table:table-cell>
          <table:table-cell office:value-type="percentage" office:value="4.5207728000000004E-3" table:style-name="ce9">
            <text:p>0,5%</text:p>
          </table:table-cell>
          <table:table-cell office:value-type="percentage" office:value="1.1704212800000001E-2" table:style-name="ce10">
            <text:p>1,2%</text:p>
          </table:table-cell>
          <table:table-cell table:number-columns-repeated="16379"/>
        </table:table-row>
        <table:table-row table:style-name="ro1">
          <table:table-cell office:value-type="string" table:style-name="ce22">
            <text:p>Dwójka - Program 2 Polskiego Radia</text:p>
          </table:table-cell>
          <table:table-cell office:value-type="percentage" office:value="1.65165785E-2" table:style-name="ce11">
            <text:p>1,7%</text:p>
          </table:table-cell>
          <table:table-cell office:value-type="percentage" office:value="7.3249802999999997E-3" table:style-name="ce11">
            <text:p>0,7%</text:p>
          </table:table-cell>
          <table:table-cell office:value-type="percentage" office:value="1.1873119499999999E-2" table:style-name="ce11">
            <text:p>1,2%</text:p>
          </table:table-cell>
          <table:table-cell office:value-type="percentage" office:value="8.4821792000000003E-3" table:style-name="ce39">
            <text:p>0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=</text:p>
          </table:table-cell>
          <table:table-cell office:value-type="float" office:value="1019" table:style-name="ce1">
            <text:p>1019</text:p>
          </table:table-cell>
          <table:table-cell office:value-type="float" office:value="1035" table:style-name="ce1">
            <text:p>1035</text:p>
          </table:table-cell>
          <table:table-cell office:value-type="float" office:value="1069" table:style-name="ce1">
            <text:p>1069</text:p>
          </table:table-cell>
          <table:table-cell office:value-type="float" office:value="921" table:style-name="ce1">
            <text:p>921</text:p>
          </table:table-cell>
          <table:table-cell table:number-columns-repeated="16379"/>
        </table:table-row>
        <table:table-row table:number-rows-repeated="5" table:style-name="ro1">
          <table:table-cell table:style-name="ce22"/>
          <table:table-cell table:number-columns-repeated="3" table:style-name="ce27"/>
          <table:table-cell table:style-name="ce11"/>
          <table:table-cell table:number-columns-repeated="16379"/>
        </table:table-row>
        <table:table-row table:style-name="ro1">
          <table:table-cell table:style-name="ce22"/>
          <table:table-cell table:number-columns-repeated="3" table:style-name="ce43"/>
          <table:table-cell table:style-name="ce16"/>
          <table:table-cell table:number-columns-repeated="16379"/>
        </table:table-row>
        <table:table-row table:style-name="ro1">
          <table:table-cell table:number-columns-repeated="4" table:style-name="ce22"/>
          <table:table-cell table:style-name="ce1"/>
          <table:table-cell table:number-columns-repeated="16379"/>
        </table:table-row>
        <table:table-row table:number-rows-repeated="2" table:style-name="ro1">
          <table:table-cell table:style-name="ce24"/>
          <table:table-cell table:number-columns-repeated="3" table:style-name="ce22"/>
          <table:table-cell table:style-name="ce1"/>
          <table:table-cell table:number-columns-repeated="16379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4" table:style-name="ce1"/>
          <table:table-cell table:number-columns-repeated="16379"/>
        </table:table-row>
        <table:table-row table:style-name="ro1">
          <table:table-cell office:value-type="string" table:style-name="ce2">
            <text:p><text:s text:c="4"/>grudzień 2016 : maj 2017 (wielkość: 41 624)</text:p>
          </table:table-cell>
          <table:table-cell table:number-columns-repeated="4" table:style-name="ce1"/>
          <table:table-cell table:number-columns-repeated="16379"/>
        </table:table-row>
        <table:table-row table:style-name="ro1">
          <table:table-cell office:value-type="string" table:style-name="ce2">
            <text:p><text:s text:c="4"/>czerwiec 2017 : listopad 2017 (wielkość: 41 793)</text:p>
          </table:table-cell>
          <table:table-cell table:number-columns-repeated="4" table:style-name="ce1"/>
          <table:table-cell table:number-columns-repeated="16379"/>
        </table:table-row>
        <table:table-row table:style-name="ro1">
          <table:table-cell office:value-type="string" table:style-name="ce2">
            <text:p><text:s text:c="4"/>grudzień 2017 : maj 2018 (wielkość: 41 482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czerwiec 2018 : listopad 2018 (wielkość: 41 903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Grupy celow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Lublin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Wybrane miasta = Lubli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Wielkość (nie ważona): 283 202 (37 233 przypadków, 2,3% całej próby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Braki danych usunięte po każdej zmiennej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skaźniki słuchalności: Udział w czasie słuchania (%)</text:p>
          </table:table-cell>
          <table:table-cell table:number-columns-repeated="1023" table:style-name="ce2"/>
          <table:table-cell table:number-columns-repeated="15360"/>
        </table:table-row>
        <table:table-row table:style-name="ro3">
          <table:table-cell office:value-type="string" table:style-name="ce2">
            <text:p>Ustawienia wskaźników: Wartość wskaźnika</text:p>
          </table:table-cell>
          <table:table-cell table:number-columns-repeated="16383"/>
        </table:table-row>
        <table:table-row table:number-rows-repeated="1048527" table:style-name="ro3">
          <table:table-cell table:number-columns-repeated="16384"/>
        </table:table-row>
      </table:table>
      <table:table table:name="Kraków" table:style-name="ta1"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" table:default-cell-style-name="ce2"/>
        <table:table-column table:style-name="co41" table:default-cell-style-name="ce2"/>
        <table:table-column table:style-name="co9" table:number-columns-repeated="3" table:default-cell-style-name="ce2"/>
        <table:table-column table:style-name="co42" table:number-columns-repeated="4" table:default-cell-style-name="ce2"/>
        <table:table-column table:style-name="co9" table:number-columns-repeated="2" table:default-cell-style-name="ce2"/>
        <table:table-column table:style-name="co34" table:number-columns-repeated="4" table:default-cell-style-name="ce2"/>
        <table:table-column table:style-name="co9" table:number-columns-repeated="963" table:default-cell-style-name="ce2"/>
        <table:table-column table:style-name="co43" table:default-cell-style-name="ce2"/>
        <table:table-column table:style-name="co43" table:number-columns-repeated="41" table:default-cell-style-name="ce1"/>
        <table:table-column table:style-name="co10" table:number-columns-repeated="15361" table:default-cell-style-name="ce1"/>
        <table:table-row table:style-name="ro1">
          <table:table-cell office:value-type="string" table:style-name="ce2">
            <text:p>SoftReport Explorer - 14.12.2018</text:p>
          </table:table-cell>
          <table:table-cell table:number-columns-repeated="981" table:style-name="ce2"/>
          <table:table-cell table:number-columns-repeated="15402"/>
        </table:table-row>
        <table:table-row table:style-name="ro1">
          <table:table-cell table:number-columns-repeated="982" table:style-name="ce2"/>
          <table:table-cell table:number-columns-repeated="15402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981" table:style-name="ce2"/>
          <table:table-cell table:number-columns-repeated="15402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981" table:style-name="ce2"/>
          <table:table-cell table:number-columns-repeated="15402"/>
        </table:table-row>
        <table:table-row table:number-rows-repeated="3" table:style-name="ro1">
          <table:table-cell table:number-columns-repeated="982" table:style-name="ce2"/>
          <table:table-cell table:number-columns-repeated="15402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6" table:style-name="ce2"/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974" table:style-name="ce2"/>
          <table:table-cell table:number-columns-repeated="15402"/>
        </table:table-row>
        <table:table-row table:number-rows-repeated="2" table:style-name="ro1">
          <table:table-cell table:number-columns-repeated="982" table:style-name="ce2"/>
          <table:table-cell table:number-columns-repeated="15402"/>
        </table:table-row>
        <table:table-row table:style-name="ro11">
          <table:table-cell table:style-name="ce23"/>
          <table:table-cell office:value-type="string" table:style-name="ce23">
            <text:p>grudzień 2016 : maj 2017</text:p>
          </table:table-cell>
          <table:table-cell office:value-type="string" table:style-name="ce23">
            <text:p>czerwiec 2017 : listopad 2017</text:p>
          </table:table-cell>
          <table:table-cell office:value-type="string" table:style-name="ce23">
            <text:p>grudzień 2017 : maj 2018</text:p>
          </table:table-cell>
          <table:table-cell office:value-type="string" table:style-name="ce23">
            <text:p>czerwiec 2018 : listopad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0.22860536779999999" table:style-name="ce30">
            <text:p>22,9%</text:p>
          </table:table-cell>
          <table:table-cell office:value-type="percentage" office:value="0.28235498260000003" table:style-name="ce30">
            <text:p>28,2%</text:p>
          </table:table-cell>
          <table:table-cell office:value-type="percentage" office:value="0.23624031719999999" table:style-name="ce30">
            <text:p>23,6%</text:p>
          </table:table-cell>
          <table:table-cell office:value-type="percentage" office:value="0.23585025840000001" table:style-name="ce31">
            <text:p>23,6%</text:p>
          </table:table-cell>
          <table:table-cell table:number-columns-repeated="2" table:style-name="ce2"/>
          <table:table-cell table:number-columns-repeated="5" table:style-name="ce8"/>
          <table:table-cell table:number-columns-repeated="2" table:style-name="ce2"/>
          <table:table-cell table:number-columns-repeated="4" table:style-name="ce8"/>
          <table:table-cell table:number-columns-repeated="16366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0.11342188189999999" table:style-name="ce30">
            <text:p>11,3%</text:p>
          </table:table-cell>
          <table:table-cell office:value-type="percentage" office:value="6.5009176099999996E-2" table:style-name="ce30">
            <text:p>6,5%</text:p>
          </table:table-cell>
          <table:table-cell office:value-type="percentage" office:value="7.9334152500000005E-2" table:style-name="ce30">
            <text:p>7,9%</text:p>
          </table:table-cell>
          <table:table-cell office:value-type="percentage" office:value="7.89910573E-2" table:style-name="ce31">
            <text:p>7,9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7.8328755299999997E-2" table:style-name="ce30">
            <text:p>7,8%</text:p>
          </table:table-cell>
          <table:table-cell office:value-type="percentage" office:value="5.8111187199999997E-2" table:style-name="ce30">
            <text:p>5,8%</text:p>
          </table:table-cell>
          <table:table-cell office:value-type="percentage" office:value="7.0366144000000005E-2" table:style-name="ce30">
            <text:p>7,0%</text:p>
          </table:table-cell>
          <table:table-cell office:value-type="percentage" office:value="7.6728021699999996E-2" table:style-name="ce31">
            <text:p>7,7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6.2099263799999999E-2" table:style-name="ce30">
            <text:p>6,2%</text:p>
          </table:table-cell>
          <table:table-cell office:value-type="percentage" office:value="8.0294773599999994E-2" table:style-name="ce30">
            <text:p>8,0%</text:p>
          </table:table-cell>
          <table:table-cell office:value-type="percentage" office:value="7.4043290499999997E-2" table:style-name="ce30">
            <text:p>7,4%</text:p>
          </table:table-cell>
          <table:table-cell office:value-type="percentage" office:value="6.4346654099999998E-2" table:style-name="ce31">
            <text:p>6,4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Radio RMF Classic (sieć: 20 częstotliwości) / badane od 10.2010</text:p>
          </table:table-cell>
          <table:table-cell office:value-type="percentage" office:value="5.3949271799999997E-2" table:style-name="ce30">
            <text:p>5,4%</text:p>
          </table:table-cell>
          <table:table-cell office:value-type="percentage" office:value="4.3021511700000001E-2" table:style-name="ce30">
            <text:p>4,3%</text:p>
          </table:table-cell>
          <table:table-cell office:value-type="percentage" office:value="6.40502461E-2" table:style-name="ce30">
            <text:p>6,4%</text:p>
          </table:table-cell>
          <table:table-cell office:value-type="percentage" office:value="5.2614364699999999E-2" table:style-name="ce31">
            <text:p>5,3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Radio Kraków</text:p>
          </table:table-cell>
          <table:table-cell office:value-type="percentage" office:value="5.7447622900000002E-2" table:style-name="ce30">
            <text:p>5,7%</text:p>
          </table:table-cell>
          <table:table-cell office:value-type="percentage" office:value="5.5586229500000001E-2" table:style-name="ce30">
            <text:p>5,6%</text:p>
          </table:table-cell>
          <table:table-cell office:value-type="percentage" office:value="5.6117308599999999E-2" table:style-name="ce30">
            <text:p>5,6%</text:p>
          </table:table-cell>
          <table:table-cell office:value-type="percentage" office:value="5.1864943400000002E-2" table:style-name="ce31">
            <text:p>5,2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Radio VOX FM (sieć: 17 częstotliwości)/ do 2013-11 Radio Eska Rock</text:p>
          </table:table-cell>
          <table:table-cell office:value-type="percentage" office:value="3.9056464200000002E-2" table:style-name="ce30">
            <text:p>3,9%</text:p>
          </table:table-cell>
          <table:table-cell office:value-type="percentage" office:value="6.0689527200000003E-2" table:style-name="ce30">
            <text:p>6,1%</text:p>
          </table:table-cell>
          <table:table-cell office:value-type="percentage" office:value="4.1079061899999998E-2" table:style-name="ce30">
            <text:p>4,1%</text:p>
          </table:table-cell>
          <table:table-cell office:value-type="percentage" office:value="5.1722236599999999E-2" table:style-name="ce31">
            <text:p>5,2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Antyradio / do 2015-01 Radio ZET Chilli</text:p>
          </table:table-cell>
          <table:table-cell office:value-type="percentage" office:value="3.4026827199999998E-2" table:style-name="ce30">
            <text:p>3,4%</text:p>
          </table:table-cell>
          <table:table-cell office:value-type="percentage" office:value="3.53821738E-2" table:style-name="ce30">
            <text:p>3,5%</text:p>
          </table:table-cell>
          <table:table-cell office:value-type="percentage" office:value="3.0116027699999999E-2" table:style-name="ce30">
            <text:p>3,0%</text:p>
          </table:table-cell>
          <table:table-cell office:value-type="percentage" office:value="4.9817811300000001E-2" table:style-name="ce31">
            <text:p>5,0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Radio RMF MAXXX (Kraków)</text:p>
          </table:table-cell>
          <table:table-cell office:value-type="percentage" office:value="4.1084450799999998E-2" table:style-name="ce30">
            <text:p>4,1%</text:p>
          </table:table-cell>
          <table:table-cell office:value-type="percentage" office:value="4.62857406E-2" table:style-name="ce30">
            <text:p>4,6%</text:p>
          </table:table-cell>
          <table:table-cell office:value-type="percentage" office:value="4.7440464799999998E-2" table:style-name="ce30">
            <text:p>4,7%</text:p>
          </table:table-cell>
          <table:table-cell office:value-type="percentage" office:value="4.6980514399999999E-2" table:style-name="ce31">
            <text:p>4,7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Radio Złote Przeboje Wanda 92,5 FM (Kraków)</text:p>
          </table:table-cell>
          <table:table-cell office:value-type="percentage" office:value="5.1555435300000001E-2" table:style-name="ce30">
            <text:p>5,2%</text:p>
          </table:table-cell>
          <table:table-cell office:value-type="percentage" office:value="3.7227183800000001E-2" table:style-name="ce30">
            <text:p>3,7%</text:p>
          </table:table-cell>
          <table:table-cell office:value-type="percentage" office:value="3.8323468399999998E-2" table:style-name="ce30">
            <text:p>3,8%</text:p>
          </table:table-cell>
          <table:table-cell office:value-type="percentage" office:value="4.4912142799999999E-2" table:style-name="ce31">
            <text:p>4,5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4.9269866900000001E-2" table:style-name="ce30">
            <text:p>4,9%</text:p>
          </table:table-cell>
          <table:table-cell office:value-type="percentage" office:value="5.1012059800000002E-2" table:style-name="ce30">
            <text:p>5,1%</text:p>
          </table:table-cell>
          <table:table-cell office:value-type="percentage" office:value="3.3485501000000001E-2" table:style-name="ce30">
            <text:p>3,3%</text:p>
          </table:table-cell>
          <table:table-cell office:value-type="percentage" office:value="3.9869340099999998E-2" table:style-name="ce31">
            <text:p>4,0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Radio ESKA (Kraków)</text:p>
          </table:table-cell>
          <table:table-cell office:value-type="percentage" office:value="2.7891613799999999E-2" table:style-name="ce30">
            <text:p>2,8%</text:p>
          </table:table-cell>
          <table:table-cell office:value-type="percentage" office:value="2.4159897100000001E-2" table:style-name="ce30">
            <text:p>2,4%</text:p>
          </table:table-cell>
          <table:table-cell office:value-type="percentage" office:value="3.6416475599999998E-2" table:style-name="ce30">
            <text:p>3,6%</text:p>
          </table:table-cell>
          <table:table-cell office:value-type="percentage" office:value="3.28786774E-2" table:style-name="ce31">
            <text:p>3,3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Radio Pogoda (Kraków) / do 2015-06 Radio KRK fm (Kraków)</text:p>
          </table:table-cell>
          <table:table-cell office:value-type="percentage" office:value="1.5920611599999999E-2" table:style-name="ce30">
            <text:p>1,6%</text:p>
          </table:table-cell>
          <table:table-cell office:value-type="percentage" office:value="3.4225826000000001E-2" table:style-name="ce30">
            <text:p>3,4%</text:p>
          </table:table-cell>
          <table:table-cell office:value-type="percentage" office:value="4.0887864699999998E-2" table:style-name="ce30">
            <text:p>4,1%</text:p>
          </table:table-cell>
          <table:table-cell office:value-type="percentage" office:value="3.0478284500000001E-2" table:style-name="ce31">
            <text:p>3,0%</text:p>
          </table:table-cell>
          <table:table-cell table:number-columns-repeated="6" table:style-name="ce2"/>
          <table:table-cell table:style-name="ce9"/>
          <table:table-cell table:number-columns-repeated="16372"/>
        </table:table-row>
        <table:table-row table:style-name="ro1">
          <table:table-cell office:value-type="string" table:style-name="ce2">
            <text:p>Rock Radio 103,8 FM (Kraków) / do 2014-01 Radio 103,8 Roxy FM (Kraków)</text:p>
          </table:table-cell>
          <table:table-cell office:value-type="percentage" office:value="1.4733271799999999E-2" table:style-name="ce30">
            <text:p>1,5%</text:p>
          </table:table-cell>
          <table:table-cell office:value-type="percentage" office:value="1.61532229E-2" table:style-name="ce30">
            <text:p>1,6%</text:p>
          </table:table-cell>
          <table:table-cell office:value-type="percentage" office:value="2.3699342500000001E-2" table:style-name="ce30">
            <text:p>2,4%</text:p>
          </table:table-cell>
          <table:table-cell office:value-type="percentage" office:value="2.41144755E-2" table:style-name="ce31">
            <text:p>2,4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Radio Plus Kraków</text:p>
          </table:table-cell>
          <table:table-cell office:value-type="percentage" office:value="4.2662442799999999E-2" table:style-name="ce30">
            <text:p>4,3%</text:p>
          </table:table-cell>
          <table:table-cell office:value-type="percentage" office:value="3.0271663899999999E-2" table:style-name="ce30">
            <text:p>3,0%</text:p>
          </table:table-cell>
          <table:table-cell office:value-type="percentage" office:value="2.40403171E-2" table:style-name="ce30">
            <text:p>2,4%</text:p>
          </table:table-cell>
          <table:table-cell office:value-type="percentage" office:value="2.36931105E-2" table:style-name="ce31">
            <text:p>2,4%</text:p>
          </table:table-cell>
          <table:table-cell table:style-name="ce2"/>
          <table:table-cell table:style-name="ce32"/>
          <table:table-cell table:number-columns-repeated="975" table:style-name="ce2"/>
          <table:table-cell table:number-columns-repeated="15402"/>
        </table:table-row>
        <table:table-row table:style-name="ro1">
          <table:table-cell office:value-type="string" table:style-name="ce2">
            <text:p>Radio Wawa (Kraków)</text:p>
          </table:table-cell>
          <table:table-cell office:value-type="percentage" office:value="1.02940341E-2" table:style-name="ce30">
            <text:p>1,0%</text:p>
          </table:table-cell>
          <table:table-cell office:value-type="percentage" office:value="1.15398267E-2" table:style-name="ce30">
            <text:p>1,2%</text:p>
          </table:table-cell>
          <table:table-cell office:value-type="percentage" office:value="1.53602965E-2" table:style-name="ce30">
            <text:p>1,5%</text:p>
          </table:table-cell>
          <table:table-cell office:value-type="percentage" office:value="2.3321472199999999E-2" table:style-name="ce31">
            <text:p>2,3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Radio Chillizet / do 2017-05 Radio ZET Chilli (Warszawa/Kraków)</text:p>
          </table:table-cell>
          <table:table-cell office:value-type="percentage" office:value="1.6049280900000001E-2" table:style-name="ce30">
            <text:p>1,6%</text:p>
          </table:table-cell>
          <table:table-cell office:value-type="percentage" office:value="1.0954480000000001E-2" table:style-name="ce30">
            <text:p>1,1%</text:p>
          </table:table-cell>
          <table:table-cell office:value-type="percentage" office:value="1.6038558500000001E-2" table:style-name="ce30">
            <text:p>1,6%</text:p>
          </table:table-cell>
          <table:table-cell office:value-type="percentage" office:value="1.37606672E-2" table:style-name="ce31">
            <text:p>1,4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Radio Maryja</text:p>
          </table:table-cell>
          <table:table-cell office:value-type="percentage" office:value="1.87979172E-2" table:style-name="ce30">
            <text:p>1,9%</text:p>
          </table:table-cell>
          <table:table-cell office:value-type="percentage" office:value="7.5637194000000001E-3" table:style-name="ce30">
            <text:p>0,8%</text:p>
          </table:table-cell>
          <table:table-cell office:value-type="percentage" office:value="1.59354604E-2" table:style-name="ce30">
            <text:p>1,6%</text:p>
          </table:table-cell>
          <table:table-cell office:value-type="percentage" office:value="1.0709009199999999E-2" table:style-name="ce31">
            <text:p>1,1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Dwójka - Program 2 Polskiego Radia</text:p>
          </table:table-cell>
          <table:table-cell office:value-type="percentage" office:value="1.1148232100000001E-2" table:style-name="ce33">
            <text:p>1,1%</text:p>
          </table:table-cell>
          <table:table-cell office:value-type="percentage" office:value="1.6130291200000001E-2" table:style-name="ce33">
            <text:p>1,6%</text:p>
          </table:table-cell>
          <table:table-cell office:value-type="percentage" office:value="1.0811278800000001E-2" table:style-name="ce33">
            <text:p>1,1%</text:p>
          </table:table-cell>
          <table:table-cell office:value-type="percentage" office:value="1.02796841E-2" table:style-name="ce34">
            <text:p>1,0%</text:p>
          </table:table-cell>
          <table:table-cell table:style-name="ce2"/>
          <table:table-cell table:style-name="ce32"/>
          <table:table-cell table:number-columns-repeated="975" table:style-name="ce2"/>
          <table:table-cell table:number-columns-repeated="15402"/>
        </table:table-row>
        <table:table-row table:style-name="ro1">
          <table:table-cell office:value-type="string" table:style-name="ce2">
            <text:p>Meloradio (Kraków) / do 2017-08 Radio ZET Gold 101,3 FM (Kraków)</text:p>
          </table:table-cell>
          <table:table-cell office:value-type="percentage" office:value="9.3133250000000008E-3" table:style-name="ce30">
            <text:p>0,9%</text:p>
          </table:table-cell>
          <table:table-cell office:value-type="percentage" office:value="5.2469214E-3" table:style-name="ce30">
            <text:p>0,5%</text:p>
          </table:table-cell>
          <table:table-cell office:value-type="percentage" office:value="8.1666518000000007E-3" table:style-name="ce30">
            <text:p>0,8%</text:p>
          </table:table-cell>
          <table:table-cell office:value-type="percentage" office:value="1.0197243599999999E-2" table:style-name="ce31">
            <text:p>1,0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Polskie Radio 24 / do 2016-08 Czwórka - Program 4 Polskiego Radia</text:p>
          </table:table-cell>
          <table:table-cell office:value-type="percentage" office:value="3.7735772999999998E-3" table:style-name="ce30">
            <text:p>0,4%</text:p>
          </table:table-cell>
          <table:table-cell office:value-type="percentage" office:value="8.1683264999999998E-3" table:style-name="ce30">
            <text:p>0,8%</text:p>
          </table:table-cell>
          <table:table-cell office:value-type="percentage" office:value="1.19296664E-2" table:style-name="ce30">
            <text:p>1,2%</text:p>
          </table:table-cell>
          <table:table-cell office:value-type="percentage" office:value="7.8251411000000003E-3" table:style-name="ce31">
            <text:p>0,8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Radiofonia (Kraków)</text:p>
          </table:table-cell>
          <table:table-cell office:value-type="percentage" office:value="8.1265676000000005E-3" table:style-name="ce30">
            <text:p>0,8%</text:p>
          </table:table-cell>
          <table:table-cell office:value-type="percentage" office:value="6.3432551000000004E-3" table:style-name="ce30">
            <text:p>0,6%</text:p>
          </table:table-cell>
          <table:table-cell office:value-type="percentage" office:value="8.8701864000000005E-3" table:style-name="ce30">
            <text:p>0,9%</text:p>
          </table:table-cell>
          <table:table-cell office:value-type="percentage" office:value="5.6037774E-3" table:style-name="ce31">
            <text:p>0,6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Radio Muzo.fm / do 2014-09 Radio PiN</text:p>
          </table:table-cell>
          <table:table-cell office:value-type="percentage" office:value="6.6867322E-3" table:style-name="ce35">
            <text:p>0,7%</text:p>
          </table:table-cell>
          <table:table-cell office:value-type="percentage" office:value="8.4738444999999992E-3" table:style-name="ce35">
            <text:p>0,8%</text:p>
          </table:table-cell>
          <table:table-cell office:value-type="percentage" office:value="1.06596642E-2" table:style-name="ce35">
            <text:p>1,1%</text:p>
          </table:table-cell>
          <table:table-cell office:value-type="percentage" office:value="5.4382629999999996E-3" table:style-name="ce36">
            <text:p>0,5%</text:p>
          </table:table-cell>
          <table:table-cell table:number-columns-repeated="977" table:style-name="ce2"/>
          <table:table-cell table:number-columns-repeated="15402"/>
        </table:table-row>
        <table:table-row table:style-name="ro1">
          <table:table-cell office:value-type="string" table:style-name="ce2">
            <text:p>N=</text:p>
          </table:table-cell>
          <table:table-cell office:value-type="float" office:value="2235" table:style-name="ce1">
            <text:p>2235</text:p>
          </table:table-cell>
          <table:table-cell office:value-type="float" office:value="2250" table:style-name="ce1">
            <text:p>2250</text:p>
          </table:table-cell>
          <table:table-cell office:value-type="float" office:value="2270" table:style-name="ce1">
            <text:p>2270</text:p>
          </table:table-cell>
          <table:table-cell office:value-type="float" office:value="2296" table:style-name="ce1">
            <text:p>2296</text:p>
          </table:table-cell>
          <table:table-cell table:style-name="ce11"/>
          <table:table-cell table:number-columns-repeated="16378"/>
        </table:table-row>
        <table:table-row table:style-name="ro1">
          <table:table-cell table:style-name="ce2"/>
          <table:table-cell table:number-columns-repeated="4" table:style-name="ce16"/>
          <table:table-cell table:style-name="ce1"/>
          <table:table-cell table:number-columns-repeated="16378"/>
        </table:table-row>
        <table:table-row table:style-name="ro1">
          <table:table-cell table:style-name="ce1"/>
          <table:table-cell table:number-columns-repeated="4" table:style-name="ce16"/>
          <table:table-cell table:style-name="ce1"/>
          <table:table-cell table:number-columns-repeated="16378"/>
        </table:table-row>
        <table:table-row table:number-rows-repeated="13" table:style-name="ro1">
          <table:table-cell table:number-columns-repeated="982" table:style-name="ce2"/>
          <table:table-cell table:number-columns-repeated="15402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grudzień 2016 : maj 2017 (wielkość: 41 624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czerwiec 2017 : listopad 2017 (wielkość: 41 793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grudzień 2017 : maj 2018 (wielkość: 41 482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czerwiec 2018 : listopad 2018 (wielkość: 41 903)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Grupy celowe:<text:s/>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<text:s text:c="4"/>Kraków: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<text:s text:c="8"/>Wybrane miasta = Kraków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<text:s text:c="8"/>Wielkość (nie ważona): 609 100 (67 657 przypadków, 4,2% całej próby)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<text:s text:c="8"/>Braki danych usunięte po każdej zmiennej.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Wskaźniki słuchalności: Udział w czasie słuchania (%)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Ustawienia wskaźników: Wartość wskaźnika</text:p>
          </table:table-cell>
          <table:table-cell table:number-columns-repeated="16383"/>
        </table:table-row>
        <table:table-row table:number-rows-repeated="1048514" table:style-name="ro3">
          <table:table-cell table:number-columns-repeated="16384"/>
        </table:table-row>
      </table:table>
      <table:table table:name="Kielce" table:style-name="ta1">
        <table:table-column table:style-name="co44" table:default-cell-style-name="ce2"/>
        <table:table-column table:style-name="co45" table:default-cell-style-name="ce2"/>
        <table:table-column table:style-name="co26" table:default-cell-style-name="ce2"/>
        <table:table-column table:style-name="co3" table:default-cell-style-name="ce2"/>
        <table:table-column table:style-name="co46" table:default-cell-style-name="ce2"/>
        <table:table-column table:style-name="co9" table:number-columns-repeated="1018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4.12.201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2">
          <table:table-cell table:style-name="ce23"/>
          <table:table-cell office:value-type="string" table:style-name="ce23">
            <text:p>grudzień 2016 : maj 2017</text:p>
          </table:table-cell>
          <table:table-cell office:value-type="string" table:style-name="ce23">
            <text:p>czerwiec 2017 : listopad 2017</text:p>
          </table:table-cell>
          <table:table-cell office:value-type="string" table:style-name="ce23">
            <text:p>grudzień 2017 : maj 2018</text:p>
          </table:table-cell>
          <table:table-cell office:value-type="string" table:style-name="ce23">
            <text:p>czerwiec 2018 : listopad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0.1256096032" table:style-name="ce9">
            <text:p>12,6%</text:p>
          </table:table-cell>
          <table:table-cell office:value-type="percentage" office:value="0.1933483496" table:style-name="ce9">
            <text:p>19,3%</text:p>
          </table:table-cell>
          <table:table-cell office:value-type="percentage" office:value="0.19952238550000001" table:style-name="ce9">
            <text:p>20,0%</text:p>
          </table:table-cell>
          <table:table-cell office:value-type="percentage" office:value="0.1749101716" table:style-name="ce10">
            <text:p>17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0.1005504455" table:style-name="ce9">
            <text:p>10,1%</text:p>
          </table:table-cell>
          <table:table-cell office:value-type="percentage" office:value="9.4830925199999999E-2" table:style-name="ce9">
            <text:p>9,5%</text:p>
          </table:table-cell>
          <table:table-cell office:value-type="percentage" office:value="7.9607054299999994E-2" table:style-name="ce9">
            <text:p>8,0%</text:p>
          </table:table-cell>
          <table:table-cell office:value-type="percentage" office:value="9.3524069900000006E-2" table:style-name="ce10">
            <text:p>9,4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skie Radio Kielce</text:p>
          </table:table-cell>
          <table:table-cell office:value-type="percentage" office:value="0.1099097148" table:style-name="ce9">
            <text:p>11,0%</text:p>
          </table:table-cell>
          <table:table-cell office:value-type="percentage" office:value="0.1011603675" table:style-name="ce9">
            <text:p>10,1%</text:p>
          </table:table-cell>
          <table:table-cell office:value-type="percentage" office:value="0.1139333142" table:style-name="ce9">
            <text:p>11,4%</text:p>
          </table:table-cell>
          <table:table-cell office:value-type="percentage" office:value="8.2490572999999998E-2" table:style-name="ce10">
            <text:p>8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ESKA Kielce</text:p>
          </table:table-cell>
          <table:table-cell office:value-type="percentage" office:value="4.0315046299999997E-2" table:style-name="ce9">
            <text:p>4,0%</text:p>
          </table:table-cell>
          <table:table-cell office:value-type="percentage" office:value="5.6235830700000003E-2" table:style-name="ce9">
            <text:p>5,6%</text:p>
          </table:table-cell>
          <table:table-cell office:value-type="percentage" office:value="6.2315704999999999E-2" table:style-name="ce9">
            <text:p>6,2%</text:p>
          </table:table-cell>
          <table:table-cell office:value-type="percentage" office:value="8.0371368600000007E-2" table:style-name="ce10">
            <text:p>8,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MAXXX (Kielce)</text:p>
          </table:table-cell>
          <table:table-cell office:value-type="percentage" office:value="6.9788391199999994E-2" table:style-name="ce9">
            <text:p>7,0%</text:p>
          </table:table-cell>
          <table:table-cell office:value-type="percentage" office:value="4.9849631200000001E-2" table:style-name="ce9">
            <text:p>5,0%</text:p>
          </table:table-cell>
          <table:table-cell office:value-type="percentage" office:value="8.2027494300000003E-2" table:style-name="ce9">
            <text:p>8,2%</text:p>
          </table:table-cell>
          <table:table-cell office:value-type="percentage" office:value="6.5371232099999996E-2" table:style-name="ce10">
            <text:p>6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4.8781305699999999E-2" table:style-name="ce9">
            <text:p>4,9%</text:p>
          </table:table-cell>
          <table:table-cell office:value-type="percentage" office:value="4.3376476300000001E-2" table:style-name="ce9">
            <text:p>4,3%</text:p>
          </table:table-cell>
          <table:table-cell office:value-type="percentage" office:value="6.5337442800000006E-2" table:style-name="ce9">
            <text:p>6,5%</text:p>
          </table:table-cell>
          <table:table-cell office:value-type="percentage" office:value="6.3704755399999993E-2" table:style-name="ce10">
            <text:p>6,4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loradio (Kielce) / do 2017-08 Radio ZET Gold (Kielce)</text:p>
          </table:table-cell>
          <table:table-cell office:value-type="percentage" office:value="6.3239171199999999E-2" table:style-name="ce9">
            <text:p>6,3%</text:p>
          </table:table-cell>
          <table:table-cell office:value-type="percentage" office:value="5.3849032300000002E-2" table:style-name="ce9">
            <text:p>5,4%</text:p>
          </table:table-cell>
          <table:table-cell office:value-type="percentage" office:value="7.4796491300000004E-2" table:style-name="ce9">
            <text:p>7,5%</text:p>
          </table:table-cell>
          <table:table-cell office:value-type="percentage" office:value="5.9088741600000001E-2" table:style-name="ce10">
            <text:p>5,9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VOX FM (sieć: 17 częstotliwości)/ do 2013-11 Radio Eska Rock</text:p>
          </table:table-cell>
          <table:table-cell office:value-type="percentage" office:value="7.5859803099999998E-2" table:style-name="ce9">
            <text:p>7,6%</text:p>
          </table:table-cell>
          <table:table-cell office:value-type="percentage" office:value="9.3379483900000004E-2" table:style-name="ce9">
            <text:p>9,3%</text:p>
          </table:table-cell>
          <table:table-cell office:value-type="percentage" office:value="7.6786525499999994E-2" table:style-name="ce9">
            <text:p>7,7%</text:p>
          </table:table-cell>
          <table:table-cell office:value-type="percentage" office:value="5.5757708000000003E-2" table:style-name="ce10">
            <text:p>5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7.3224719699999996E-2" table:style-name="ce9">
            <text:p>7,3%</text:p>
          </table:table-cell>
          <table:table-cell office:value-type="percentage" office:value="5.35554429E-2" table:style-name="ce9">
            <text:p>5,4%</text:p>
          </table:table-cell>
          <table:table-cell office:value-type="percentage" office:value="2.2514797E-2" table:style-name="ce9">
            <text:p>2,3%</text:p>
          </table:table-cell>
          <table:table-cell office:value-type="percentage" office:value="4.7927733799999997E-2" table:style-name="ce10">
            <text:p>4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Classic (sieć: 20 częstotliwości) / badane od 10.2010</text:p>
          </table:table-cell>
          <table:table-cell office:value-type="percentage" office:value="6.4740552699999995E-2" table:style-name="ce9">
            <text:p>6,5%</text:p>
          </table:table-cell>
          <table:table-cell office:value-type="percentage" office:value="6.2059916299999997E-2" table:style-name="ce9">
            <text:p>6,2%</text:p>
          </table:table-cell>
          <table:table-cell office:value-type="percentage" office:value="3.2007957300000001E-2" table:style-name="ce9">
            <text:p>3,2%</text:p>
          </table:table-cell>
          <table:table-cell office:value-type="percentage" office:value="4.6135820000000001E-2" table:style-name="ce10">
            <text:p>4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4.2990281999999998E-2" table:style-name="ce9">
            <text:p>4,3%</text:p>
          </table:table-cell>
          <table:table-cell office:value-type="percentage" office:value="5.46523457E-2" table:style-name="ce9">
            <text:p>5,5%</text:p>
          </table:table-cell>
          <table:table-cell office:value-type="percentage" office:value="5.6624673600000001E-2" table:style-name="ce9">
            <text:p>5,7%</text:p>
          </table:table-cell>
          <table:table-cell office:value-type="percentage" office:value="4.4432129399999999E-2" table:style-name="ce10">
            <text:p>4,4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Muzo.fm / do 2014-09 Radio PiN</text:p>
          </table:table-cell>
          <table:table-cell office:value-type="percentage" office:value="6.49076346E-2" table:style-name="ce9">
            <text:p>6,5%</text:p>
          </table:table-cell>
          <table:table-cell office:value-type="percentage" office:value="2.41428619E-2" table:style-name="ce9">
            <text:p>2,4%</text:p>
          </table:table-cell>
          <table:table-cell office:value-type="percentage" office:value="2.6439032000000001E-2" table:style-name="ce9">
            <text:p>2,6%</text:p>
          </table:table-cell>
          <table:table-cell office:value-type="percentage" office:value="2.8770024599999999E-2" table:style-name="ce10">
            <text:p>2,9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Maryja</text:p>
          </table:table-cell>
          <table:table-cell office:value-type="percentage" office:value="4.0230275400000001E-2" table:style-name="ce9">
            <text:p>4,0%</text:p>
          </table:table-cell>
          <table:table-cell office:value-type="percentage" office:value="1.50336728E-2" table:style-name="ce9">
            <text:p>1,5%</text:p>
          </table:table-cell>
          <table:table-cell office:value-type="percentage" office:value="8.4361555000000005E-3" table:style-name="ce9">
            <text:p>0,8%</text:p>
          </table:table-cell>
          <table:table-cell office:value-type="percentage" office:value="2.4148412800000001E-2" table:style-name="ce10">
            <text:p>2,4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Fama (Kielce)</text:p>
          </table:table-cell>
          <table:table-cell office:value-type="percentage" office:value="2.1223463099999999E-2" table:style-name="ce9">
            <text:p>2,1%</text:p>
          </table:table-cell>
          <table:table-cell office:value-type="percentage" office:value="3.4282692599999998E-2" table:style-name="ce9">
            <text:p>3,4%</text:p>
          </table:table-cell>
          <table:table-cell office:value-type="percentage" office:value="2.1455330200000001E-2" table:style-name="ce9">
            <text:p>2,1%</text:p>
          </table:table-cell>
          <table:table-cell office:value-type="percentage" office:value="2.1696216399999999E-2" table:style-name="ce10">
            <text:p>2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eM Kielce / do 2014-04 Radio Plus Kielce</text:p>
          </table:table-cell>
          <table:table-cell office:value-type="percentage" office:value="1.9642115599999999E-2" table:style-name="ce9">
            <text:p>2,0%</text:p>
          </table:table-cell>
          <table:table-cell office:value-type="percentage" office:value="2.6849212500000001E-2" table:style-name="ce9">
            <text:p>2,7%</text:p>
          </table:table-cell>
          <table:table-cell office:value-type="percentage" office:value="3.5015488300000001E-2" table:style-name="ce9">
            <text:p>3,5%</text:p>
          </table:table-cell>
          <table:table-cell office:value-type="percentage" office:value="1.8926970099999999E-2" table:style-name="ce10">
            <text:p>1,9%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Radio Wawa Kielce</text:p>
          </table:table-cell>
          <table:table-cell office:value-type="string" table:style-name="ce9">
            <text:p>--</text:p>
          </table:table-cell>
          <table:table-cell office:value-type="string" table:style-name="ce9">
            <text:p>--</text:p>
          </table:table-cell>
          <table:table-cell office:value-type="string" table:style-name="ce9">
            <text:p>--</text:p>
          </table:table-cell>
          <table:table-cell office:value-type="percentage" office:value="1.87773184E-2" table:style-name="ce10">
            <text:p>1,9%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Dwójka - Program 2 Polskiego Radia</text:p>
          </table:table-cell>
          <table:table-cell office:value-type="percentage" office:value="5.3907508E-3" table:style-name="ce9">
            <text:p>0,5%</text:p>
          </table:table-cell>
          <table:table-cell office:value-type="percentage" office:value="4.7408952000000002E-3" table:style-name="ce9">
            <text:p>0,5%</text:p>
          </table:table-cell>
          <table:table-cell office:value-type="percentage" office:value="1.53328579E-2" table:style-name="ce9">
            <text:p>1,5%</text:p>
          </table:table-cell>
          <table:table-cell office:value-type="percentage" office:value="1.4865225100000001E-2" table:style-name="ce10">
            <text:p>1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skie Radio 24 / do 2016-08 Czwórka - Program 4 Polskiego Radia</text:p>
          </table:table-cell>
          <table:table-cell office:value-type="percentage" office:value="3.6672607000000001E-3" table:style-name="ce16">
            <text:p>0,37%</text:p>
          </table:table-cell>
          <table:table-cell office:value-type="percentage" office:value="1.8423358500000001E-2" table:style-name="ce16">
            <text:p>1,84%</text:p>
          </table:table-cell>
          <table:table-cell office:value-type="percentage" office:value="4.1130411E-3" table:style-name="ce16">
            <text:p>0,41%</text:p>
          </table:table-cell>
          <table:table-cell office:value-type="percentage" office:value="9.4297623000000001E-3" table:style-name="ce44">
            <text:p>0,94%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N=</text:p>
          </table:table-cell>
          <table:table-cell office:value-type="float" office:value="556" table:style-name="ce1">
            <text:p>556</text:p>
          </table:table-cell>
          <table:table-cell office:value-type="float" office:value="559" table:style-name="ce1">
            <text:p>559</text:p>
          </table:table-cell>
          <table:table-cell office:value-type="float" office:value="553" table:style-name="ce1">
            <text:p>553</text:p>
          </table:table-cell>
          <table:table-cell office:value-type="float" office:value="574" table:style-name="ce1">
            <text:p>574</text:p>
          </table:table-cell>
          <table:table-cell table:number-columns-repeated="16379"/>
        </table:table-row>
        <table:table-row table:number-rows-repeated="2" table:style-name="ro1">
          <table:table-cell table:style-name="ce13"/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13"/>
          <table:table-cell table:number-columns-repeated="16383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grudzień 2016 : maj 2017 (wielkość: 41 624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czerwiec 2017 : listopad 2017 (wielkość: 41 793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grudzień 2017 : maj 2018 (wielkość: 41 482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czerwiec 2018 : listopad 2018 (wielkość: 41 903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Kielce: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ybrane miasta = Kiel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ielkość (nie ważona): 166 976 (24 867 przypadków, 1,6% całej próby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skaźniki słuchalności: Udział w czasie słuchania (%)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Ustawienia wskaźników: Wartość wskaźnika</text:p>
          </table:table-cell>
          <table:table-cell table:number-columns-repeated="16383"/>
        </table:table-row>
        <table:table-row table:number-rows-repeated="1048528" table:style-name="ro3">
          <table:table-cell table:number-columns-repeated="16384"/>
        </table:table-row>
      </table:table>
      <table:table table:name="Aglomeracja_Śl" table:style-name="ta1">
        <table:table-column table:style-name="co47" table:default-cell-style-name="ce2"/>
        <table:table-column table:style-name="co34" table:default-cell-style-name="ce2"/>
        <table:table-column table:style-name="co22" table:default-cell-style-name="ce2"/>
        <table:table-column table:style-name="co20" table:number-columns-repeated="2" table:default-cell-style-name="ce2"/>
        <table:table-column table:style-name="co9" table:number-columns-repeated="1018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4.12.201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8">
          <table:table-cell table:style-name="ce4"/>
          <table:table-cell office:value-type="string" table:style-name="ce4">
            <text:p>grudzień 2016 : maj 2017</text:p>
          </table:table-cell>
          <table:table-cell office:value-type="string" table:style-name="ce4">
            <text:p>czerwiec 2017 : listopad 2017</text:p>
          </table:table-cell>
          <table:table-cell office:value-type="string" table:style-name="ce4">
            <text:p>grudzień 2017 : maj 2018</text:p>
          </table:table-cell>
          <table:table-cell office:value-type="string" table:style-name="ce4">
            <text:p>czerwiec 2018 : listopad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0.3228965808" table:style-name="ce9">
            <text:p>32,3%</text:p>
          </table:table-cell>
          <table:table-cell office:value-type="percentage" office:value="0.34584777030000002" table:style-name="ce9">
            <text:p>34,6%</text:p>
          </table:table-cell>
          <table:table-cell office:value-type="percentage" office:value="0.33235243250000002" table:style-name="ce9">
            <text:p>33,2%</text:p>
          </table:table-cell>
          <table:table-cell office:value-type="percentage" office:value="0.3153977234" table:style-name="ce10">
            <text:p>31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MAXXX (Śląsk)</text:p>
          </table:table-cell>
          <table:table-cell office:value-type="percentage" office:value="6.8632152700000004E-2" table:style-name="ce9">
            <text:p>6,9%</text:p>
          </table:table-cell>
          <table:table-cell office:value-type="percentage" office:value="5.05251247E-2" table:style-name="ce9">
            <text:p>5,1%</text:p>
          </table:table-cell>
          <table:table-cell office:value-type="percentage" office:value="7.5562316099999999E-2" table:style-name="ce9">
            <text:p>7,6%</text:p>
          </table:table-cell>
          <table:table-cell office:value-type="percentage" office:value="6.5625912800000005E-2" table:style-name="ce10">
            <text:p>6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6.9017398300000005E-2" table:style-name="ce9">
            <text:p>6,9%</text:p>
          </table:table-cell>
          <table:table-cell office:value-type="percentage" office:value="5.27878497E-2" table:style-name="ce9">
            <text:p>5,3%</text:p>
          </table:table-cell>
          <table:table-cell office:value-type="percentage" office:value="6.3441497700000002E-2" table:style-name="ce9">
            <text:p>6,3%</text:p>
          </table:table-cell>
          <table:table-cell office:value-type="percentage" office:value="6.5578058499999994E-2" table:style-name="ce10">
            <text:p>6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ntyRadio 106,4 FM (Katowice)</text:p>
          </table:table-cell>
          <table:table-cell office:value-type="percentage" office:value="4.0449965400000003E-2" table:style-name="ce9">
            <text:p>4,0%</text:p>
          </table:table-cell>
          <table:table-cell office:value-type="percentage" office:value="4.6118016400000003E-2" table:style-name="ce9">
            <text:p>4,6%</text:p>
          </table:table-cell>
          <table:table-cell office:value-type="percentage" office:value="6.2312496600000003E-2" table:style-name="ce9">
            <text:p>6,2%</text:p>
          </table:table-cell>
          <table:table-cell office:value-type="percentage" office:value="5.7880530800000003E-2" table:style-name="ce10">
            <text:p>5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łote Przeboje Karolina 91,2 FM (Katowice)</text:p>
          </table:table-cell>
          <table:table-cell office:value-type="percentage" office:value="4.4887622600000003E-2" table:style-name="ce9">
            <text:p>4,5%</text:p>
          </table:table-cell>
          <table:table-cell office:value-type="percentage" office:value="4.7335657500000003E-2" table:style-name="ce9">
            <text:p>4,7%</text:p>
          </table:table-cell>
          <table:table-cell office:value-type="percentage" office:value="3.6753190999999998E-2" table:style-name="ce9">
            <text:p>3,7%</text:p>
          </table:table-cell>
          <table:table-cell office:value-type="percentage" office:value="5.5809079900000003E-2" table:style-name="ce10">
            <text:p>5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5.5128673699999999E-2" table:style-name="ce9">
            <text:p>5,5%</text:p>
          </table:table-cell>
          <table:table-cell office:value-type="percentage" office:value="4.5688403199999998E-2" table:style-name="ce9">
            <text:p>4,6%</text:p>
          </table:table-cell>
          <table:table-cell office:value-type="percentage" office:value="3.3916274199999999E-2" table:style-name="ce9">
            <text:p>3,4%</text:p>
          </table:table-cell>
          <table:table-cell office:value-type="percentage" office:value="4.3744038899999997E-2" table:style-name="ce10">
            <text:p>4,4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Piekary</text:p>
          </table:table-cell>
          <table:table-cell office:value-type="percentage" office:value="5.3135421500000002E-2" table:style-name="ce9">
            <text:p>5,3%</text:p>
          </table:table-cell>
          <table:table-cell office:value-type="percentage" office:value="5.8298520499999999E-2" table:style-name="ce9">
            <text:p>5,8%</text:p>
          </table:table-cell>
          <table:table-cell office:value-type="percentage" office:value="6.6273878199999997E-2" table:style-name="ce9">
            <text:p>6,6%</text:p>
          </table:table-cell>
          <table:table-cell office:value-type="percentage" office:value="4.2998852599999998E-2" table:style-name="ce10">
            <text:p>4,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Fest (Chorzów)</text:p>
          </table:table-cell>
          <table:table-cell office:value-type="percentage" office:value="2.5499764800000001E-2" table:style-name="ce9">
            <text:p>2,5%</text:p>
          </table:table-cell>
          <table:table-cell office:value-type="percentage" office:value="3.1241432699999998E-2" table:style-name="ce9">
            <text:p>3,1%</text:p>
          </table:table-cell>
          <table:table-cell office:value-type="percentage" office:value="2.66254231E-2" table:style-name="ce9">
            <text:p>2,7%</text:p>
          </table:table-cell>
          <table:table-cell office:value-type="percentage" office:value="3.6069255799999998E-2" table:style-name="ce10">
            <text:p>3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5.4468843400000001E-2" table:style-name="ce9">
            <text:p>5,4%</text:p>
          </table:table-cell>
          <table:table-cell office:value-type="percentage" office:value="4.6012689000000002E-2" table:style-name="ce9">
            <text:p>4,6%</text:p>
          </table:table-cell>
          <table:table-cell office:value-type="percentage" office:value="3.5340240600000003E-2" table:style-name="ce9">
            <text:p>3,5%</text:p>
          </table:table-cell>
          <table:table-cell office:value-type="percentage" office:value="3.4646233899999997E-2" table:style-name="ce10">
            <text:p>3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skie Radio Katowice</text:p>
          </table:table-cell>
          <table:table-cell office:value-type="percentage" office:value="3.5290662299999997E-2" table:style-name="ce9">
            <text:p>3,5%</text:p>
          </table:table-cell>
          <table:table-cell office:value-type="percentage" office:value="5.5374041800000003E-2" table:style-name="ce9">
            <text:p>5,5%</text:p>
          </table:table-cell>
          <table:table-cell office:value-type="percentage" office:value="4.2238237900000003E-2" table:style-name="ce9">
            <text:p>4,2%</text:p>
          </table:table-cell>
          <table:table-cell office:value-type="percentage" office:value="3.2810695100000002E-2" table:style-name="ce10">
            <text:p>3,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ESKA (Katowice)</text:p>
          </table:table-cell>
          <table:table-cell office:value-type="percentage" office:value="2.9056927100000001E-2" table:style-name="ce9">
            <text:p>2,9%</text:p>
          </table:table-cell>
          <table:table-cell office:value-type="percentage" office:value="2.0705400700000001E-2" table:style-name="ce9">
            <text:p>2,1%</text:p>
          </table:table-cell>
          <table:table-cell office:value-type="percentage" office:value="2.94451677E-2" table:style-name="ce9">
            <text:p>2,9%</text:p>
          </table:table-cell>
          <table:table-cell office:value-type="percentage" office:value="3.17334669E-2" table:style-name="ce10">
            <text:p>3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VOX FM (sieć: 17 częstotliwości)/ do 2013-11 Radio Eska Rock</text:p>
          </table:table-cell>
          <table:table-cell office:value-type="percentage" office:value="3.4760920399999999E-2" table:style-name="ce9">
            <text:p>3,5%</text:p>
          </table:table-cell>
          <table:table-cell office:value-type="percentage" office:value="2.92557796E-2" table:style-name="ce9">
            <text:p>2,9%</text:p>
          </table:table-cell>
          <table:table-cell office:value-type="percentage" office:value="3.2225615399999998E-2" table:style-name="ce9">
            <text:p>3,2%</text:p>
          </table:table-cell>
          <table:table-cell office:value-type="percentage" office:value="2.9950112300000001E-2" table:style-name="ce10">
            <text:p>3,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Express FM (Tychy)</text:p>
          </table:table-cell>
          <table:table-cell office:value-type="percentage" office:value="8.5927368000000004E-3" table:style-name="ce9">
            <text:p>0,9%</text:p>
          </table:table-cell>
          <table:table-cell office:value-type="percentage" office:value="1.7653103400000002E-2" table:style-name="ce9">
            <text:p>1,8%</text:p>
          </table:table-cell>
          <table:table-cell office:value-type="percentage" office:value="9.2502887999999991E-3" table:style-name="ce9">
            <text:p>0,9%</text:p>
          </table:table-cell>
          <table:table-cell office:value-type="percentage" office:value="2.8683765E-2" table:style-name="ce10">
            <text:p>2,9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Silesia (Zabrze) / do 2014-06 Radio Plus Śląsk</text:p>
          </table:table-cell>
          <table:table-cell office:value-type="percentage" office:value="1.8950484E-2" table:style-name="ce9">
            <text:p>1,9%</text:p>
          </table:table-cell>
          <table:table-cell office:value-type="percentage" office:value="2.2444833399999999E-2" table:style-name="ce9">
            <text:p>2,2%</text:p>
          </table:table-cell>
          <table:table-cell office:value-type="percentage" office:value="2.0302859400000001E-2" table:style-name="ce9">
            <text:p>2,0%</text:p>
          </table:table-cell>
          <table:table-cell office:value-type="percentage" office:value="2.8424655300000001E-2" table:style-name="ce10">
            <text:p>2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Pogoda (Katowice) / do 2016-02 Rock Radio 94,5 FM (Katowice)</text:p>
          </table:table-cell>
          <table:table-cell office:value-type="percentage" office:value="2.2098090099999999E-2" table:style-name="ce9">
            <text:p>2,2%</text:p>
          </table:table-cell>
          <table:table-cell office:value-type="percentage" office:value="2.08535891E-2" table:style-name="ce9">
            <text:p>2,1%</text:p>
          </table:table-cell>
          <table:table-cell office:value-type="percentage" office:value="2.04053329E-2" table:style-name="ce9">
            <text:p>2,0%</text:p>
          </table:table-cell>
          <table:table-cell office:value-type="percentage" office:value="2.5789929499999999E-2" table:style-name="ce10">
            <text:p>2,6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3.7720548700000002E-2" table:style-name="ce9">
            <text:p>3,8%</text:p>
          </table:table-cell>
          <table:table-cell office:value-type="percentage" office:value="3.1995907099999998E-2" table:style-name="ce9">
            <text:p>3,2%</text:p>
          </table:table-cell>
          <table:table-cell office:value-type="percentage" office:value="2.05417216E-2" table:style-name="ce9">
            <text:p>2,1%</text:p>
          </table:table-cell>
          <table:table-cell office:value-type="percentage" office:value="1.9020462799999999E-2" table:style-name="ce10">
            <text:p>1,9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eloradio (Katowice) / do 2017-08 Radio ZET Gold (Katowice)</text:p>
          </table:table-cell>
          <table:table-cell office:value-type="percentage" office:value="9.1665358000000002E-3" table:style-name="ce9">
            <text:p>0,9%</text:p>
          </table:table-cell>
          <table:table-cell office:value-type="percentage" office:value="6.3370917999999998E-3" table:style-name="ce9">
            <text:p>0,6%</text:p>
          </table:table-cell>
          <table:table-cell office:value-type="percentage" office:value="1.4589912999999999E-2" table:style-name="ce9">
            <text:p>1,5%</text:p>
          </table:table-cell>
          <table:table-cell office:value-type="percentage" office:value="1.7991792100000001E-2" table:style-name="ce10">
            <text:p>1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eM 107,6 FM (Katowice)</text:p>
          </table:table-cell>
          <table:table-cell office:value-type="percentage" office:value="1.17118307E-2" table:style-name="ce9">
            <text:p>1,2%</text:p>
          </table:table-cell>
          <table:table-cell office:value-type="percentage" office:value="1.8344606699999998E-2" table:style-name="ce9">
            <text:p>1,8%</text:p>
          </table:table-cell>
          <table:table-cell office:value-type="percentage" office:value="1.6746234700000001E-2" table:style-name="ce9">
            <text:p>1,7%</text:p>
          </table:table-cell>
          <table:table-cell office:value-type="percentage" office:value="1.3195926300000001E-2" table:style-name="ce10">
            <text:p>1,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Classic (sieć: 20 częstotliwości) / badane od 10.2010</text:p>
          </table:table-cell>
          <table:table-cell office:value-type="percentage" office:value="1.6891823199999999E-2" table:style-name="ce9">
            <text:p>1,7%</text:p>
          </table:table-cell>
          <table:table-cell office:value-type="percentage" office:value="1.20252181E-2" table:style-name="ce9">
            <text:p>1,2%</text:p>
          </table:table-cell>
          <table:table-cell office:value-type="percentage" office:value="2.02536652E-2" table:style-name="ce9">
            <text:p>2,0%</text:p>
          </table:table-cell>
          <table:table-cell office:value-type="percentage" office:value="1.1416072399999999E-2" table:style-name="ce10">
            <text:p>1,1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CCM</text:p>
          </table:table-cell>
          <table:table-cell office:value-type="percentage" office:value="7.4054024000000003E-3" table:style-name="ce9">
            <text:p>0,7%</text:p>
          </table:table-cell>
          <table:table-cell office:value-type="percentage" office:value="6.0870524000000001E-3" table:style-name="ce9">
            <text:p>0,6%</text:p>
          </table:table-cell>
          <table:table-cell office:value-type="percentage" office:value="8.8834749000000005E-3" table:style-name="ce9">
            <text:p>0,9%</text:p>
          </table:table-cell>
          <table:table-cell office:value-type="percentage" office:value="1.0788178000000001E-2" table:style-name="ce10">
            <text:p>1,1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Maryja</text:p>
          </table:table-cell>
          <table:table-cell office:value-type="percentage" office:value="1.1259436100000001E-2" table:style-name="ce9">
            <text:p>1,1%</text:p>
          </table:table-cell>
          <table:table-cell office:value-type="percentage" office:value="6.4545681000000004E-3" table:style-name="ce9">
            <text:p>0,6%</text:p>
          </table:table-cell>
          <table:table-cell office:value-type="percentage" office:value="7.807708E-3" table:style-name="ce9">
            <text:p>0,8%</text:p>
          </table:table-cell>
          <table:table-cell office:value-type="percentage" office:value="5.0793252000000001E-3" table:style-name="ce10">
            <text:p>0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wójka - Program 2 Polskiego Radia</text:p>
          </table:table-cell>
          <table:table-cell office:value-type="percentage" office:value="3.4945382999999998E-3" table:style-name="ce9">
            <text:p>0,3%</text:p>
          </table:table-cell>
          <table:table-cell office:value-type="percentage" office:value="6.4126026999999997E-3" table:style-name="ce9">
            <text:p>0,6%</text:p>
          </table:table-cell>
          <table:table-cell office:value-type="percentage" office:value="5.1110143999999998E-3" table:style-name="ce9">
            <text:p>0,5%</text:p>
          </table:table-cell>
          <table:table-cell office:value-type="percentage" office:value="4.5293106999999997E-3" table:style-name="ce10">
            <text:p>0,5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Chillizet (Katowice) / do 2017-05 Radio ZET Chilli (Katowice)</text:p>
          </table:table-cell>
          <table:table-cell office:value-type="percentage" office:value="5.7799619E-3" table:style-name="ce9">
            <text:p>0,6%</text:p>
          </table:table-cell>
          <table:table-cell office:value-type="percentage" office:value="5.7948651999999998E-3" table:style-name="ce9">
            <text:p>0,6%</text:p>
          </table:table-cell>
          <table:table-cell office:value-type="percentage" office:value="4.6226771E-3" table:style-name="ce9">
            <text:p>0,5%</text:p>
          </table:table-cell>
          <table:table-cell office:value-type="percentage" office:value="2.8417379999999999E-3" table:style-name="ce10">
            <text:p>0,3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90 FM (Rybnik)</text:p>
          </table:table-cell>
          <table:table-cell office:value-type="percentage" office:value="4.7755608000000001E-3" table:style-name="ce11">
            <text:p>0,5%</text:p>
          </table:table-cell>
          <table:table-cell office:value-type="percentage" office:value="3.6582632999999998E-3" table:style-name="ce11">
            <text:p>0,4%</text:p>
          </table:table-cell>
          <table:table-cell office:value-type="percentage" office:value="4.8244637E-3" table:style-name="ce11">
            <text:p>0,5%</text:p>
          </table:table-cell>
          <table:table-cell office:value-type="percentage" office:value="2.6350085000000001E-3" table:style-name="ce12">
            <text:p>0,3%</text:p>
          </table:table-cell>
          <table:table-cell table:style-name="ce1"/>
          <table:table-cell table:number-columns-repeated="16378"/>
        </table:table-row>
        <table:table-row table:style-name="ro13">
          <table:table-cell office:value-type="string" table:style-name="ce29">
            <text:p>Polskie Radio 24 / do 2016-08 Czwórka - Program 4 Polskiego Radia</text:p>
          </table:table-cell>
          <table:table-cell office:value-type="percentage" office:value="5.2773819999999999E-4" table:style-name="ce11">
            <text:p>0,1%</text:p>
          </table:table-cell>
          <table:table-cell office:value-type="percentage" office:value="2.2302706000000001E-3" table:style-name="ce11">
            <text:p>0,2%</text:p>
          </table:table-cell>
          <table:table-cell office:value-type="percentage" office:value="1.0598067E-3" table:style-name="ce11">
            <text:p>0,1%</text:p>
          </table:table-cell>
          <table:table-cell office:value-type="percentage" office:value="1.7276291999999999E-3" table:style-name="ce39">
            <text:p>0,2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N=</text:p>
          </table:table-cell>
          <table:table-cell office:value-type="float" office:value="2434" table:style-name="ce1">
            <text:p>2434</text:p>
          </table:table-cell>
          <table:table-cell office:value-type="float" office:value="2520" table:style-name="ce1">
            <text:p>2520</text:p>
          </table:table-cell>
          <table:table-cell office:value-type="float" office:value="2237" table:style-name="ce1">
            <text:p>2237</text:p>
          </table:table-cell>
          <table:table-cell office:value-type="float" office:value="2468" table:style-name="ce1">
            <text:p>2468</text:p>
          </table:table-cell>
          <table:table-cell table:number-columns-repeated="1019" table:style-name="ce2"/>
          <table:table-cell table:number-columns-repeated="15360"/>
        </table:table-row>
        <table:table-row table:number-rows-repeated="7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grudzień 2016 : maj 2017 (wielkość: 41 624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czerwiec 2017 : listopad 2017 (wielkość: 41 793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grudzień 2017 : maj 2018 (wielkość: 41 482)</text:p>
          </table:table-cell>
          <table:table-cell table:number-columns-repeated="4" table:style-name="ce1"/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czerwiec 2018 : listopad 2018 (wielkość: 41 903)</text:p>
          </table:table-cell>
          <table:table-cell table:number-columns-repeated="1023" table:style-name="ce2"/>
          <table:table-cell table:number-columns-repeated="15360"/>
        </table:table-row>
        <table:table-row table:style-name="ro13">
          <table:table-cell office:value-type="string" table:style-name="ce29">
            <text:p>Grupy celowe:<text:s/></text:p>
          </table:table-cell>
          <table:table-cell table:number-columns-repeated="4" table:style-name="ce1"/>
          <table:table-cell table:number-columns-repeated="16379"/>
        </table:table-row>
        <table:table-row table:style-name="ro1">
          <table:table-cell office:value-type="string" table:style-name="ce2">
            <text:p><text:s text:c="4"/>Aglomeracja Śląska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Wybrane miasta = Aglomeracja Śląsk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Wielkość (nie ważona): 1 678 386 (97 081 przypadków, 6,1% całej próby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Braki danych usunięte po każdej zmiennej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skaźniki słuchalności: Udział w czasie słuchania (%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Ustawienia wskaźników: Wartość wskaźnika</text:p>
          </table:table-cell>
          <table:table-cell table:number-columns-repeated="1023" table:style-name="ce2"/>
          <table:table-cell table:number-columns-repeated="15360"/>
        </table:table-row>
        <table:table-row table:number-rows-repeated="7" table:style-name="ro3">
          <table:table-cell table:number-columns-repeated="16384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1048512" table:style-name="ro3">
          <table:table-cell table:number-columns-repeated="16384"/>
        </table:table-row>
      </table:table>
      <table:table table:name="Trójmiasto" table:style-name="ta1">
        <table:table-column table:style-name="co48" table:default-cell-style-name="ce2"/>
        <table:table-column table:style-name="co49" table:default-cell-style-name="ce2"/>
        <table:table-column table:style-name="co40" table:default-cell-style-name="ce2"/>
        <table:table-column table:style-name="co50" table:default-cell-style-name="ce2"/>
        <table:table-column table:style-name="co51" table:default-cell-style-name="ce2"/>
        <table:table-column table:style-name="co9" table:number-columns-repeated="1018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4.12.201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4"/>
          <table:table-cell office:value-type="string" table:style-name="ce4">
            <text:p>grudzień 2016 : maj 2017</text:p>
          </table:table-cell>
          <table:table-cell office:value-type="string" table:style-name="ce4">
            <text:p>czerwiec 2017 : listopad 2017</text:p>
          </table:table-cell>
          <table:table-cell office:value-type="string" table:style-name="ce4">
            <text:p>grudzień 2017 : maj 2018</text:p>
          </table:table-cell>
          <table:table-cell office:value-type="string" table:style-name="ce4">
            <text:p>czerwiec 2018 : listopad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0.1845251286" table:style-name="ce9">
            <text:p>18,5%</text:p>
          </table:table-cell>
          <table:table-cell office:value-type="percentage" office:value="0.17105611700000001" table:style-name="ce9">
            <text:p>17,1%</text:p>
          </table:table-cell>
          <table:table-cell office:value-type="percentage" office:value="0.14948340700000001" table:style-name="ce9">
            <text:p>14,9%</text:p>
          </table:table-cell>
          <table:table-cell office:value-type="percentage" office:value="0.18269224889999999" table:style-name="ce10">
            <text:p>18,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0.13272504230000001" table:style-name="ce9">
            <text:p>13,3%</text:p>
          </table:table-cell>
          <table:table-cell office:value-type="percentage" office:value="0.11167483409999999" table:style-name="ce9">
            <text:p>11,2%</text:p>
          </table:table-cell>
          <table:table-cell office:value-type="percentage" office:value="9.7011338899999994E-2" table:style-name="ce9">
            <text:p>9,7%</text:p>
          </table:table-cell>
          <table:table-cell office:value-type="percentage" office:value="0.11095474549999999" table:style-name="ce10">
            <text:p>11,1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łote Przeboje Trefl 103 i 99,2 FM (Trójmiasto)</text:p>
          </table:table-cell>
          <table:table-cell office:value-type="percentage" office:value="5.6231456200000002E-2" table:style-name="ce9">
            <text:p>5,6%</text:p>
          </table:table-cell>
          <table:table-cell office:value-type="percentage" office:value="7.3226664900000002E-2" table:style-name="ce9">
            <text:p>7,3%</text:p>
          </table:table-cell>
          <table:table-cell office:value-type="percentage" office:value="6.7942091800000007E-2" table:style-name="ce9">
            <text:p>6,8%</text:p>
          </table:table-cell>
          <table:table-cell office:value-type="percentage" office:value="7.8562652600000005E-2" table:style-name="ce10">
            <text:p>7,9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0.1048144494" table:style-name="ce9">
            <text:p>10,5%</text:p>
          </table:table-cell>
          <table:table-cell office:value-type="percentage" office:value="0.11951289649999999" table:style-name="ce9">
            <text:p>12,0%</text:p>
          </table:table-cell>
          <table:table-cell office:value-type="percentage" office:value="0.1038880188" table:style-name="ce9">
            <text:p>10,4%</text:p>
          </table:table-cell>
          <table:table-cell office:value-type="percentage" office:value="7.8292705899999995E-2" table:style-name="ce10">
            <text:p>7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7.98398362E-2" table:style-name="ce9">
            <text:p>8,0%</text:p>
          </table:table-cell>
          <table:table-cell office:value-type="percentage" office:value="7.0685349300000005E-2" table:style-name="ce9">
            <text:p>7,1%</text:p>
          </table:table-cell>
          <table:table-cell office:value-type="percentage" office:value="7.4128084799999994E-2" table:style-name="ce9">
            <text:p>7,4%</text:p>
          </table:table-cell>
          <table:table-cell office:value-type="percentage" office:value="7.2623138700000006E-2" table:style-name="ce10">
            <text:p>7,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skie Radio Gdańsk</text:p>
          </table:table-cell>
          <table:table-cell office:value-type="percentage" office:value="7.3999104499999996E-2" table:style-name="ce9">
            <text:p>7,4%</text:p>
          </table:table-cell>
          <table:table-cell office:value-type="percentage" office:value="7.9502756800000005E-2" table:style-name="ce9">
            <text:p>8,0%</text:p>
          </table:table-cell>
          <table:table-cell office:value-type="percentage" office:value="6.77988692E-2" table:style-name="ce9">
            <text:p>6,8%</text:p>
          </table:table-cell>
          <table:table-cell office:value-type="percentage" office:value="7.1501457899999996E-2" table:style-name="ce10">
            <text:p>7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ntyradio / do 2015-01 Radio ZET Chilli</text:p>
          </table:table-cell>
          <table:table-cell office:value-type="percentage" office:value="6.0695375000000003E-2" table:style-name="ce9">
            <text:p>6,1%</text:p>
          </table:table-cell>
          <table:table-cell office:value-type="percentage" office:value="6.1288819500000001E-2" table:style-name="ce9">
            <text:p>6,1%</text:p>
          </table:table-cell>
          <table:table-cell office:value-type="percentage" office:value="6.4896287999999996E-2" table:style-name="ce9">
            <text:p>6,5%</text:p>
          </table:table-cell>
          <table:table-cell office:value-type="percentage" office:value="6.6562522999999998E-2" table:style-name="ce10">
            <text:p>6,7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ESKA (Trójmiasto)</text:p>
          </table:table-cell>
          <table:table-cell office:value-type="percentage" office:value="4.0092610799999998E-2" table:style-name="ce9">
            <text:p>4,0%</text:p>
          </table:table-cell>
          <table:table-cell office:value-type="percentage" office:value="3.8838455799999998E-2" table:style-name="ce9">
            <text:p>3,9%</text:p>
          </table:table-cell>
          <table:table-cell office:value-type="percentage" office:value="4.9321001199999999E-2" table:style-name="ce9">
            <text:p>4,9%</text:p>
          </table:table-cell>
          <table:table-cell office:value-type="percentage" office:value="5.9950143099999999E-2" table:style-name="ce10">
            <text:p>6,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MAXXX (Trójmiasto)</text:p>
          </table:table-cell>
          <table:table-cell office:value-type="percentage" office:value="4.5460810999999997E-2" table:style-name="ce9">
            <text:p>4,5%</text:p>
          </table:table-cell>
          <table:table-cell office:value-type="percentage" office:value="4.6787328699999998E-2" table:style-name="ce9">
            <text:p>4,7%</text:p>
          </table:table-cell>
          <table:table-cell office:value-type="percentage" office:value="5.0051931500000001E-2" table:style-name="ce9">
            <text:p>5,0%</text:p>
          </table:table-cell>
          <table:table-cell office:value-type="percentage" office:value="4.9350161900000002E-2" table:style-name="ce10">
            <text:p>4,9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Plus Gdańsk</text:p>
          </table:table-cell>
          <table:table-cell office:value-type="percentage" office:value="3.5982791100000001E-2" table:style-name="ce9">
            <text:p>3,6%</text:p>
          </table:table-cell>
          <table:table-cell office:value-type="percentage" office:value="2.9991754700000001E-2" table:style-name="ce9">
            <text:p>3,0%</text:p>
          </table:table-cell>
          <table:table-cell office:value-type="percentage" office:value="4.6530962699999998E-2" table:style-name="ce9">
            <text:p>4,7%</text:p>
          </table:table-cell>
          <table:table-cell office:value-type="percentage" office:value="3.9964610800000001E-2" table:style-name="ce10">
            <text:p>4,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VOX FM (sieć: 17 częstotliwości)/ do 2013-11 Radio Eska Rock</text:p>
          </table:table-cell>
          <table:table-cell office:value-type="percentage" office:value="4.6469775499999998E-2" table:style-name="ce9">
            <text:p>4,6%</text:p>
          </table:table-cell>
          <table:table-cell office:value-type="percentage" office:value="2.9443524200000001E-2" table:style-name="ce9">
            <text:p>2,9%</text:p>
          </table:table-cell>
          <table:table-cell office:value-type="percentage" office:value="3.4753921200000003E-2" table:style-name="ce9">
            <text:p>3,5%</text:p>
          </table:table-cell>
          <table:table-cell office:value-type="percentage" office:value="3.3418041099999997E-2" table:style-name="ce10">
            <text:p>3,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Classic (sieć: 20 częstotliwości) / badane od 10.2010</text:p>
          </table:table-cell>
          <table:table-cell office:value-type="percentage" office:value="3.9832177199999999E-2" table:style-name="ce9">
            <text:p>4,0%</text:p>
          </table:table-cell>
          <table:table-cell office:value-type="percentage" office:value="4.5353613899999999E-2" table:style-name="ce9">
            <text:p>4,5%</text:p>
          </table:table-cell>
          <table:table-cell office:value-type="percentage" office:value="4.7854747099999997E-2" table:style-name="ce9">
            <text:p>4,8%</text:p>
          </table:table-cell>
          <table:table-cell office:value-type="percentage" office:value="3.2056364599999998E-2" table:style-name="ce10">
            <text:p>3,2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3.0853229100000001E-2" table:style-name="ce9">
            <text:p>3,1%</text:p>
          </table:table-cell>
          <table:table-cell office:value-type="percentage" office:value="4.86519516E-2" table:style-name="ce9">
            <text:p>4,9%</text:p>
          </table:table-cell>
          <table:table-cell office:value-type="percentage" office:value="4.1950079500000001E-2" table:style-name="ce9">
            <text:p>4,2%</text:p>
          </table:table-cell>
          <table:table-cell office:value-type="percentage" office:value="2.8411007499999998E-2" table:style-name="ce10">
            <text:p>2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Wawa (Gdańsk)</text:p>
          </table:table-cell>
          <table:table-cell office:value-type="percentage" office:value="3.9787800999999999E-3" table:style-name="ce9">
            <text:p>0,4%</text:p>
          </table:table-cell>
          <table:table-cell office:value-type="percentage" office:value="7.9392270000000001E-3" table:style-name="ce9">
            <text:p>0,8%</text:p>
          </table:table-cell>
          <table:table-cell office:value-type="percentage" office:value="9.9469538999999996E-3" table:style-name="ce9">
            <text:p>1,0%</text:p>
          </table:table-cell>
          <table:table-cell office:value-type="percentage" office:value="1.7678142500000001E-2" table:style-name="ce10">
            <text:p>1,8%</text:p>
          </table:table-cell>
          <table:table-cell table:number-columns-repeated="16379"/>
        </table:table-row>
        <table:table-row table:style-name="ro1">
          <table:table-cell office:value-type="string" table:style-name="ce47">
            <text:p>Radio Kaszebe</text:p>
          </table:table-cell>
          <table:table-cell office:value-type="percentage" office:value="4.5292489000000003E-3" table:style-name="ce9">
            <text:p>0,5%</text:p>
          </table:table-cell>
          <table:table-cell office:value-type="percentage" office:value="1.36778232E-2" table:style-name="ce9">
            <text:p>1,4%</text:p>
          </table:table-cell>
          <table:table-cell office:value-type="percentage" office:value="2.27052999E-2" table:style-name="ce9">
            <text:p>2,3%</text:p>
          </table:table-cell>
          <table:table-cell office:value-type="percentage" office:value="1.66257174E-2" table:style-name="ce10">
            <text:p>1,7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Pogoda (Gdańsk)</text:p>
          </table:table-cell>
          <table:table-cell office:value-type="string" table:style-name="ce9">
            <text:p>--</text:p>
          </table:table-cell>
          <table:table-cell office:value-type="string" table:style-name="ce9">
            <text:p>--</text:p>
          </table:table-cell>
          <table:table-cell office:value-type="percentage" office:value="2.2341485000000002E-3" table:style-name="ce9">
            <text:p>0,2%</text:p>
          </table:table-cell>
          <table:table-cell office:value-type="percentage" office:value="1.45503387E-2" table:style-name="ce10">
            <text:p>1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Muzo.fm / do 2014-09 Radio PiN</text:p>
          </table:table-cell>
          <table:table-cell office:value-type="percentage" office:value="2.2684248399999999E-2" table:style-name="ce9">
            <text:p>2,3%</text:p>
          </table:table-cell>
          <table:table-cell office:value-type="percentage" office:value="1.51938864E-2" table:style-name="ce9">
            <text:p>1,5%</text:p>
          </table:table-cell>
          <table:table-cell office:value-type="percentage" office:value="2.12859855E-2" table:style-name="ce9">
            <text:p>2,1%</text:p>
          </table:table-cell>
          <table:table-cell office:value-type="percentage" office:value="1.2724343799999999E-2" table:style-name="ce10">
            <text:p>1,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Chillizet / do 2017-05 Radio ZET Chilli (Warszawa/Kraków)</text:p>
          </table:table-cell>
          <table:table-cell office:value-type="percentage" office:value="4.8287716999999997E-3" table:style-name="ce9">
            <text:p>0,5%</text:p>
          </table:table-cell>
          <table:table-cell office:value-type="percentage" office:value="2.0720481E-3" table:style-name="ce9">
            <text:p>0,2%</text:p>
          </table:table-cell>
          <table:table-cell office:value-type="percentage" office:value="2.5821978999999999E-3" table:style-name="ce9">
            <text:p>0,3%</text:p>
          </table:table-cell>
          <table:table-cell office:value-type="percentage" office:value="8.7904040999999995E-3" table:style-name="ce10">
            <text:p>0,9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wójka - Program 2 Polskiego Radia</text:p>
          </table:table-cell>
          <table:table-cell office:value-type="percentage" office:value="7.9287899000000002E-3" table:style-name="ce9">
            <text:p>0,8%</text:p>
          </table:table-cell>
          <table:table-cell office:value-type="percentage" office:value="9.7728647999999994E-3" table:style-name="ce9">
            <text:p>1,0%</text:p>
          </table:table-cell>
          <table:table-cell office:value-type="percentage" office:value="1.02994799E-2" table:style-name="ce9">
            <text:p>1,0%</text:p>
          </table:table-cell>
          <table:table-cell office:value-type="percentage" office:value="7.6368596000000004E-3" table:style-name="ce10">
            <text:p>0,8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Maryja</text:p>
          </table:table-cell>
          <table:table-cell office:value-type="percentage" office:value="1.2993195500000001E-2" table:style-name="ce11">
            <text:p>1,3%</text:p>
          </table:table-cell>
          <table:table-cell office:value-type="percentage" office:value="1.4506738700000001E-2" table:style-name="ce11">
            <text:p>1,5%</text:p>
          </table:table-cell>
          <table:table-cell office:value-type="percentage" office:value="1.51003426E-2" table:style-name="ce11">
            <text:p>1,5%</text:p>
          </table:table-cell>
          <table:table-cell office:value-type="percentage" office:value="7.2452892000000003E-3" table:style-name="ce45">
            <text:p>0,7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skie Radio 24 / do 2016-08 Czwórka - Program 4 Polskiego Radia</text:p>
          </table:table-cell>
          <table:table-cell office:value-type="percentage" office:value="5.3605559999999998E-3" table:style-name="ce11">
            <text:p>0,5%</text:p>
          </table:table-cell>
          <table:table-cell office:value-type="percentage" office:value="3.7489782000000001E-3" table:style-name="ce11">
            <text:p>0,4%</text:p>
          </table:table-cell>
          <table:table-cell office:value-type="percentage" office:value="8.2957377999999995E-3" table:style-name="ce11">
            <text:p>0,8%</text:p>
          </table:table-cell>
          <table:table-cell office:value-type="percentage" office:value="2.7858318000000002E-3" table:style-name="ce39">
            <text:p>0,3%</text:p>
          </table:table-cell>
          <table:table-cell table:number-columns-repeated="16379"/>
        </table:table-row>
        <table:table-row table:style-name="ro1">
          <table:table-cell office:value-type="string" table:style-name="ce22">
            <text:p>N=</text:p>
          </table:table-cell>
          <table:table-cell office:value-type="float" office:value="2198" table:style-name="ce1">
            <text:p>2198</text:p>
          </table:table-cell>
          <table:table-cell office:value-type="float" office:value="2084" table:style-name="ce1">
            <text:p>2084</text:p>
          </table:table-cell>
          <table:table-cell office:value-type="float" office:value="2161" table:style-name="ce1">
            <text:p>2161</text:p>
          </table:table-cell>
          <table:table-cell office:value-type="float" office:value="2258" table:style-name="ce1">
            <text:p>2258</text:p>
          </table:table-cell>
          <table:table-cell table:number-columns-repeated="16379"/>
        </table:table-row>
        <table:table-row table:number-rows-repeated="2" table:style-name="ro1">
          <table:table-cell table:style-name="ce22"/>
          <table:table-cell table:number-columns-repeated="1023" table:style-name="ce2"/>
          <table:table-cell table:number-columns-repeated="15360"/>
        </table:table-row>
        <table:table-row table:number-rows-repeated="6" table:style-name="ro1">
          <table:table-cell table:style-name="ce24"/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grudzień 2016 : maj 2017 (wielkość: 41 624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czerwiec 2017 : listopad 2017 (wielkość: 41 793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grudzień 2017 : maj 2018 (wielkość: 41 482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czerwiec 2018 : listopad 2018 (wielkość: 41 903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Trójmiasto: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ybrane miasta = Trójmia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ielkość (nie ważona): 600 397 (66 998 przypadków, 4,2% całej próby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tawienia wskaźników: Wartość wskaźnika</text:p>
          </table:table-cell>
          <table:table-cell table:number-columns-repeated="16383"/>
        </table:table-row>
        <table:table-row table:number-rows-repeated="1048521" table:style-name="ro3">
          <table:table-cell table:number-columns-repeated="16384"/>
        </table:table-row>
      </table:table>
      <table:table table:name="Częstochowa" table:style-name="ta1">
        <table:table-column table:style-name="co52" table:default-cell-style-name="ce2"/>
        <table:table-column table:style-name="co53" table:default-cell-style-name="ce2"/>
        <table:table-column table:style-name="co35" table:default-cell-style-name="ce2"/>
        <table:table-column table:style-name="co46" table:number-columns-repeated="2" table:default-cell-style-name="ce2"/>
        <table:table-column table:style-name="co9" table:number-columns-repeated="1018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4.12.201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3"/>
          <table:table-cell office:value-type="string" table:style-name="ce23">
            <text:p>grudzień 2016 : maj 2017</text:p>
          </table:table-cell>
          <table:table-cell office:value-type="string" table:style-name="ce23">
            <text:p>czerwiec 2017 : listopad 2017</text:p>
          </table:table-cell>
          <table:table-cell office:value-type="string" table:style-name="ce23">
            <text:p>grudzień 2017 : maj 2018</text:p>
          </table:table-cell>
          <table:table-cell office:value-type="string" table:style-name="ce23">
            <text:p>czerwiec 2018 : listopad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0.18693866119999999" table:style-name="ce9">
            <text:p>18,7%</text:p>
          </table:table-cell>
          <table:table-cell office:value-type="percentage" office:value="0.1473471925" table:style-name="ce9">
            <text:p>14,7%</text:p>
          </table:table-cell>
          <table:table-cell office:value-type="percentage" office:value="0.17177073279999999" table:style-name="ce9">
            <text:p>17,2%</text:p>
          </table:table-cell>
          <table:table-cell office:value-type="percentage" office:value="0.2214564088" table:style-name="ce10">
            <text:p>22,1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0.17865607110000001" table:style-name="ce9">
            <text:p>17,9%</text:p>
          </table:table-cell>
          <table:table-cell office:value-type="percentage" office:value="0.1967445608" table:style-name="ce9">
            <text:p>19,7%</text:p>
          </table:table-cell>
          <table:table-cell office:value-type="percentage" office:value="0.1543352345" table:style-name="ce9">
            <text:p>15,4%</text:p>
          </table:table-cell>
          <table:table-cell office:value-type="percentage" office:value="0.13525678860000001" table:style-name="ce10">
            <text:p>13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RMF MAXXX (Częstochowa)</text:p>
          </table:table-cell>
          <table:table-cell office:value-type="percentage" office:value="8.5225542299999998E-2" table:style-name="ce9">
            <text:p>8,5%</text:p>
          </table:table-cell>
          <table:table-cell office:value-type="percentage" office:value="0.1079608054" table:style-name="ce9">
            <text:p>10,8%</text:p>
          </table:table-cell>
          <table:table-cell office:value-type="percentage" office:value="0.1039264201" table:style-name="ce9">
            <text:p>10,4%</text:p>
          </table:table-cell>
          <table:table-cell office:value-type="percentage" office:value="0.12528120170000001" table:style-name="ce10">
            <text:p>12,5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Jura (Częstochowa)</text:p>
          </table:table-cell>
          <table:table-cell office:value-type="percentage" office:value="0.1131156785" table:style-name="ce9">
            <text:p>11,3%</text:p>
          </table:table-cell>
          <table:table-cell office:value-type="percentage" office:value="0.13925847229999999" table:style-name="ce9">
            <text:p>13,9%</text:p>
          </table:table-cell>
          <table:table-cell office:value-type="percentage" office:value="0.15358122220000001" table:style-name="ce9">
            <text:p>15,4%</text:p>
          </table:table-cell>
          <table:table-cell office:value-type="percentage" office:value="0.1196256944" table:style-name="ce10">
            <text:p>12,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0.1364958497" table:style-name="ce9">
            <text:p>13,6%</text:p>
          </table:table-cell>
          <table:table-cell office:value-type="percentage" office:value="0.12059912640000001" table:style-name="ce9">
            <text:p>12,1%</text:p>
          </table:table-cell>
          <table:table-cell office:value-type="percentage" office:value="0.1252193348" table:style-name="ce9">
            <text:p>12,5%</text:p>
          </table:table-cell>
          <table:table-cell office:value-type="percentage" office:value="0.11149724480000001" table:style-name="ce10">
            <text:p>11,1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łote Przeboje C 96,6 FM (Częstochowa)</text:p>
          </table:table-cell>
          <table:table-cell office:value-type="percentage" office:value="6.1864161000000001E-2" table:style-name="ce9">
            <text:p>6,2%</text:p>
          </table:table-cell>
          <table:table-cell office:value-type="percentage" office:value="6.2432776600000003E-2" table:style-name="ce9">
            <text:p>6,2%</text:p>
          </table:table-cell>
          <table:table-cell office:value-type="percentage" office:value="5.5972252700000003E-2" table:style-name="ce9">
            <text:p>5,6%</text:p>
          </table:table-cell>
          <table:table-cell office:value-type="percentage" office:value="6.2098977100000001E-2" table:style-name="ce10">
            <text:p>6,2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4.5420483599999999E-2" table:style-name="ce9">
            <text:p>4,5%</text:p>
          </table:table-cell>
          <table:table-cell office:value-type="percentage" office:value="4.0087113299999998E-2" table:style-name="ce9">
            <text:p>4,0%</text:p>
          </table:table-cell>
          <table:table-cell office:value-type="percentage" office:value="2.9449083500000001E-2" table:style-name="ce9">
            <text:p>2,9%</text:p>
          </table:table-cell>
          <table:table-cell office:value-type="percentage" office:value="3.9756118100000001E-2" table:style-name="ce10">
            <text:p>4,0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5.4240136600000002E-2" table:style-name="ce9">
            <text:p>5,4%</text:p>
          </table:table-cell>
          <table:table-cell office:value-type="percentage" office:value="5.6931895500000003E-2" table:style-name="ce9">
            <text:p>5,7%</text:p>
          </table:table-cell>
          <table:table-cell office:value-type="percentage" office:value="5.7745616499999999E-2" table:style-name="ce9">
            <text:p>5,8%</text:p>
          </table:table-cell>
          <table:table-cell office:value-type="percentage" office:value="3.6052679999999997E-2" table:style-name="ce10">
            <text:p>3,6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RMF Classic (sieć: 20 częstotliwości) / badane od 10.2010</text:p>
          </table:table-cell>
          <table:table-cell office:value-type="percentage" office:value="4.2470164099999999E-2" table:style-name="ce9">
            <text:p>4,2%</text:p>
          </table:table-cell>
          <table:table-cell office:value-type="percentage" office:value="3.6670567699999997E-2" table:style-name="ce9">
            <text:p>3,7%</text:p>
          </table:table-cell>
          <table:table-cell office:value-type="percentage" office:value="3.8233031100000002E-2" table:style-name="ce9">
            <text:p>3,8%</text:p>
          </table:table-cell>
          <table:table-cell office:value-type="percentage" office:value="3.5554665899999997E-2" table:style-name="ce10">
            <text:p>3,6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Polskie Radio Katowice</text:p>
          </table:table-cell>
          <table:table-cell office:value-type="percentage" office:value="2.51801569E-2" table:style-name="ce11">
            <text:p>2,5%</text:p>
          </table:table-cell>
          <table:table-cell office:value-type="percentage" office:value="8.6520208000000001E-3" table:style-name="ce11">
            <text:p>0,9%</text:p>
          </table:table-cell>
          <table:table-cell office:value-type="percentage" office:value="2.6319558100000001E-2" table:style-name="ce11">
            <text:p>2,6%</text:p>
          </table:table-cell>
          <table:table-cell office:value-type="percentage" office:value="3.3029908599999998E-2" table:style-name="ce12">
            <text:p>3,3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Złote Przeboje 93,2 FM (Jędrzejów)</text:p>
          </table:table-cell>
          <table:table-cell office:value-type="percentage" office:value="5.8150162000000002E-3" table:style-name="ce9">
            <text:p>0,6%</text:p>
          </table:table-cell>
          <table:table-cell office:value-type="percentage" office:value="1.0829088400000001E-2" table:style-name="ce9">
            <text:p>1,1%</text:p>
          </table:table-cell>
          <table:table-cell office:value-type="percentage" office:value="6.3933356000000002E-3" table:style-name="ce9">
            <text:p>0,6%</text:p>
          </table:table-cell>
          <table:table-cell office:value-type="percentage" office:value="2.2357416200000001E-2" table:style-name="ce10">
            <text:p>2,2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Polskie Radio 24 / do 2016-08 Czwórka - Program 4 Polskiego Radia</text:p>
          </table:table-cell>
          <table:table-cell office:value-type="percentage" office:value="5.3515693000000001E-3" table:style-name="ce11">
            <text:p>0,5%</text:p>
          </table:table-cell>
          <table:table-cell office:value-type="percentage" office:value="7.3896995999999998E-3" table:style-name="ce11">
            <text:p>0,7%</text:p>
          </table:table-cell>
          <table:table-cell office:value-type="percentage" office:value="9.6746203000000006E-3" table:style-name="ce11">
            <text:p>1,0%</text:p>
          </table:table-cell>
          <table:table-cell office:value-type="percentage" office:value="1.21045466E-2" table:style-name="ce12">
            <text:p>1,2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Fiat (Częstochowa) / do 2014-05 Katolicka Rozgłośnia Radiowa Fiat (Częstochowa)</text:p>
          </table:table-cell>
          <table:table-cell office:value-type="percentage" office:value="7.9949009000000008E-3" table:style-name="ce9">
            <text:p>0,8%</text:p>
          </table:table-cell>
          <table:table-cell office:value-type="percentage" office:value="7.5192083E-3" table:style-name="ce9">
            <text:p>0,8%</text:p>
          </table:table-cell>
          <table:table-cell office:value-type="percentage" office:value="9.9890017999999994E-3" table:style-name="ce9">
            <text:p>1,0%</text:p>
          </table:table-cell>
          <table:table-cell office:value-type="percentage" office:value="7.8273443000000005E-3" table:style-name="ce10">
            <text:p>0,8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9">
            <text:p>Dwójka - Program 2 Polskiego Radia</text:p>
          </table:table-cell>
          <table:table-cell office:value-type="percentage" office:value="1.1260977199999999E-2" table:style-name="ce11">
            <text:p>1,1%</text:p>
          </table:table-cell>
          <table:table-cell office:value-type="percentage" office:value="3.2781562E-3" table:style-name="ce11">
            <text:p>0,3%</text:p>
          </table:table-cell>
          <table:table-cell office:value-type="percentage" office:value="7.2014936999999996E-3" table:style-name="ce11">
            <text:p>0,7%</text:p>
          </table:table-cell>
          <table:table-cell office:value-type="percentage" office:value="4.6101025000000002E-3" table:style-name="ce39">
            <text:p>0,5%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string" table:style-name="ce9">
            <text:p>Radio Jasna Góra (Częstochowa)</text:p>
          </table:table-cell>
          <table:table-cell office:value-type="percentage" office:value="1.42326507E-2" table:style-name="ce9">
            <text:p>1,4%</text:p>
          </table:table-cell>
          <table:table-cell office:value-type="percentage" office:value="1.0741448000000001E-2" table:style-name="ce9">
            <text:p>1,1%</text:p>
          </table:table-cell>
          <table:table-cell office:value-type="percentage" office:value="1.8431083000000001E-2" table:style-name="ce9">
            <text:p>1,8%</text:p>
          </table:table-cell>
          <table:table-cell office:value-type="percentage" office:value="3.4135849000000002E-3" table:style-name="ce41">
            <text:p>0,3%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string" table:style-name="ce9">
            <text:p>Radio Maryja</text:p>
          </table:table-cell>
          <table:table-cell office:value-type="percentage" office:value="9.8238759999999992E-4" table:style-name="ce9">
            <text:p>0,1%</text:p>
          </table:table-cell>
          <table:table-cell office:value-type="percentage" office:value="4.3198122999999998E-3" table:style-name="ce9">
            <text:p>0,4%</text:p>
          </table:table-cell>
          <table:table-cell office:value-type="percentage" office:value="2.2268534000000001E-3" table:style-name="ce9">
            <text:p>0,2%</text:p>
          </table:table-cell>
          <table:table-cell office:value-type="percentage" office:value="1.9615756999999999E-3" table:style-name="ce41">
            <text:p>0,2%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string" table:style-name="ce9">
            <text:p>N=</text:p>
          </table:table-cell>
          <table:table-cell office:value-type="float" office:value="658" table:style-name="ce1">
            <text:p>658</text:p>
          </table:table-cell>
          <table:table-cell office:value-type="float" office:value="594" table:style-name="ce1">
            <text:p>594</text:p>
          </table:table-cell>
          <table:table-cell office:value-type="float" office:value="597" table:style-name="ce1">
            <text:p>597</text:p>
          </table:table-cell>
          <table:table-cell office:value-type="float" office:value="614" table:style-name="ce1">
            <text:p>614</text:p>
          </table:table-cell>
          <table:table-cell table:style-name="ce9"/>
          <table:table-cell table:number-columns-repeated="16378"/>
        </table:table-row>
        <table:table-row table:number-rows-repeated="4" table:style-name="ro1">
          <table:table-cell table:number-columns-repeated="6" table:style-name="ce9"/>
          <table:table-cell table:number-columns-repeated="16378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grudzień 2016 : maj 2017 (wielkość: 41 624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czerwiec 2017 : listopad 2017 (wielkość: 41 793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grudzień 2017 : maj 2018 (wielkość: 41 482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czerwiec 2018 : listopad 2018 (wielkość: 41 903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Częstochowa: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ybrane miasta = Częstochow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ielkość (nie ważona): 195 457 (33 193 przypadków, 2,1% całej próby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Braki danych usunięte po każdej zmiennej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skaźniki słuchalności: Udział w czasie słuchania (%)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Ustawienia wskaźników: Wartość wskaźnika</text:p>
          </table:table-cell>
          <table:table-cell table:number-columns-repeated="16383"/>
        </table:table-row>
        <table:table-row table:number-rows-repeated="1048529" table:style-name="ro3">
          <table:table-cell table:number-columns-repeated="16384"/>
        </table:table-row>
      </table:table>
      <table:table table:name="Bydgoszcz" table:style-name="ta1">
        <table:table-column table:style-name="co54" table:default-cell-style-name="ce2"/>
        <table:table-column table:style-name="co22" table:default-cell-style-name="ce2"/>
        <table:table-column table:style-name="co40" table:default-cell-style-name="ce2"/>
        <table:table-column table:style-name="co55" table:default-cell-style-name="ce2"/>
        <table:table-column table:style-name="co2" table:default-cell-style-name="ce2"/>
        <table:table-column table:style-name="co9" table:number-columns-repeated="1018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4.12.201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4">
          <table:table-cell table:style-name="ce4"/>
          <table:table-cell office:value-type="string" table:style-name="ce37">
            <text:p>grudzień 2016 : maj 2017</text:p>
          </table:table-cell>
          <table:table-cell office:value-type="string" table:style-name="ce37">
            <text:p>czerwiec 2017 : listopad 2017</text:p>
          </table:table-cell>
          <table:table-cell office:value-type="string" table:style-name="ce37">
            <text:p>grudzień 2017 : maj 2018</text:p>
          </table:table-cell>
          <table:table-cell office:value-type="string" table:style-name="ce37">
            <text:p>czerwiec 2018 : listopad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0.20999455149999999" table:style-name="ce9">
            <text:p>21,0%</text:p>
          </table:table-cell>
          <table:table-cell office:value-type="percentage" office:value="0.23012803630000001" table:style-name="ce9">
            <text:p>23,0%</text:p>
          </table:table-cell>
          <table:table-cell office:value-type="percentage" office:value="0.208149586" table:style-name="ce9">
            <text:p>20,8%</text:p>
          </table:table-cell>
          <table:table-cell office:value-type="percentage" office:value="0.22394642319999999" table:style-name="ce10">
            <text:p>22,4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ESKA Bydgoszcz</text:p>
          </table:table-cell>
          <table:table-cell office:value-type="percentage" office:value="9.6220265900000004E-2" table:style-name="ce9">
            <text:p>9,6%</text:p>
          </table:table-cell>
          <table:table-cell office:value-type="percentage" office:value="0.1000398443" table:style-name="ce9">
            <text:p>10,0%</text:p>
          </table:table-cell>
          <table:table-cell office:value-type="percentage" office:value="0.13224342750000001" table:style-name="ce9">
            <text:p>13,2%</text:p>
          </table:table-cell>
          <table:table-cell office:value-type="percentage" office:value="0.1393370769" table:style-name="ce10">
            <text:p>13,9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0.1196975473" table:style-name="ce9">
            <text:p>12,0%</text:p>
          </table:table-cell>
          <table:table-cell office:value-type="percentage" office:value="7.9178776500000006E-2" table:style-name="ce9">
            <text:p>7,9%</text:p>
          </table:table-cell>
          <table:table-cell office:value-type="percentage" office:value="8.6947551499999998E-2" table:style-name="ce9">
            <text:p>8,7%</text:p>
          </table:table-cell>
          <table:table-cell office:value-type="percentage" office:value="0.1004151902" table:style-name="ce10">
            <text:p>10,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9.9443583799999999E-2" table:style-name="ce9">
            <text:p>9,9%</text:p>
          </table:table-cell>
          <table:table-cell office:value-type="percentage" office:value="8.0657467199999999E-2" table:style-name="ce9">
            <text:p>8,1%</text:p>
          </table:table-cell>
          <table:table-cell office:value-type="percentage" office:value="9.2367505399999994E-2" table:style-name="ce9">
            <text:p>9,2%</text:p>
          </table:table-cell>
          <table:table-cell office:value-type="percentage" office:value="9.3007600300000007E-2" table:style-name="ce10">
            <text:p>9,3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adio Pogoda (Bydgoszcz) / do 2016-02 Rock Radio 103,5 FM (Bydgoszcz)</text:p>
          </table:table-cell>
          <table:table-cell office:value-type="percentage" office:value="7.8535726299999997E-2" table:style-name="ce9">
            <text:p>7,9%</text:p>
          </table:table-cell>
          <table:table-cell office:value-type="percentage" office:value="0.11227980680000001" table:style-name="ce9">
            <text:p>11,2%</text:p>
          </table:table-cell>
          <table:table-cell office:value-type="percentage" office:value="8.6134248600000005E-2" table:style-name="ce9">
            <text:p>8,6%</text:p>
          </table:table-cell>
          <table:table-cell office:value-type="percentage" office:value="6.7025356100000003E-2" table:style-name="ce10">
            <text:p>6,7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lskie Radio PiK (Bydgoszcz)</text:p>
          </table:table-cell>
          <table:table-cell office:value-type="percentage" office:value="4.6057517700000002E-2" table:style-name="ce9">
            <text:p>4,6%</text:p>
          </table:table-cell>
          <table:table-cell office:value-type="percentage" office:value="6.2263599199999999E-2" table:style-name="ce9">
            <text:p>6,2%</text:p>
          </table:table-cell>
          <table:table-cell office:value-type="percentage" office:value="7.8479784400000002E-2" table:style-name="ce9">
            <text:p>7,8%</text:p>
          </table:table-cell>
          <table:table-cell office:value-type="percentage" office:value="6.1071552199999997E-2" table:style-name="ce10">
            <text:p>6,1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Złote Przeboje Elita 92,1 FM (Bydgoszcz)</text:p>
          </table:table-cell>
          <table:table-cell office:value-type="percentage" office:value="6.95142646E-2" table:style-name="ce9">
            <text:p>7,0%</text:p>
          </table:table-cell>
          <table:table-cell office:value-type="percentage" office:value="8.8939467100000003E-2" table:style-name="ce9">
            <text:p>8,9%</text:p>
          </table:table-cell>
          <table:table-cell office:value-type="percentage" office:value="5.8549988900000002E-2" table:style-name="ce9">
            <text:p>5,9%</text:p>
          </table:table-cell>
          <table:table-cell office:value-type="percentage" office:value="5.68777065E-2" table:style-name="ce10">
            <text:p>5,7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3.2234027999999998E-2" table:style-name="ce9">
            <text:p>3,2%</text:p>
          </table:table-cell>
          <table:table-cell office:value-type="percentage" office:value="3.8183311900000003E-2" table:style-name="ce9">
            <text:p>3,8%</text:p>
          </table:table-cell>
          <table:table-cell office:value-type="percentage" office:value="2.6264730100000001E-2" table:style-name="ce9">
            <text:p>2,6%</text:p>
          </table:table-cell>
          <table:table-cell office:value-type="percentage" office:value="5.2521824600000003E-2" table:style-name="ce10">
            <text:p>5,3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RMF MAXXX Bydgoszcz / do 2013-06 Radio Gra Bydgoszcz</text:p>
          </table:table-cell>
          <table:table-cell office:value-type="percentage" office:value="6.7105872900000002E-2" table:style-name="ce9">
            <text:p>6,7%</text:p>
          </table:table-cell>
          <table:table-cell office:value-type="percentage" office:value="7.8214787100000002E-2" table:style-name="ce9">
            <text:p>7,8%</text:p>
          </table:table-cell>
          <table:table-cell office:value-type="percentage" office:value="8.8660029299999998E-2" table:style-name="ce9">
            <text:p>8,9%</text:p>
          </table:table-cell>
          <table:table-cell office:value-type="percentage" office:value="5.1558106899999998E-2" table:style-name="ce10">
            <text:p>5,2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RMF Classic (sieć: 20 częstotliwości) / badane od 10.2010</text:p>
          </table:table-cell>
          <table:table-cell office:value-type="percentage" office:value="4.55074268E-2" table:style-name="ce9">
            <text:p>4,6%</text:p>
          </table:table-cell>
          <table:table-cell office:value-type="percentage" office:value="2.1921738999999999E-2" table:style-name="ce9">
            <text:p>2,2%</text:p>
          </table:table-cell>
          <table:table-cell office:value-type="percentage" office:value="1.96321393E-2" table:style-name="ce9">
            <text:p>2,0%</text:p>
          </table:table-cell>
          <table:table-cell office:value-type="percentage" office:value="3.6992415899999999E-2" table:style-name="ce10">
            <text:p>3,7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Muzo.fm / do 2014-09 Radio PiN</text:p>
          </table:table-cell>
          <table:table-cell office:value-type="percentage" office:value="2.9413187300000001E-2" table:style-name="ce11">
            <text:p>2,9%</text:p>
          </table:table-cell>
          <table:table-cell office:value-type="percentage" office:value="2.37712354E-2" table:style-name="ce11">
            <text:p>2,4%</text:p>
          </table:table-cell>
          <table:table-cell office:value-type="percentage" office:value="1.2018941999999999E-2" table:style-name="ce11">
            <text:p>1,2%</text:p>
          </table:table-cell>
          <table:table-cell office:value-type="percentage" office:value="2.6986183800000001E-2" table:style-name="ce12">
            <text:p>2,7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2.6883119600000002E-2" table:style-name="ce11">
            <text:p>2,7%</text:p>
          </table:table-cell>
          <table:table-cell office:value-type="percentage" office:value="2.3842008800000002E-2" table:style-name="ce11">
            <text:p>2,4%</text:p>
          </table:table-cell>
          <table:table-cell office:value-type="percentage" office:value="2.2493299899999999E-2" table:style-name="ce11">
            <text:p>2,2%</text:p>
          </table:table-cell>
          <table:table-cell office:value-type="percentage" office:value="2.46897066E-2" table:style-name="ce12">
            <text:p>2,5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47">
            <text:p>Radio Plus Bydgoszcz</text:p>
          </table:table-cell>
          <table:table-cell office:value-type="percentage" office:value="2.8956551800000001E-2" table:style-name="ce9">
            <text:p>2,9%</text:p>
          </table:table-cell>
          <table:table-cell office:value-type="percentage" office:value="2.1784648699999999E-2" table:style-name="ce9">
            <text:p>2,2%</text:p>
          </table:table-cell>
          <table:table-cell office:value-type="percentage" office:value="1.8327714599999999E-2" table:style-name="ce9">
            <text:p>1,8%</text:p>
          </table:table-cell>
          <table:table-cell office:value-type="percentage" office:value="1.53240563E-2" table:style-name="ce10">
            <text:p>1,5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Maryja</text:p>
          </table:table-cell>
          <table:table-cell office:value-type="percentage" office:value="1.20646804E-2" table:style-name="ce9">
            <text:p>1,2%</text:p>
          </table:table-cell>
          <table:table-cell office:value-type="percentage" office:value="1.47784223E-2" table:style-name="ce9">
            <text:p>1,5%</text:p>
          </table:table-cell>
          <table:table-cell office:value-type="percentage" office:value="1.7691268400000001E-2" table:style-name="ce9">
            <text:p>1,8%</text:p>
          </table:table-cell>
          <table:table-cell office:value-type="percentage" office:value="6.0562063000000003E-3" table:style-name="ce10">
            <text:p>0,6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Dwójka - Program 2 Polskiego Radia</text:p>
          </table:table-cell>
          <table:table-cell office:value-type="percentage" office:value="7.1268165E-3" table:style-name="ce9">
            <text:p>0,7%</text:p>
          </table:table-cell>
          <table:table-cell office:value-type="percentage" office:value="2.5174448E-3" table:style-name="ce9">
            <text:p>0,3%</text:p>
          </table:table-cell>
          <table:table-cell office:value-type="percentage" office:value="5.9731324000000001E-3" table:style-name="ce9">
            <text:p>0,6%</text:p>
          </table:table-cell>
          <table:table-cell office:value-type="percentage" office:value="4.3451232999999999E-3" table:style-name="ce46">
            <text:p>0,4%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string" table:style-name="ce2">
            <text:p>Polskie Radio 24 / do 2016-08 Czwórka - Program 4 Polskiego Radia</text:p>
          </table:table-cell>
          <table:table-cell office:value-type="percentage" office:value="2.7660225000000001E-3" table:style-name="ce11">
            <text:p>0,3%</text:p>
          </table:table-cell>
          <table:table-cell office:value-type="percentage" office:value="1.0618866100000001E-2" table:style-name="ce11">
            <text:p>1,1%</text:p>
          </table:table-cell>
          <table:table-cell office:value-type="percentage" office:value="1.1479788499999999E-2" table:style-name="ce11">
            <text:p>1,1%</text:p>
          </table:table-cell>
          <table:table-cell office:value-type="percentage" office:value="2.0936882999999999E-3" table:style-name="ce39">
            <text:p>0,2%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string" table:style-name="ce2">
            <text:p>N=</text:p>
          </table:table-cell>
          <table:table-cell office:value-type="float" office:value="948" table:style-name="ce1">
            <text:p>948</text:p>
          </table:table-cell>
          <table:table-cell office:value-type="float" office:value="985" table:style-name="ce1">
            <text:p>985</text:p>
          </table:table-cell>
          <table:table-cell office:value-type="float" office:value="899" table:style-name="ce1">
            <text:p>899</text:p>
          </table:table-cell>
          <table:table-cell office:value-type="float" office:value="877" table:style-name="ce1">
            <text:p>877</text:p>
          </table:table-cell>
          <table:table-cell table:style-name="ce9"/>
          <table:table-cell table:number-columns-repeated="16378"/>
        </table:table-row>
        <table:table-row table:number-rows-repeated="3" table:style-name="ro1">
          <table:table-cell table:style-name="ce2"/>
          <table:table-cell table:number-columns-repeated="5" table:style-name="ce9"/>
          <table:table-cell table:number-columns-repeated="16378"/>
        </table:table-row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grudzień 2016 : maj 2017 (wielkość: 41 624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czerwiec 2017 : listopad 2017 (wielkość: 41 793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grudzień 2017 : maj 2018 (wielkość: 41 482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czerwiec 2018 : listopad 2018 (wielkość: 41 903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upy celowe:<text:s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4"/>Bydgoszcz: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ybrane miasta = Bydgoszc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8"/>Wielkość (nie ważona): 294 107 (36 736 przypadków, 2,3% całej próby)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<text:s text:c="8"/>Braki danych usunięte po każdej zmiennej.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Wskaźniki słuchalności: Udział w czasie słuchania (%)</text:p>
          </table:table-cell>
          <table:table-cell table:number-columns-repeated="16383"/>
        </table:table-row>
        <table:table-row table:style-name="ro3">
          <table:table-cell office:value-type="string" table:style-name="ce2">
            <text:p>Ustawienia wskaźników: Wartość wskaźnika</text:p>
          </table:table-cell>
          <table:table-cell table:number-columns-repeated="16383"/>
        </table:table-row>
        <table:table-row table:number-rows-repeated="4" table:style-name="ro3">
          <table:table-cell table:number-columns-repeated="16384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1048522" table:style-name="ro3">
          <table:table-cell table:number-columns-repeated="16384"/>
        </table:table-row>
      </table:table>
      <table:table table:name="Białystok" table:style-name="ta1">
        <table:table-column table:style-name="co11" table:default-cell-style-name="ce2"/>
        <table:table-column table:style-name="co53" table:default-cell-style-name="ce2"/>
        <table:table-column table:style-name="co2" table:default-cell-style-name="ce2"/>
        <table:table-column table:style-name="co50" table:default-cell-style-name="ce2"/>
        <table:table-column table:style-name="co37" table:default-cell-style-name="ce2"/>
        <table:table-column table:style-name="co9" table:number-columns-repeated="1018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oftReport Explorer - 14.12.201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Badanie: Radio Track - KB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Kantar MillwardBrown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PRZYPOMINAMY UŻYTKOWNIKOM, ŻE ZGODNIE Z ZALECENIEM KBR, POSŁUGUJĄC SIĘ WYNIKAMI BADANIA NALEŻY STOSOWAĆ REGUŁY WNIOSKOWANIA STATYSTYCZNEGO. NALEŻY SPRAWDZIĆ WIELKOŚĆ PRÓBY I PRZEDZIAŁ UFNOŚCI, ABY UPEWNIĆ SIĘ CZY RÓŻNICA INTERPRETOWANA JAKO RÓŻNICA W POZIOMIE SŁUCHALNOŚCI NIE MIEŚCI SIĘ W GRANICACH BŁĘDU NA POZIOMIE UFNOŚCI 95%.<text:s/>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0">
          <table:table-cell table:style-name="ce23"/>
          <table:table-cell office:value-type="string" table:style-name="ce23">
            <text:p>grudzień 2016 : maj 2017</text:p>
          </table:table-cell>
          <table:table-cell office:value-type="string" table:style-name="ce23">
            <text:p>czerwiec 2017 : listopad 2017</text:p>
          </table:table-cell>
          <table:table-cell office:value-type="string" table:style-name="ce23">
            <text:p>grudzień 2017 : maj 2018</text:p>
          </table:table-cell>
          <table:table-cell office:value-type="string" table:style-name="ce23">
            <text:p>czerwiec 2018 : listopad 2018</text:p>
          </table:table-cell>
          <table:table-cell table:number-columns-repeated="16379" table:style-name="ce7"/>
        </table:table-row>
        <table:table-row table:style-name="ro1">
          <table:table-cell office:value-type="string" table:style-name="ce2">
            <text:p>Radio RMF FM</text:p>
          </table:table-cell>
          <table:table-cell office:value-type="percentage" office:value="0.2115196976" table:style-name="ce30">
            <text:p>21,2%</text:p>
          </table:table-cell>
          <table:table-cell office:value-type="percentage" office:value="0.18753934310000001" table:style-name="ce30">
            <text:p>18,8%</text:p>
          </table:table-cell>
          <table:table-cell office:value-type="percentage" office:value="0.22435434379999999" table:style-name="ce30">
            <text:p>22,4%</text:p>
          </table:table-cell>
          <table:table-cell office:value-type="percentage" office:value="0.2761390494" table:style-name="ce31">
            <text:p>27,6%</text:p>
          </table:table-cell>
          <table:table-cell table:number-columns-repeated="5" table:style-name="ce2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2">
            <text:p>Radio ZET</text:p>
          </table:table-cell>
          <table:table-cell office:value-type="percentage" office:value="0.14063580580000001" table:style-name="ce30">
            <text:p>14,1%</text:p>
          </table:table-cell>
          <table:table-cell office:value-type="percentage" office:value="9.6099899799999999E-2" table:style-name="ce30">
            <text:p>9,6%</text:p>
          </table:table-cell>
          <table:table-cell office:value-type="percentage" office:value="0.11198380820000001" table:style-name="ce30">
            <text:p>11,2%</text:p>
          </table:table-cell>
          <table:table-cell office:value-type="percentage" office:value="0.1068839962" table:style-name="ce31">
            <text:p>10,7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Trójka - Program 3 Polskiego Radia</text:p>
          </table:table-cell>
          <table:table-cell office:value-type="percentage" office:value="8.9812434799999993E-2" table:style-name="ce30">
            <text:p>9,0%</text:p>
          </table:table-cell>
          <table:table-cell office:value-type="percentage" office:value="8.7084488500000001E-2" table:style-name="ce30">
            <text:p>8,7%</text:p>
          </table:table-cell>
          <table:table-cell office:value-type="percentage" office:value="5.7894982900000003E-2" table:style-name="ce30">
            <text:p>5,8%</text:p>
          </table:table-cell>
          <table:table-cell office:value-type="percentage" office:value="9.6806654300000003E-2" table:style-name="ce31">
            <text:p>9,7%</text:p>
          </table:table-cell>
          <table:table-cell table:number-columns-repeated="5" table:style-name="ce2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2">
            <text:p>Polskie Radio Białystok</text:p>
          </table:table-cell>
          <table:table-cell office:value-type="percentage" office:value="7.4143026799999998E-2" table:style-name="ce30">
            <text:p>7,4%</text:p>
          </table:table-cell>
          <table:table-cell office:value-type="percentage" office:value="6.7655091200000003E-2" table:style-name="ce30">
            <text:p>6,8%</text:p>
          </table:table-cell>
          <table:table-cell office:value-type="percentage" office:value="5.6249695000000002E-2" table:style-name="ce30">
            <text:p>5,6%</text:p>
          </table:table-cell>
          <table:table-cell office:value-type="percentage" office:value="6.0081577800000001E-2" table:style-name="ce31">
            <text:p>6,0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Złote Przeboje 101 FM (Białystok)</text:p>
          </table:table-cell>
          <table:table-cell office:value-type="percentage" office:value="3.4540859E-2" table:style-name="ce30">
            <text:p>3,5%</text:p>
          </table:table-cell>
          <table:table-cell office:value-type="percentage" office:value="3.8687772099999997E-2" table:style-name="ce30">
            <text:p>3,9%</text:p>
          </table:table-cell>
          <table:table-cell office:value-type="percentage" office:value="3.33133158E-2" table:style-name="ce30">
            <text:p>3,3%</text:p>
          </table:table-cell>
          <table:table-cell office:value-type="percentage" office:value="5.57824107E-2" table:style-name="ce31">
            <text:p>5,6%</text:p>
          </table:table-cell>
          <table:table-cell table:number-columns-repeated="5" table:style-name="ce2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2">
            <text:p>Radio Akadera (Białystok)</text:p>
          </table:table-cell>
          <table:table-cell office:value-type="percentage" office:value="4.8824519699999999E-2" table:style-name="ce30">
            <text:p>4,9%</text:p>
          </table:table-cell>
          <table:table-cell office:value-type="percentage" office:value="3.7428649899999999E-2" table:style-name="ce30">
            <text:p>3,7%</text:p>
          </table:table-cell>
          <table:table-cell office:value-type="percentage" office:value="5.0326104300000001E-2" table:style-name="ce30">
            <text:p>5,0%</text:p>
          </table:table-cell>
          <table:table-cell office:value-type="percentage" office:value="4.8733185200000001E-2" table:style-name="ce31">
            <text:p>4,9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VOX FM (sieć: 17 częstotliwości)/ do 2013-11 Radio Eska Rock</text:p>
          </table:table-cell>
          <table:table-cell office:value-type="percentage" office:value="8.1002029099999998E-2" table:style-name="ce30">
            <text:p>8,1%</text:p>
          </table:table-cell>
          <table:table-cell office:value-type="percentage" office:value="5.5634972300000002E-2" table:style-name="ce30">
            <text:p>5,6%</text:p>
          </table:table-cell>
          <table:table-cell office:value-type="percentage" office:value="4.6687176900000002E-2" table:style-name="ce30">
            <text:p>4,7%</text:p>
          </table:table-cell>
          <table:table-cell office:value-type="percentage" office:value="4.6135579599999997E-2" table:style-name="ce31">
            <text:p>4,6%</text:p>
          </table:table-cell>
          <table:table-cell table:number-columns-repeated="5" table:style-name="ce2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2">
            <text:p>Radio Jard (Białystok)</text:p>
          </table:table-cell>
          <table:table-cell office:value-type="percentage" office:value="4.60063073E-2" table:style-name="ce30">
            <text:p>4,6%</text:p>
          </table:table-cell>
          <table:table-cell office:value-type="percentage" office:value="0.11004588830000001" table:style-name="ce30">
            <text:p>11,0%</text:p>
          </table:table-cell>
          <table:table-cell office:value-type="percentage" office:value="3.9847993800000002E-2" table:style-name="ce30">
            <text:p>4,0%</text:p>
          </table:table-cell>
          <table:table-cell office:value-type="percentage" office:value="4.2959760600000001E-2" table:style-name="ce31">
            <text:p>4,3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i (Białystok)</text:p>
          </table:table-cell>
          <table:table-cell office:value-type="percentage" office:value="1.37200966E-2" table:style-name="ce30">
            <text:p>1,4%</text:p>
          </table:table-cell>
          <table:table-cell office:value-type="percentage" office:value="1.7387750600000001E-2" table:style-name="ce30">
            <text:p>1,7%</text:p>
          </table:table-cell>
          <table:table-cell office:value-type="percentage" office:value="2.8327063199999999E-2" table:style-name="ce30">
            <text:p>2,8%</text:p>
          </table:table-cell>
          <table:table-cell office:value-type="percentage" office:value="4.2719852400000001E-2" table:style-name="ce31">
            <text:p>4,3%</text:p>
          </table:table-cell>
          <table:table-cell table:number-columns-repeated="5" table:style-name="ce2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2">
            <text:p>Jedynka - Program 1 Polskiego Radia</text:p>
          </table:table-cell>
          <table:table-cell office:value-type="percentage" office:value="4.8765608199999998E-2" table:style-name="ce30">
            <text:p>4,9%</text:p>
          </table:table-cell>
          <table:table-cell office:value-type="percentage" office:value="4.9208736099999997E-2" table:style-name="ce30">
            <text:p>4,9%</text:p>
          </table:table-cell>
          <table:table-cell office:value-type="percentage" office:value="4.59232194E-2" table:style-name="ce30">
            <text:p>4,6%</text:p>
          </table:table-cell>
          <table:table-cell office:value-type="percentage" office:value="3.9535569600000001E-2" table:style-name="ce31">
            <text:p>4,0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RMF Classic (sieć: 20 częstotliwości) / badane od 10.2010</text:p>
          </table:table-cell>
          <table:table-cell office:value-type="percentage" office:value="2.85561636E-2" table:style-name="ce30">
            <text:p>2,9%</text:p>
          </table:table-cell>
          <table:table-cell office:value-type="percentage" office:value="3.1768298700000003E-2" table:style-name="ce30">
            <text:p>3,2%</text:p>
          </table:table-cell>
          <table:table-cell office:value-type="percentage" office:value="3.0258191800000001E-2" table:style-name="ce30">
            <text:p>3,0%</text:p>
          </table:table-cell>
          <table:table-cell office:value-type="percentage" office:value="3.8988961400000001E-2" table:style-name="ce31">
            <text:p>3,9%</text:p>
          </table:table-cell>
          <table:table-cell table:style-name="ce2"/>
          <table:table-cell table:style-name="ce1"/>
          <table:table-cell table:number-columns-repeated="3" table:style-name="ce2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2">
            <text:p>Radio ESKA (Białystok)</text:p>
          </table:table-cell>
          <table:table-cell office:value-type="percentage" office:value="2.7704808599999999E-2" table:style-name="ce30">
            <text:p>2,8%</text:p>
          </table:table-cell>
          <table:table-cell office:value-type="percentage" office:value="6.2950198200000002E-2" table:style-name="ce30">
            <text:p>6,3%</text:p>
          </table:table-cell>
          <table:table-cell office:value-type="percentage" office:value="4.72958375E-2" table:style-name="ce30">
            <text:p>4,7%</text:p>
          </table:table-cell>
          <table:table-cell office:value-type="percentage" office:value="3.6789147600000002E-2" table:style-name="ce31">
            <text:p>3,7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TOK FM</text:p>
          </table:table-cell>
          <table:table-cell office:value-type="percentage" office:value="3.9852710600000001E-2" table:style-name="ce30">
            <text:p>4,0%</text:p>
          </table:table-cell>
          <table:table-cell office:value-type="percentage" office:value="1.3020841E-2" table:style-name="ce30">
            <text:p>1,3%</text:p>
          </table:table-cell>
          <table:table-cell office:value-type="percentage" office:value="3.39349735E-2" table:style-name="ce30">
            <text:p>3,4%</text:p>
          </table:table-cell>
          <table:table-cell office:value-type="percentage" office:value="3.6267459100000003E-2" table:style-name="ce31">
            <text:p>3,6%</text:p>
          </table:table-cell>
          <table:table-cell table:number-columns-repeated="5" table:style-name="ce2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2">
            <text:p>Radio RMF MAXXX (Podlasie)</text:p>
          </table:table-cell>
          <table:table-cell office:value-type="percentage" office:value="4.8317275600000001E-2" table:style-name="ce30">
            <text:p>4,8%</text:p>
          </table:table-cell>
          <table:table-cell office:value-type="percentage" office:value="8.0702792100000004E-2" table:style-name="ce30">
            <text:p>8,1%</text:p>
          </table:table-cell>
          <table:table-cell office:value-type="percentage" office:value="6.5972799100000007E-2" table:style-name="ce30">
            <text:p>6,6%</text:p>
          </table:table-cell>
          <table:table-cell office:value-type="percentage" office:value="2.7965733999999999E-2" table:style-name="ce31">
            <text:p>2,8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Radio Maryja</text:p>
          </table:table-cell>
          <table:table-cell office:value-type="percentage" office:value="1.6133681600000001E-2" table:style-name="ce30">
            <text:p>1,6%</text:p>
          </table:table-cell>
          <table:table-cell office:value-type="percentage" office:value="3.9151911599999999E-2" table:style-name="ce30">
            <text:p>3,9%</text:p>
          </table:table-cell>
          <table:table-cell office:value-type="percentage" office:value="6.56592327E-2" table:style-name="ce30">
            <text:p>6,6%</text:p>
          </table:table-cell>
          <table:table-cell office:value-type="percentage" office:value="1.72550975E-2" table:style-name="ce31">
            <text:p>1,7%</text:p>
          </table:table-cell>
          <table:table-cell table:number-columns-repeated="5" table:style-name="ce2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2">
            <text:p>Polskie Radio 24 / do 2016-08 Czwórka - Program 4 Polskiego Radia</text:p>
          </table:table-cell>
          <table:table-cell office:value-type="percentage" office:value="1.6520366700000001E-2" table:style-name="ce30">
            <text:p>1,7%</text:p>
          </table:table-cell>
          <table:table-cell office:value-type="percentage" office:value="7.1223318000000002E-3" table:style-name="ce30">
            <text:p>0,7%</text:p>
          </table:table-cell>
          <table:table-cell office:value-type="percentage" office:value="7.8563771000000008E-3" table:style-name="ce30">
            <text:p>0,8%</text:p>
          </table:table-cell>
          <table:table-cell office:value-type="percentage" office:value="7.1186768000000003E-3" table:style-name="ce31">
            <text:p>0,7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Dwójka - Program 2 Polskiego Radia</text:p>
          </table:table-cell>
          <table:table-cell office:value-type="percentage" office:value="1.91134819E-2" table:style-name="ce30">
            <text:p>1,9%</text:p>
          </table:table-cell>
          <table:table-cell office:value-type="percentage" office:value="3.4447517E-3" table:style-name="ce30">
            <text:p>0,3%</text:p>
          </table:table-cell>
          <table:table-cell office:value-type="percentage" office:value="1.1294658399999999E-2" table:style-name="ce30">
            <text:p>1,1%</text:p>
          </table:table-cell>
          <table:table-cell office:value-type="percentage" office:value="4.0648478999999998E-3" table:style-name="ce31">
            <text:p>0,4%</text:p>
          </table:table-cell>
          <table:table-cell table:number-columns-repeated="5" table:style-name="ce2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2">
            <text:p>Białoruskie Radio Racja</text:p>
          </table:table-cell>
          <table:table-cell office:value-type="percentage" office:value="7.4850009999999998E-3" table:style-name="ce30">
            <text:p>0,7%</text:p>
          </table:table-cell>
          <table:table-cell office:value-type="percentage" office:value="4.1029059999999999E-3" table:style-name="ce30">
            <text:p>0,4%</text:p>
          </table:table-cell>
          <table:table-cell office:value-type="percentage" office:value="1.13204871E-2" table:style-name="ce30">
            <text:p>1,1%</text:p>
          </table:table-cell>
          <table:table-cell office:value-type="percentage" office:value="2.5643324E-3" table:style-name="ce31">
            <text:p>0,3%</text:p>
          </table:table-cell>
          <table:table-cell table:number-columns-repeated="5" table:style-name="ce2"/>
          <table:table-cell table:number-columns-repeated="4" table:style-name="ce17"/>
          <table:table-cell table:number-columns-repeated="16370"/>
        </table:table-row>
        <table:table-row table:style-name="ro1">
          <table:table-cell office:value-type="string" table:style-name="ce2">
            <text:p>Czwórka / do 2016-08 Polskie Radio 24</text:p>
          </table:table-cell>
          <table:table-cell office:value-type="percentage" office:value="0" table:style-name="ce38">
            <text:p>0,0%</text:p>
          </table:table-cell>
          <table:table-cell office:value-type="percentage" office:value="0" table:style-name="ce38">
            <text:p>0,0%</text:p>
          </table:table-cell>
          <table:table-cell office:value-type="percentage" office:value="4.7075939999999998E-4" table:style-name="ce38">
            <text:p>0,0%</text:p>
          </table:table-cell>
          <table:table-cell office:value-type="percentage" office:value="2.2683058999999998E-3" table:style-name="ce36">
            <text:p>0,2%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1">
            <text:p>N=</text:p>
          </table:table-cell>
          <table:table-cell office:value-type="float" office:value="836" table:style-name="ce1">
            <text:p>836</text:p>
          </table:table-cell>
          <table:table-cell office:value-type="float" office:value="793" table:style-name="ce1">
            <text:p>793</text:p>
          </table:table-cell>
          <table:table-cell office:value-type="float" office:value="816" table:style-name="ce1">
            <text:p>816</text:p>
          </table:table-cell>
          <table:table-cell office:value-type="float" office:value="755" table:style-name="ce1">
            <text:p>755</text:p>
          </table:table-cell>
          <table:table-cell table:number-columns-repeated="6" table:style-name="ce9"/>
          <table:table-cell table:number-columns-repeated="1013" table:style-name="ce2"/>
          <table:table-cell table:number-columns-repeated="15360"/>
        </table:table-row>
        <table:table-row table:style-name="ro1">
          <table:table-cell table:style-name="ce11"/>
          <table:table-cell table:number-columns-repeated="4" table:style-name="ce16"/>
          <table:table-cell table:number-columns-repeated="6" table:style-name="ce9"/>
          <table:table-cell table:number-columns-repeated="1013" table:style-name="ce2"/>
          <table:table-cell table:number-columns-repeated="15360"/>
        </table:table-row>
        <table:table-row table:number-rows-repeated="2" table:style-name="ro1">
          <table:table-cell table:number-columns-repeated="5" table:style-name="ce11"/>
          <table:table-cell table:number-columns-repeated="6" table:style-name="ce9"/>
          <table:table-cell table:number-columns-repeated="16373"/>
        </table:table-row>
        <table:table-row table:style-name="ro1">
          <table:table-cell table:style-name="ce1"/>
          <table:table-cell table:number-columns-repeated="4" table:style-name="ce16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5" table:style-name="ce1"/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4" table:style-name="ce1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Fal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grudzień 2016 : maj 2017 (wielkość: 41 624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czerwiec 2017 : listopad 2017 (wielkość: 41 793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grudzień 2017 : maj 2018 (wielkość: 41 482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czerwiec 2018 : listopad 2018 (wielkość: 41 903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Grupy celowe:<text:s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4"/>Białystok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Wybrane miasta = Białystok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Wielkość (nie ważona): 235 142 (34 922 przypadków, 2,2% całej próby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<text:s text:c="8"/>Braki danych usunięte po każdej zmiennej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skaźniki słuchalności: Udział w czasie słuchania (%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tawienia wskaźników: Wartość wskaźnika</text:p>
          </table:table-cell>
          <table:table-cell table:number-columns-repeated="16383"/>
        </table:table-row>
        <table:table-row table:number-rows-repeated="14" table:style-name="ro1">
          <table:table-cell table:number-columns-repeated="1024" table:style-name="ce2"/>
          <table:table-cell table:number-columns-repeated="15360"/>
        </table:table-row>
        <table:table-row table:number-rows-repeated="256" table:style-name="ro3">
          <table:table-cell table:number-columns-repeated="16384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number-rows-repeated="20" table:style-name="ro1">
          <table:table-cell/>
          <table:table-cell table:style-name="ce1"/>
          <table:table-cell table:number-columns-repeated="16382"/>
        </table:table-row>
        <table:table-row table:number-rows-repeated="104823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1" svg:font-family="Calibri1"/>
    <style:font-face style:name="Calibri2" svg:font-family="Calibri2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percentage-style style:name="N36">
      <number:number number:decimal-places="1" number:min-integer-digits="1"/>
      <number:text>%</number:text>
    </number:percentage-style>
    <number:number-style style:name="N37" number:language="pl" number:country="PL">
      <number:number number:min-integer-digits="1"/>
    </number:number-style>
    <number:percentage-style style:name="N38" number:language="pl" number:country="PL">
      <number:number number:decimal-places="2" number:min-integer-digits="1"/>
      <number:text>%</number:text>
    </number:percentage-style>
    <number:currency-style style:name="N39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9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9P0"/>
    </number:currency-style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Procentowy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Romaniuk, Anna (MBPLW)</meta:initial-creator>
    <dc:creator>DELL</dc:creator>
    <meta:creation-date>2016-07-18T11:49:01Z</meta:creation-date>
    <dc:date>2018-12-14T17:44:46Z</dc:date>
    <meta:editing-cycles>171</meta:editing-cycles>
    <meta:editing-duration>PT30347S</meta:editing-duration>
  </office:meta>
</office:document-meta>
</file>